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beta">
        <table:table-row>
          <table:table-cell office:value-type="string">
            <text:p>file</text:p>
          </table:table-cell>
          <table:table-cell office:value-type="string">
            <text:p>patient_id</text:p>
          </table:table-cell>
          <table:table-cell office:value-type="string">
            <text:p>target</text:p>
          </table:table-cell>
          <table:table-cell office:value-type="string">
            <text:p>disease</text:p>
          </table:table-cell>
          <table:table-cell office:value-type="string">
            <text:p>tremor</text:p>
          </table:table-cell>
          <table:table-cell office:value-type="string">
            <text:p>rigidity</text:p>
          </table:table-cell>
          <table:table-cell office:value-type="string">
            <text:p>total_motor_updrs</text:p>
          </table:table-cell>
          <table:table-cell office:value-type="string">
            <text:p>lf auto</text:p>
          </table:table-cell>
          <table:table-cell office:value-type="string">
            <text:p>hf auto</text:p>
          </table:table-cell>
          <table:table-cell office:value-type="string">
            <text:p>burst auto</text:p>
          </table:table-cell>
          <table:table-cell office:value-type="string">
            <text:p>non burst auto</text:p>
          </table:table-cell>
          <table:table-cell office:value-type="string">
            <text:p>lf manual</text:p>
          </table:table-cell>
          <table:table-cell office:value-type="string">
            <text:p>hf manual</text:p>
          </table:table-cell>
          <table:table-cell office:value-type="string">
            <text:p>lf</text:p>
          </table:table-cell>
          <table:table-cell office:value-type="string">
            <text:p>hf</text:p>
          </table:table-cell>
          <table:table-cell office:value-type="string">
            <text:p>beta</text:p>
          </table:table-cell>
          <table:table-cell office:value-type="string">
            <text:p>trial</text:p>
          </table:table-cell>
          <table:table-cell office:value-type="string">
            <text:p>lf f min</text:p>
          </table:table-cell>
          <table:table-cell office:value-type="string">
            <text:p>lf f max</text:p>
          </table:table-cell>
          <table:table-cell office:value-type="string">
            <text:p>lf f width</text:p>
          </table:table-cell>
          <table:table-cell office:value-type="string">
            <text:p>hf f min</text:p>
          </table:table-cell>
          <table:table-cell office:value-type="string">
            <text:p>hf f max</text:p>
          </table:table-cell>
          <table:table-cell office:value-type="string">
            <text:p>hf f width</text:p>
          </table:table-cell>
          <table:table-cell office:value-type="string">
            <text:p>peak_thresh</text:p>
          </table:table-cell>
          <table:table-cell office:value-type="string">
            <text:p>height-checked</text:p>
          </table:table-cell>
          <table:table-cell office:value-type="string">
            <text:p>peak_spread</text:p>
          </table:table-cell>
          <table:table-cell office:value-type="string">
            <text:p>spread_checked</text:p>
          </table:table-cell>
          <table:table-cell office:value-type="string">
            <text:p>pac_thresh</text:p>
          </table:table-cell>
          <table:table-cell office:value-type="string">
            <text:p>lf_1</text:p>
          </table:table-cell>
          <table:table-cell office:value-type="string">
            <text:p>hf_1</text:p>
          </table:table-cell>
          <table:table-cell office:value-type="string">
            <text:p>peaks_align_1</text:p>
          </table:table-cell>
          <table:table-cell office:value-type="float" office:value="2">
            <text:p>2</text:p>
          </table:table-cell>
          <table:table-cell office:value-type="string">
            <text:p>lf_zoom_factor</text:p>
          </table:table-cell>
          <table:table-cell office:value-type="string">
            <text:p>lf_offset_factor</text:p>
          </table:table-cell>
          <table:table-cell office:value-type="string">
            <text:p>hf_zoom_factor</text:p>
          </table:table-cell>
          <table:table-cell office:value-type="string">
            <text:p>hf_offset_factor</text:p>
          </table:table-cell>
          <table:table-cell office:value-type="string">
            <text:p>lf_3</text:p>
          </table:table-cell>
          <table:table-cell office:value-type="string">
            <text:p>hf_3</text:p>
          </table:table-cell>
          <table:table-cell office:value-type="string">
            <text:p>lf_3 &amp; hf_3 overlap</text:p>
          </table:table-cell>
          <table:table-cell office:value-type="string">
            <text:p>pac_3</text:p>
          </table:table-cell>
          <table:table-cell office:value-type="string">
            <text:p>expecting pac</text:p>
          </table:table-cell>
          <table:table-cell office:value-type="string">
            <text:p>beta lfp strength 1</text:p>
          </table:table-cell>
          <table:table-cell office:value-type="string">
            <text:p>beta overall strength 1</text:p>
          </table:table-cell>
          <table:table-cell office:value-type="string">
            <text:p>beta burst strength 1</text:p>
          </table:table-cell>
          <table:table-cell office:value-type="string">
            <text:p>beta non burst strength 1</text:p>
          </table:table-cell>
          <table:table-cell office:value-type="string">
            <text:p>pac overall strength 2</text:p>
          </table:table-cell>
          <table:table-cell office:value-type="string">
            <text:p>pac burst strength 2</text:p>
          </table:table-cell>
          <table:table-cell office:value-type="string">
            <text:p>pac non burst strength 2</text:p>
          </table:table-cell>
          <table:table-cell office:value-type="string">
            <text:p>pac burst strength 3</text:p>
          </table:table-cell>
          <table:table-cell office:value-type="string">
            <text:p>pac non burst strength 3</text:p>
          </table:table-cell>
          <table:table-cell office:value-type="string">
            <text:p>pac burst specificity 3</text:p>
          </table:table-cell>
          <table:table-cell office:value-type="string">
            <text:p>pac burst specific strength 3</text:p>
          </table:table-cell>
          <table:table-cell office:value-type="string">
            <text:p>pac non burst specific strength 3</text:p>
          </table:table-cell>
          <table:table-cell office:value-type="string">
            <text:p>pac non burst specificity 3</text:p>
          </table:table-cell>
          <table:table-cell office:value-type="string">
            <text:p>result meets expectations</text:p>
          </table:table-cell>
          <table:table-cell office:value-type="string">
            <text:p>process data</text:p>
          </table:table-cell>
          <table:table-cell office:value-type="string">
            <text:p>artifact present</text:p>
          </table:table-cell>
          <table:table-cell office:value-type="string">
            <text:p>valid_data</text:p>
          </table:table-cell>
          <table:table-cell office:value-type="string">
            <text:p>comments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541_s1_195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395976305007935">
            <text:p>0.395976305007935</text:p>
          </table:table-cell>
          <table:table-cell office:value-type="float" office:value="0.203416548979322">
            <text:p>0.203416548979322</text:p>
          </table:table-cell>
          <table:table-cell office:value-type="float" office:value="0.327798747097193">
            <text:p>0.327798747097193</text:p>
          </table:table-cell>
          <table:table-cell office:value-type="float" office:value="0.177766340467839">
            <text:p>0.177766340467839</text:p>
          </table:table-cell>
          <table:table-cell office:value-type="float" office:value="0.0">
            <text:p/>
          </table:table-cell>
          <table:table-cell office:value-type="float" office:value="0.6062877332938145">
            <text:p>0.6062877332938145</text:p>
          </table:table-cell>
          <table:table-cell office:value-type="float" office:value="0.1312062383885636">
            <text:p>0.1312062383885636</text:p>
          </table:table-cell>
          <table:table-cell office:value-type="float" office:value="3.95013021869668">
            <text:p>3.95013021869668</text:p>
          </table:table-cell>
          <table:table-cell office:value-type="float" office:value="0.981725290321456">
            <text:p>0.981725290321456</text:p>
          </table:table-cell>
          <table:table-cell office:value-type="float" office:value="0.347826086956522">
            <text:p>0.347826086956522</text:p>
          </table:table-cell>
          <table:table-cell office:value-type="float" office:value="0.201146968068819">
            <text:p>0.2011469680688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815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026220202445984">
            <text:p>0.8026220202445984</text:p>
          </table:table-cell>
          <table:table-cell office:value-type="float" office:value="0.9527089829608452">
            <text:p>0.9527089829608452</text:p>
          </table:table-cell>
          <table:table-cell office:value-type="float" office:value="0.6208065740689378">
            <text:p>0.6208065740689378</text:p>
          </table:table-cell>
          <table:table-cell office:value-type="float" office:value="0.3116233277032545">
            <text:p>0.3116233277032545</text:p>
          </table:table-cell>
          <table:table-cell office:value-type="float" office:value="0.9580191918781933">
            <text:p>0.9580191918781933</text:p>
          </table:table-cell>
          <table:table-cell office:value-type="float" office:value="0.9745538447917651">
            <text:p>0.9745538447917651</text:p>
          </table:table-cell>
          <table:table-cell office:value-type="float" office:value="0.5548092581091745">
            <text:p>0.5548092581091745</text:p>
          </table:table-cell>
          <table:table-cell office:value-type="float" office:value="6.85668415546473">
            <text:p>6.85668415546473</text:p>
          </table:table-cell>
          <table:table-cell office:value-type="float" office:value="1.24371748738875">
            <text:p>1.24371748738875</text:p>
          </table:table-cell>
          <table:table-cell office:value-type="float" office:value="0.890909090909091">
            <text:p>0.890909090909091</text:p>
          </table:table-cell>
          <table:table-cell office:value-type="float" office:value="3.07165334226648">
            <text:p>3.071653342266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872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539094924926758">
            <text:p>0.8539094924926758</text:p>
          </table:table-cell>
          <table:table-cell office:value-type="float" office:value="0.3530094109359955">
            <text:p>0.3530094109359955</text:p>
          </table:table-cell>
          <table:table-cell office:value-type="float" office:value="0.3568611974237872">
            <text:p>0.3568611974237872</text:p>
          </table:table-cell>
          <table:table-cell office:value-type="float" office:value="0.21371375736520226">
            <text:p>0.21371375736520226</text:p>
          </table:table-cell>
          <table:table-cell office:value-type="float" office:value="0.8545981192642258">
            <text:p>0.8545981192642258</text:p>
          </table:table-cell>
          <table:table-cell office:value-type="float" office:value="0.8246330735054164">
            <text:p>0.8246330735054164</text:p>
          </table:table-cell>
          <table:table-cell office:value-type="float" office:value="0.25776704074884826">
            <text:p>0.25776704074884826</text:p>
          </table:table-cell>
          <table:table-cell office:value-type="float" office:value="8.09107639448216">
            <text:p>8.09107639448216</text:p>
          </table:table-cell>
          <table:table-cell office:value-type="float" office:value="2.90422190221896">
            <text:p>2.90422190221896</text:p>
          </table:table-cell>
          <table:table-cell office:value-type="float" office:value="0.398876404494382">
            <text:p>0.398876404494382</text:p>
          </table:table-cell>
          <table:table-cell office:value-type="float" office:value="1.86972707086896">
            <text:p>1.869727070868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08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</text:p>
          </table:table-cell>
          <table:table-cell office:value-type="string">
            <text:p>-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5702202916145325">
            <text:p>0.5702202916145325</text:p>
          </table:table-cell>
          <table:table-cell office:value-type="float" office:value="-0.10380244331312949">
            <text:p>-0.10380244331312949</text:p>
          </table:table-cell>
          <table:table-cell office:value-type="float" office:value="0.005597971603187309">
            <text:p>0.005597971603187309</text:p>
          </table:table-cell>
          <table:table-cell office:value-type="float" office:value="0.0906765259751981">
            <text:p>0.0906765259751981</text:p>
          </table:table-cell>
          <table:table-cell office:value-type="float" office:value="0.0">
            <text:p/>
          </table:table-cell>
          <table:table-cell office:value-type="float" office:value="0.09630360120215964">
            <text:p>0.09630360120215964</text:p>
          </table:table-cell>
          <table:table-cell office:value-type="float" office:value="0.0">
            <text:p/>
          </table:table-cell>
          <table:table-cell office:value-type="float" office:value="3.90001219098984">
            <text:p>3.90001219098984</text:p>
          </table:table-cell>
          <table:table-cell office:value-type="float" office:value="1.69829940758614">
            <text:p>1.698299407586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highly-isolated-spike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274075269699097">
            <text:p>0.5274075269699097</text:p>
          </table:table-cell>
          <table:table-cell office:value-type="float" office:value="1.2209920768793825">
            <text:p>1.2209920768793825</text:p>
          </table:table-cell>
          <table:table-cell office:value-type="float" office:value="0.8994283461544488">
            <text:p>0.8994283461544488</text:p>
          </table:table-cell>
          <table:table-cell office:value-type="float" office:value="0.3996104609741698">
            <text:p>0.3996104609741698</text:p>
          </table:table-cell>
          <table:table-cell office:value-type="float" office:value="0.2038246681572352">
            <text:p>0.2038246681572352</text:p>
          </table:table-cell>
          <table:table-cell office:value-type="float" office:value="0.45771497289278706">
            <text:p>0.45771497289278706</text:p>
          </table:table-cell>
          <table:table-cell office:value-type="float" office:value="0.5670794723173607">
            <text:p>0.5670794723173607</text:p>
          </table:table-cell>
          <table:table-cell office:value-type="float" office:value="5.01978171933994">
            <text:p>5.01978171933994</text:p>
          </table:table-cell>
          <table:table-cell office:value-type="float" office:value="1.58486479117742">
            <text:p>1.58486479117742</text:p>
          </table:table-cell>
          <table:table-cell office:value-type="float" office:value="0.710526315789474">
            <text:p>0.710526315789474</text:p>
          </table:table-cell>
          <table:table-cell office:value-type="float" office:value="1.24714684602737">
            <text:p>1.247146846027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in-out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51344811916351">
            <text:p>0.551344811916351</text:p>
          </table:table-cell>
          <table:table-cell office:value-type="float" office:value="0.548983765631301">
            <text:p>0.548983765631301</text:p>
          </table:table-cell>
          <table:table-cell office:value-type="float" office:value="0.327857094426025">
            <text:p>0.327857094426025</text:p>
          </table:table-cell>
          <table:table-cell office:value-type="float" office:value="0.142104812994884">
            <text:p>0.142104812994884</text:p>
          </table:table-cell>
          <table:table-cell office:value-type="float" office:value="0.9132132175479252">
            <text:p>0.9132132175479252</text:p>
          </table:table-cell>
          <table:table-cell office:value-type="float" office:value="0.8881592426885285">
            <text:p>0.8881592426885285</text:p>
          </table:table-cell>
          <table:table-cell office:value-type="float" office:value="0.4384917563605253">
            <text:p>0.4384917563605253</text:p>
          </table:table-cell>
          <table:table-cell office:value-type="float" office:value="4.69954969837956">
            <text:p>4.69954969837956</text:p>
          </table:table-cell>
          <table:table-cell office:value-type="float" office:value="0.954639607596453">
            <text:p>0.954639607596453</text:p>
          </table:table-cell>
          <table:table-cell office:value-type="float" office:value="0.848837209302326">
            <text:p>0.848837209302326</text:p>
          </table:table-cell>
          <table:table-cell office:value-type="float" office:value="1.24037129811651">
            <text:p>1.240371298116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two-units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129939511418343">
            <text:p>0.129939511418343</text:p>
          </table:table-cell>
          <table:table-cell office:value-type="float" office:value="0.295579941021941">
            <text:p>0.295579941021941</text:p>
          </table:table-cell>
          <table:table-cell office:value-type="float" office:value="-0.1104784245036">
            <text:p>-0.1104784245036</text:p>
          </table:table-cell>
          <table:table-cell office:value-type="float" office:value="0.0394744287690025">
            <text:p>0.0394744287690025</text:p>
          </table:table-cell>
          <table:table-cell office:value-type="float" office:value="0.6710181348265809">
            <text:p>0.6710181348265809</text:p>
          </table:table-cell>
          <table:table-cell office:value-type="float" office:value="0.7440390452009067">
            <text:p>0.7440390452009067</text:p>
          </table:table-cell>
          <table:table-cell office:value-type="float" office:value="0.1935178380029564">
            <text:p>0.1935178380029564</text:p>
          </table:table-cell>
          <table:table-cell office:value-type="float" office:value="3.31160410067154">
            <text:p>3.31160410067154</text:p>
          </table:table-cell>
          <table:table-cell office:value-type="float" office:value="1.56184863912315">
            <text:p>1.56184863912315</text:p>
          </table:table-cell>
          <table:table-cell office:value-type="float" office:value="0.705882352941176">
            <text:p>0.705882352941176</text:p>
          </table:table-cell>
          <table:table-cell office:value-type="float" office:value="0.312287991059368">
            <text:p>0.3122879910593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367527902126312">
            <text:p>0.367527902126312</text:p>
          </table:table-cell>
          <table:table-cell office:value-type="float" office:value="-0.260527471088032">
            <text:p>-0.260527471088032</text:p>
          </table:table-cell>
          <table:table-cell office:value-type="float" office:value="-0.00983030969907106">
            <text:p>-0.00983030969907106</text:p>
          </table:table-cell>
          <table:table-cell office:value-type="float" office:value="-0.402191445449961">
            <text:p>-0.402191445449961</text:p>
          </table:table-cell>
          <table:table-cell office:value-type="float" office:value="0.17612816055018965">
            <text:p>0.1761281605501896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33943311978">
            <text:p>1.733943311978</text:p>
          </table:table-cell>
          <table:table-cell office:value-type="float" office:value="1.27137891212367">
            <text:p>1.27137891212367</text:p>
          </table:table-cell>
          <table:table-cell office:value-type="float" office:value="1">
            <text:p>1</text:p>
          </table:table-cell>
          <table:table-cell office:value-type="float" office:value="0.0867162543400892">
            <text:p>0.08671625434008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569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3</text:p>
          </table:table-cell>
          <table:table-cell office:value-type="string">
            <text:p>2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4791619181633">
            <text:p>0.4791619181633</text:p>
          </table:table-cell>
          <table:table-cell office:value-type="float" office:value="-0.0710666133080234">
            <text:p>-0.0710666133080234</text:p>
          </table:table-cell>
          <table:table-cell office:value-type="float" office:value="-0.238799346059229">
            <text:p>-0.238799346059229</text:p>
          </table:table-cell>
          <table:table-cell office:value-type="float" office:value="-0.28101228278522">
            <text:p>-0.28101228278522</text:p>
          </table:table-cell>
          <table:table-cell office:value-type="float" office:value="0.5854759437961673">
            <text:p>0.5854759437961673</text:p>
          </table:table-cell>
          <table:table-cell office:value-type="float" office:value="0.83084496980012">
            <text:p>0.83084496980012</text:p>
          </table:table-cell>
          <table:table-cell office:value-type="float" office:value="0.29547033627582275">
            <text:p>0.29547033627582275</text:p>
          </table:table-cell>
          <table:table-cell office:value-type="float" office:value="4.22875785834928">
            <text:p>4.22875785834928</text:p>
          </table:table-cell>
          <table:table-cell office:value-type="float" office:value="2.05242707378319">
            <text:p>2.05242707378319</text:p>
          </table:table-cell>
          <table:table-cell office:value-type="float" office:value="0.16">
            <text:p>0.16</text:p>
          </table:table-cell>
          <table:table-cell office:value-type="float" office:value="0.175882168248956">
            <text:p>0.17588216824895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nly beta in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745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04116439819336">
            <text:p>0.604116439819336</text:p>
          </table:table-cell>
          <table:table-cell office:value-type="float" office:value="0.629065398160509">
            <text:p>0.629065398160509</text:p>
          </table:table-cell>
          <table:table-cell office:value-type="float" office:value="0.236218184058816">
            <text:p>0.236218184058816</text:p>
          </table:table-cell>
          <table:table-cell office:value-type="float" office:value="-0.103020280261019">
            <text:p>-0.103020280261019</text:p>
          </table:table-cell>
          <table:table-cell office:value-type="float" office:value="0.9333432941741504">
            <text:p>0.9333432941741504</text:p>
          </table:table-cell>
          <table:table-cell office:value-type="float" office:value="0.9506358456543665">
            <text:p>0.9506358456543665</text:p>
          </table:table-cell>
          <table:table-cell office:value-type="float" office:value="0.41828723265644485">
            <text:p>0.41828723265644485</text:p>
          </table:table-cell>
          <table:table-cell office:value-type="float" office:value="7.30375015956027">
            <text:p>7.30375015956027</text:p>
          </table:table-cell>
          <table:table-cell office:value-type="float" office:value="1.42288782671815">
            <text:p>1.42288782671815</text:p>
          </table:table-cell>
          <table:table-cell office:value-type="float" office:value="0.837837837837838">
            <text:p>0.837837837837838</text:p>
          </table:table-cell>
          <table:table-cell office:value-type="float" office:value="3.71273004428893">
            <text:p>3.712730044288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541_s2_75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486151784658432">
            <text:p>0.486151784658432</text:p>
          </table:table-cell>
          <table:table-cell office:value-type="float" office:value="-0.369849544481779">
            <text:p>-0.369849544481779</text:p>
          </table:table-cell>
          <table:table-cell office:value-type="float" office:value="0.256319891729364">
            <text:p>0.256319891729364</text:p>
          </table:table-cell>
          <table:table-cell office:value-type="float" office:value="0.0933902490959037">
            <text:p>0.0933902490959037</text:p>
          </table:table-cell>
          <table:table-cell office:value-type="float" office:value="0.0">
            <text:p/>
          </table:table-cell>
          <table:table-cell office:value-type="float" office:value="0.5625818261747025">
            <text:p>0.5625818261747025</text:p>
          </table:table-cell>
          <table:table-cell office:value-type="float" office:value="0.14625963436396772">
            <text:p>0.14625963436396772</text:p>
          </table:table-cell>
          <table:table-cell office:value-type="float" office:value="5.31507839634799">
            <text:p>5.31507839634799</text:p>
          </table:table-cell>
          <table:table-cell office:value-type="float" office:value="0.891066943090166">
            <text:p>0.8910669430901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77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159573897719383">
            <text:p>0.159573897719383</text:p>
          </table:table-cell>
          <table:table-cell office:value-type="float" office:value="-0.243530625399808">
            <text:p>-0.243530625399808</text:p>
          </table:table-cell>
          <table:table-cell office:value-type="float" office:value="-0.115428990806652">
            <text:p>-0.115428990806652</text:p>
          </table:table-cell>
          <table:table-cell office:value-type="float" office:value="0.0187967528481604">
            <text:p>0.01879675284816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50936892283678">
            <text:p>5.50936892283678</text:p>
          </table:table-cell>
          <table:table-cell office:value-type="float" office:value="2.48007060700072">
            <text:p>2.48007060700072</text:p>
          </table:table-cell>
          <table:table-cell office:value-type="float" office:value="0.303030303030303">
            <text:p>0.303030303030303</text:p>
          </table:table-cell>
          <table:table-cell office:value-type="float" office:value="0.537539054410467">
            <text:p>0.5375390544104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beta in lfp; unsu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919-BETA-maybe-weak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26</text:p>
          </table:table-cell>
          <table:table-cell office:value-type="string">
            <text:p>12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731589496135712">
            <text:p>0.731589496135712</text:p>
          </table:table-cell>
          <table:table-cell office:value-type="float" office:value="-0.0847949636893703">
            <text:p>-0.0847949636893703</text:p>
          </table:table-cell>
          <table:table-cell office:value-type="float" office:value="0.0933919829570179">
            <text:p>0.0933919829570179</text:p>
          </table:table-cell>
          <table:table-cell office:value-type="float" office:value="0.0507315845334549">
            <text:p>0.0507315845334549</text:p>
          </table:table-cell>
          <table:table-cell office:value-type="float" office:value="0.5170898147589107">
            <text:p>0.5170898147589107</text:p>
          </table:table-cell>
          <table:table-cell office:value-type="float" office:value="0.7470804767510051">
            <text:p>0.7470804767510051</text:p>
          </table:table-cell>
          <table:table-cell office:value-type="float" office:value="0.0">
            <text:p/>
          </table:table-cell>
          <table:table-cell office:value-type="float" office:value="5.50162244472995">
            <text:p>5.50162244472995</text:p>
          </table:table-cell>
          <table:table-cell office:value-type="float" office:value="0.982583847465578">
            <text:p>0.9825838474655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945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368091687560081">
            <text:p>0.0368091687560081</text:p>
          </table:table-cell>
          <table:table-cell office:value-type="float" office:value="0.183754886949354">
            <text:p>0.183754886949354</text:p>
          </table:table-cell>
          <table:table-cell office:value-type="float" office:value="-0.0435750072163548">
            <text:p>-0.0435750072163548</text:p>
          </table:table-cell>
          <table:table-cell office:value-type="float" office:value="0.276720315997051">
            <text:p>0.276720315997051</text:p>
          </table:table-cell>
          <table:table-cell office:value-type="float" office:value="0.37950147127292355">
            <text:p>0.37950147127292355</text:p>
          </table:table-cell>
          <table:table-cell office:value-type="float" office:value="0.008503995597132885">
            <text:p>0.008503995597132885</text:p>
          </table:table-cell>
          <table:table-cell office:value-type="float" office:value="0.7815876752651446">
            <text:p>0.7815876752651446</text:p>
          </table:table-cell>
          <table:table-cell office:value-type="float" office:value="1.04898624172245">
            <text:p>1.04898624172245</text:p>
          </table:table-cell>
          <table:table-cell office:value-type="float" office:value="1.03167812558663">
            <text:p>1.031678125586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056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13">
            <text:p>13</text:p>
          </table:table-cell>
          <table:table-cell office:value-type="float" office:value="7.5">
            <text:p>7.5</text:p>
          </table:table-cell>
          <table:table-cell office:value-type="float" office:value="32">
            <text:p>32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15</text:p>
          </table:table-cell>
          <table:table-cell office:value-type="string">
            <text:p>0.75</text:p>
          </table:table-cell>
          <table:table-cell office:value-type="string">
            <text:p>-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06538140773773">
            <text:p>1.06538140773773</text:p>
          </table:table-cell>
          <table:table-cell office:value-type="float" office:value="0.527998429753168">
            <text:p>0.527998429753168</text:p>
          </table:table-cell>
          <table:table-cell office:value-type="float" office:value="0.379284682766442">
            <text:p>0.379284682766442</text:p>
          </table:table-cell>
          <table:table-cell office:value-type="float" office:value="0.40021120331298">
            <text:p>0.40021120331298</text:p>
          </table:table-cell>
          <table:table-cell office:value-type="float" office:value="0.9441586999616555">
            <text:p>0.9441586999616555</text:p>
          </table:table-cell>
          <table:table-cell office:value-type="float" office:value="0.9220647087658098">
            <text:p>0.9220647087658098</text:p>
          </table:table-cell>
          <table:table-cell office:value-type="float" office:value="0.701899858789556">
            <text:p>0.701899858789556</text:p>
          </table:table-cell>
          <table:table-cell office:value-type="float" office:value="4.08560456283896">
            <text:p>4.08560456283896</text:p>
          </table:table-cell>
          <table:table-cell office:value-type="float" office:value="0.954017757169136">
            <text:p>0.954017757169136</text:p>
          </table:table-cell>
          <table:table-cell office:value-type="float" office:value="0.775">
            <text:p>0.775</text:p>
          </table:table-cell>
          <table:table-cell office:value-type="float" office:value="0.350941681415153">
            <text:p>0.3509416814151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119-NOT-BETA-or-weak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13">
            <text:p>13</text:p>
          </table:table-cell>
          <table:table-cell office:value-type="float" office:value="7.5">
            <text:p>7.5</text:p>
          </table:table-cell>
          <table:table-cell office:value-type="float" office:value="32">
            <text:p>32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434597343206406">
            <text:p>0.434597343206406</text:p>
          </table:table-cell>
          <table:table-cell office:value-type="float" office:value="0.797451215244804">
            <text:p>0.797451215244804</text:p>
          </table:table-cell>
          <table:table-cell office:value-type="float" office:value="0.26867771799151">
            <text:p>0.26867771799151</text:p>
          </table:table-cell>
          <table:table-cell office:value-type="float" office:value="0.462970824242204">
            <text:p>0.462970824242204</text:p>
          </table:table-cell>
          <table:table-cell office:value-type="float" office:value="0.937595515636716">
            <text:p>0.937595515636716</text:p>
          </table:table-cell>
          <table:table-cell office:value-type="float" office:value="0.9070518767307674">
            <text:p>0.9070518767307674</text:p>
          </table:table-cell>
          <table:table-cell office:value-type="float" office:value="0.6262914125810266">
            <text:p>0.6262914125810266</text:p>
          </table:table-cell>
          <table:table-cell office:value-type="float" office:value="4.5951046732546">
            <text:p>4.5951046732546</text:p>
          </table:table-cell>
          <table:table-cell office:value-type="float" office:value="1.13016098630007">
            <text:p>1.13016098630007</text:p>
          </table:table-cell>
          <table:table-cell office:value-type="float" office:value="0.384615384615385">
            <text:p>0.384615384615385</text:p>
          </table:table-cell>
          <table:table-cell office:value-type="float" office:value="0.095484857221271">
            <text:p>0.0954848572212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700-1522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13">
            <text:p>13</text:p>
          </table:table-cell>
          <table:table-cell office:value-type="float" office:value="7.5">
            <text:p>7.5</text:p>
          </table:table-cell>
          <table:table-cell office:value-type="float" office:value="32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48337304592133">
            <text:p>0.648337304592133</text:p>
          </table:table-cell>
          <table:table-cell office:value-type="float" office:value="0.143786044346569">
            <text:p>0.143786044346569</text:p>
          </table:table-cell>
          <table:table-cell office:value-type="float" office:value="0.130311643538564">
            <text:p>0.130311643538564</text:p>
          </table:table-cell>
          <table:table-cell office:value-type="float" office:value="-0.0149033514956376">
            <text:p>-0.0149033514956376</text:p>
          </table:table-cell>
          <table:table-cell office:value-type="float" office:value="0.541089240079176">
            <text:p>0.541089240079176</text:p>
          </table:table-cell>
          <table:table-cell office:value-type="float" office:value="0.709367676331191">
            <text:p>0.709367676331191</text:p>
          </table:table-cell>
          <table:table-cell office:value-type="float" office:value="0.34704301673476223">
            <text:p>0.34704301673476223</text:p>
          </table:table-cell>
          <table:table-cell office:value-type="float" office:value="1.09017284383847">
            <text:p>1.09017284383847</text:p>
          </table:table-cell>
          <table:table-cell office:value-type="float" office:value="1.09194913124813">
            <text:p>1.09194913124813</text:p>
          </table:table-cell>
          <table:table-cell office:value-type="float" office:value="0.666666666666667">
            <text:p>0.666666666666667</text:p>
          </table:table-cell>
          <table:table-cell office:value-type="float" office:value="0.0209557261579012">
            <text:p>0.0209557261579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953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13">
            <text:p>13</text:p>
          </table:table-cell>
          <table:table-cell office:value-type="float" office:value="7.5">
            <text:p>7.5</text:p>
          </table:table-cell>
          <table:table-cell office:value-type="float" office:value="32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19731795787811">
            <text:p>0.419731795787811</text:p>
          </table:table-cell>
          <table:table-cell office:value-type="float" office:value="0.207094502926628">
            <text:p>0.207094502926628</text:p>
          </table:table-cell>
          <table:table-cell office:value-type="float" office:value="0.378223527642527">
            <text:p>0.378223527642527</text:p>
          </table:table-cell>
          <table:table-cell office:value-type="float" office:value="-0.003007685662571">
            <text:p>-0.003007685662571</text:p>
          </table:table-cell>
          <table:table-cell office:value-type="float" office:value="0.9743553846149563">
            <text:p>0.9743553846149563</text:p>
          </table:table-cell>
          <table:table-cell office:value-type="float" office:value="0.9650003297544887">
            <text:p>0.9650003297544887</text:p>
          </table:table-cell>
          <table:table-cell office:value-type="float" office:value="0.0">
            <text:p/>
          </table:table-cell>
          <table:table-cell office:value-type="float" office:value="8.67800158975796">
            <text:p>8.67800158975796</text:p>
          </table:table-cell>
          <table:table-cell office:value-type="float" office:value="1.32492637315057">
            <text:p>1.32492637315057</text:p>
          </table:table-cell>
          <table:table-cell office:value-type="float" office:value="0.705069124423963">
            <text:p>0.705069124423963</text:p>
          </table:table-cell>
          <table:table-cell office:value-type="float" office:value="3.88583883617744">
            <text:p>3.885838836177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2_307-NOT-BETA-maybe-super-weak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13">
            <text:p>13</text:p>
          </table:table-cell>
          <table:table-cell office:value-type="float" office:value="7.5">
            <text:p>7.5</text:p>
          </table:table-cell>
          <table:table-cell office:value-type="float" office:value="32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46113669872284">
            <text:p>0.546113669872284</text:p>
          </table:table-cell>
          <table:table-cell office:value-type="float" office:value="-0.248286813689731">
            <text:p>-0.248286813689731</text:p>
          </table:table-cell>
          <table:table-cell office:value-type="float" office:value="0.315141769828025">
            <text:p>0.315141769828025</text:p>
          </table:table-cell>
          <table:table-cell office:value-type="float" office:value="0.426332067699902">
            <text:p>0.426332067699902</text:p>
          </table:table-cell>
          <table:table-cell office:value-type="float" office:value="0.0">
            <text:p/>
          </table:table-cell>
          <table:table-cell office:value-type="float" office:value="0.8005807289582202">
            <text:p>0.8005807289582202</text:p>
          </table:table-cell>
          <table:table-cell office:value-type="float" office:value="0.0">
            <text:p/>
          </table:table-cell>
          <table:table-cell office:value-type="float" office:value="5.64687632069557">
            <text:p>5.64687632069557</text:p>
          </table:table-cell>
          <table:table-cell office:value-type="float" office:value="1.39774621597032">
            <text:p>1.39774621597032</text:p>
          </table:table-cell>
          <table:table-cell office:value-type="float" office:value="0.802816901408451">
            <text:p>0.802816901408451</text:p>
          </table:table-cell>
          <table:table-cell office:value-type="float" office:value="0.951505329967098">
            <text:p>0.9515053299670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491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2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27661025524139">
            <text:p>0.527661025524139</text:p>
          </table:table-cell>
          <table:table-cell office:value-type="float" office:value="0.798692393356675">
            <text:p>0.798692393356675</text:p>
          </table:table-cell>
          <table:table-cell office:value-type="float" office:value="0.72304678295391">
            <text:p>0.72304678295391</text:p>
          </table:table-cell>
          <table:table-cell office:value-type="float" office:value="0.136726731301857">
            <text:p>0.136726731301857</text:p>
          </table:table-cell>
          <table:table-cell office:value-type="float" office:value="0.5785634377833866">
            <text:p>0.5785634377833866</text:p>
          </table:table-cell>
          <table:table-cell office:value-type="float" office:value="0.8367749584439932">
            <text:p>0.8367749584439932</text:p>
          </table:table-cell>
          <table:table-cell office:value-type="float" office:value="0.6046989400113952">
            <text:p>0.6046989400113952</text:p>
          </table:table-cell>
          <table:table-cell office:value-type="float" office:value="6.14191649065456">
            <text:p>6.14191649065456</text:p>
          </table:table-cell>
          <table:table-cell office:value-type="float" office:value="1.67584432630648">
            <text:p>1.67584432630648</text:p>
          </table:table-cell>
          <table:table-cell office:value-type="float" office:value="0.730337078651685">
            <text:p>0.730337078651685</text:p>
          </table:table-cell>
          <table:table-cell office:value-type="float" office:value="1.82577974633827">
            <text:p>1.825779746338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02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408461660146713">
            <text:p>0.408461660146713</text:p>
          </table:table-cell>
          <table:table-cell office:value-type="float" office:value="0.314048530696325">
            <text:p>0.314048530696325</text:p>
          </table:table-cell>
          <table:table-cell office:value-type="float" office:value="0.129496990638874">
            <text:p>0.129496990638874</text:p>
          </table:table-cell>
          <table:table-cell office:value-type="float" office:value="0.175182065803103">
            <text:p>0.175182065803103</text:p>
          </table:table-cell>
          <table:table-cell office:value-type="float" office:value="0.9775740316561292">
            <text:p>0.9775740316561292</text:p>
          </table:table-cell>
          <table:table-cell office:value-type="float" office:value="0.9468346574900786">
            <text:p>0.9468346574900786</text:p>
          </table:table-cell>
          <table:table-cell office:value-type="float" office:value="0.9618516615291748">
            <text:p>0.9618516615291748</text:p>
          </table:table-cell>
          <table:table-cell office:value-type="float" office:value="5.27222267956554">
            <text:p>5.27222267956554</text:p>
          </table:table-cell>
          <table:table-cell office:value-type="float" office:value="2.8844212588384">
            <text:p>2.8844212588384</text:p>
          </table:table-cell>
          <table:table-cell office:value-type="float" office:value="0.260623229461756">
            <text:p>0.260623229461756</text:p>
          </table:table-cell>
          <table:table-cell office:value-type="float" office:value="0.396621618506433">
            <text:p>0.396621618506433</text:p>
          </table:table-cell>
          <table:table-cell office:value-type="float" office:value="0.0194461044656754">
            <text:p>0.0194461044656754</text:p>
          </table:table-cell>
          <table:table-cell office:value-type="float" office:value="0.0588235294117647">
            <text:p>0.058823529411764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57-BETA-not-as-strong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984370589256287">
            <text:p>0.984370589256287</text:p>
          </table:table-cell>
          <table:table-cell office:value-type="float" office:value="0.685128050561241">
            <text:p>0.685128050561241</text:p>
          </table:table-cell>
          <table:table-cell office:value-type="float" office:value="0.65362689576931">
            <text:p>0.65362689576931</text:p>
          </table:table-cell>
          <table:table-cell office:value-type="float" office:value="0.393740205809497">
            <text:p>0.393740205809497</text:p>
          </table:table-cell>
          <table:table-cell office:value-type="float" office:value="0.8843396565741535">
            <text:p>0.8843396565741535</text:p>
          </table:table-cell>
          <table:table-cell office:value-type="float" office:value="0.9547079093196538">
            <text:p>0.9547079093196538</text:p>
          </table:table-cell>
          <table:table-cell office:value-type="float" office:value="0.6829821255464028">
            <text:p>0.6829821255464028</text:p>
          </table:table-cell>
          <table:table-cell office:value-type="float" office:value="7.36882838307105">
            <text:p>7.36882838307105</text:p>
          </table:table-cell>
          <table:table-cell office:value-type="float" office:value="2.18290919588012">
            <text:p>2.18290919588012</text:p>
          </table:table-cell>
          <table:table-cell office:value-type="float" office:value="0.633333333333333">
            <text:p>0.633333333333333</text:p>
          </table:table-cell>
          <table:table-cell office:value-type="float" office:value="2.02944949891441">
            <text:p>2.029449498914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57-NOT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259805649518967">
            <text:p>0.259805649518967</text:p>
          </table:table-cell>
          <table:table-cell office:value-type="float" office:value="-0.208103360021526">
            <text:p>-0.208103360021526</text:p>
          </table:table-cell>
          <table:table-cell office:value-type="float" office:value="-0.0790411951341691">
            <text:p>-0.0790411951341691</text:p>
          </table:table-cell>
          <table:table-cell office:value-type="float" office:value="-0.0400246659106606">
            <text:p>-0.0400246659106606</text:p>
          </table:table-cell>
          <table:table-cell office:value-type="float" office:value="0.0">
            <text:p/>
          </table:table-cell>
          <table:table-cell office:value-type="float" office:value="0.5015809639711275">
            <text:p>0.5015809639711275</text:p>
          </table:table-cell>
          <table:table-cell office:value-type="float" office:value="0.0">
            <text:p/>
          </table:table-cell>
          <table:table-cell office:value-type="float" office:value="5.22825951512929">
            <text:p>5.22825951512929</text:p>
          </table:table-cell>
          <table:table-cell office:value-type="float" office:value="1.69943937384258">
            <text:p>1.69943937384258</text:p>
          </table:table-cell>
          <table:table-cell office:value-type="float" office:value="0.176470588235294">
            <text:p>0.176470588235294</text:p>
          </table:table-cell>
          <table:table-cell office:value-type="float" office:value="0.234320811747611">
            <text:p>0.234320811747611</text:p>
          </table:table-cell>
          <table:table-cell office:value-type="float" office:value="0.0579383272759212">
            <text:p>0.0579383272759212</text:p>
          </table:table-cell>
          <table:table-cell office:value-type="float" office:value="0.666666666666667">
            <text:p>0.66666666666666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1025-NOT-BETA-or-very-weak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00181019306183">
            <text:p>1.00181019306183</text:p>
          </table:table-cell>
          <table:table-cell office:value-type="float" office:value="-0.145501000362115">
            <text:p>-0.145501000362115</text:p>
          </table:table-cell>
          <table:table-cell office:value-type="float" office:value="0.0436755344748102">
            <text:p>0.0436755344748102</text:p>
          </table:table-cell>
          <table:table-cell office:value-type="float" office:value="0.0177502927309628">
            <text:p>0.0177502927309628</text:p>
          </table:table-cell>
          <table:table-cell office:value-type="float" office:value="0.11604443302997502">
            <text:p>0.11604443302997502</text:p>
          </table:table-cell>
          <table:table-cell office:value-type="float" office:value="0.5151600354722807">
            <text:p>0.5151600354722807</text:p>
          </table:table-cell>
          <table:table-cell office:value-type="float" office:value="0.0">
            <text:p/>
          </table:table-cell>
          <table:table-cell office:value-type="float" office:value="3.8248174289491">
            <text:p>3.8248174289491</text:p>
          </table:table-cell>
          <table:table-cell office:value-type="float" office:value="0.92011275686437">
            <text:p>0.92011275686437</text:p>
          </table:table-cell>
          <table:table-cell office:value-type="float" office:value="0.181818181818182">
            <text:p>0.181818181818182</text:p>
          </table:table-cell>
          <table:table-cell office:value-type="float" office:value="0.057160704411798">
            <text:p>0.0571607044117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1453-NOT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375438071787357">
            <text:p>0.0375438071787357</text:p>
          </table:table-cell>
          <table:table-cell office:value-type="float" office:value="-0.194204059356866">
            <text:p>-0.194204059356866</text:p>
          </table:table-cell>
          <table:table-cell office:value-type="float" office:value="0.0362729649067355">
            <text:p>0.0362729649067355</text:p>
          </table:table-cell>
          <table:table-cell office:value-type="float" office:value="0.0926304804402323">
            <text:p>0.0926304804402323</text:p>
          </table:table-cell>
          <table:table-cell office:value-type="float" office:value="0.3406568547273259">
            <text:p>0.3406568547273259</text:p>
          </table:table-cell>
          <table:table-cell office:value-type="float" office:value="0.744927185969311">
            <text:p>0.744927185969311</text:p>
          </table:table-cell>
          <table:table-cell office:value-type="float" office:value="0.3200742743216808">
            <text:p>0.3200742743216808</text:p>
          </table:table-cell>
          <table:table-cell office:value-type="float" office:value="3.04916234485259">
            <text:p>3.04916234485259</text:p>
          </table:table-cell>
          <table:table-cell office:value-type="float" office:value="1.29475518959571">
            <text:p>1.29475518959571</text:p>
          </table:table-cell>
          <table:table-cell office:value-type="float" office:value="1">
            <text:p>1</text:p>
          </table:table-cell>
          <table:table-cell office:value-type="float" office:value="0.104543908401132">
            <text:p>0.1045439084011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664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0.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708322525024414">
            <text:p>0.708322525024414</text:p>
          </table:table-cell>
          <table:table-cell office:value-type="float" office:value="0.558221939971776">
            <text:p>0.558221939971776</text:p>
          </table:table-cell>
          <table:table-cell office:value-type="float" office:value="0.62981590610382">
            <text:p>0.62981590610382</text:p>
          </table:table-cell>
          <table:table-cell office:value-type="float" office:value="0.35198489000632">
            <text:p>0.35198489000632</text:p>
          </table:table-cell>
          <table:table-cell office:value-type="float" office:value="0.03875132869688058">
            <text:p>0.03875132869688058</text:p>
          </table:table-cell>
          <table:table-cell office:value-type="float" office:value="0.20641659694422287">
            <text:p>0.20641659694422287</text:p>
          </table:table-cell>
          <table:table-cell office:value-type="float" office:value="0.0">
            <text:p/>
          </table:table-cell>
          <table:table-cell office:value-type="float" office:value="5.32930971016412">
            <text:p>5.32930971016412</text:p>
          </table:table-cell>
          <table:table-cell office:value-type="float" office:value="2.86434076524465">
            <text:p>2.86434076524465</text:p>
          </table:table-cell>
          <table:table-cell office:value-type="float" office:value="0.559322033898305">
            <text:p>0.559322033898305</text:p>
          </table:table-cell>
          <table:table-cell office:value-type="float" office:value="0.842938551782986">
            <text:p>0.8429385517829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p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740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0746324360370636">
            <text:p>-0.0746324360370636</text:p>
          </table:table-cell>
          <table:table-cell office:value-type="float" office:value="0.814049129335795">
            <text:p>0.814049129335795</text:p>
          </table:table-cell>
          <table:table-cell office:value-type="float" office:value="0.474126737994036">
            <text:p>0.474126737994036</text:p>
          </table:table-cell>
          <table:table-cell office:value-type="float" office:value="0.481669677452399">
            <text:p>0.481669677452399</text:p>
          </table:table-cell>
          <table:table-cell office:value-type="float" office:value="0.5292969099586549">
            <text:p>0.5292969099586549</text:p>
          </table:table-cell>
          <table:table-cell office:value-type="float" office:value="0.17660866105618733">
            <text:p>0.17660866105618733</text:p>
          </table:table-cell>
          <table:table-cell office:value-type="float" office:value="0.16178794549071895">
            <text:p>0.16178794549071895</text:p>
          </table:table-cell>
          <table:table-cell office:value-type="float" office:value="4.163753893688">
            <text:p>4.163753893688</text:p>
          </table:table-cell>
          <table:table-cell office:value-type="float" office:value="1.51119913805178">
            <text:p>1.51119913805178</text:p>
          </table:table-cell>
          <table:table-cell office:value-type="float" office:value="0.487179487179487">
            <text:p>0.487179487179487</text:p>
          </table:table-cell>
          <table:table-cell office:value-type="float" office:value="0.343556462684976">
            <text:p>0.3435564626849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1017-BETA-two-beta-neurons-synchronous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439312607049942">
            <text:p>-0.439312607049942</text:p>
          </table:table-cell>
          <table:table-cell office:value-type="float" office:value="1.1065753418072">
            <text:p>1.1065753418072</text:p>
          </table:table-cell>
          <table:table-cell office:value-type="float" office:value="0.927670111071291">
            <text:p>0.927670111071291</text:p>
          </table:table-cell>
          <table:table-cell office:value-type="float" office:value="0.237250749323">
            <text:p>0.237250749323</text:p>
          </table:table-cell>
          <table:table-cell office:value-type="float" office:value="0.4236676281243317">
            <text:p>0.4236676281243317</text:p>
          </table:table-cell>
          <table:table-cell office:value-type="float" office:value="0.5684756466163698">
            <text:p>0.5684756466163698</text:p>
          </table:table-cell>
          <table:table-cell office:value-type="float" office:value="0.4601656612404401">
            <text:p>0.4601656612404401</text:p>
          </table:table-cell>
          <table:table-cell office:value-type="float" office:value="4.74782468248102">
            <text:p>4.74782468248102</text:p>
          </table:table-cell>
          <table:table-cell office:value-type="float" office:value="2.22871078344806">
            <text:p>2.22871078344806</text:p>
          </table:table-cell>
          <table:table-cell office:value-type="float" office:value="0.69078947368421">
            <text:p>0.69078947368421</text:p>
          </table:table-cell>
          <table:table-cell office:value-type="float" office:value="0.827848256769468">
            <text:p>0.8278482567694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2248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378230184316635">
            <text:p>0.378230184316635</text:p>
          </table:table-cell>
          <table:table-cell office:value-type="float" office:value="-0.106740788466415">
            <text:p>-0.106740788466415</text:p>
          </table:table-cell>
          <table:table-cell office:value-type="float" office:value="0.306513992906811">
            <text:p>0.306513992906811</text:p>
          </table:table-cell>
          <table:table-cell office:value-type="float" office:value="0.219989924834005">
            <text:p>0.219989924834005</text:p>
          </table:table-cell>
          <table:table-cell office:value-type="float" office:value="0.0">
            <text:p/>
          </table:table-cell>
          <table:table-cell office:value-type="float" office:value="0.23631132107792374">
            <text:p>0.23631132107792374</text:p>
          </table:table-cell>
          <table:table-cell office:value-type="float" office:value="0.03519324739754437">
            <text:p>0.03519324739754437</text:p>
          </table:table-cell>
          <table:table-cell office:value-type="float" office:value="4.31474418572287">
            <text:p>4.31474418572287</text:p>
          </table:table-cell>
          <table:table-cell office:value-type="float" office:value="1.08465002272131">
            <text:p>1.08465002272131</text:p>
          </table:table-cell>
          <table:table-cell office:value-type="float" office:value="0.103448275862069">
            <text:p>0.103448275862069</text:p>
          </table:table-cell>
          <table:table-cell office:value-type="float" office:value="0.00879008437878044">
            <text:p>0.008790084378780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614b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31260788440704">
            <text:p>0.531260788440704</text:p>
          </table:table-cell>
          <table:table-cell office:value-type="float" office:value="0.389341744122246">
            <text:p>0.389341744122246</text:p>
          </table:table-cell>
          <table:table-cell office:value-type="float" office:value="0.331747767782146">
            <text:p>0.331747767782146</text:p>
          </table:table-cell>
          <table:table-cell office:value-type="float" office:value="0.175507901793786">
            <text:p>0.175507901793786</text:p>
          </table:table-cell>
          <table:table-cell office:value-type="float" office:value="0.9764544756356774">
            <text:p>0.9764544756356774</text:p>
          </table:table-cell>
          <table:table-cell office:value-type="float" office:value="0.974608718188145">
            <text:p>0.974608718188145</text:p>
          </table:table-cell>
          <table:table-cell office:value-type="float" office:value="0.9537010646938353">
            <text:p>0.9537010646938353</text:p>
          </table:table-cell>
          <table:table-cell office:value-type="float" office:value="7.4452541757203">
            <text:p>7.4452541757203</text:p>
          </table:table-cell>
          <table:table-cell office:value-type="float" office:value="2.31652391449751">
            <text:p>2.31652391449751</text:p>
          </table:table-cell>
          <table:table-cell office:value-type="float" office:value="0.433727034120735">
            <text:p>0.433727034120735</text:p>
          </table:table-cell>
          <table:table-cell office:value-type="float" office:value="1.86090080201947">
            <text:p>1.86090080201947</text:p>
          </table:table-cell>
          <table:table-cell office:value-type="float" office:value="0.0162938312668013">
            <text:p>0.0162938312668013</text:p>
          </table:table-cell>
          <table:table-cell office:value-type="float" office:value="0.157894736842105">
            <text:p>0.15789473684210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763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550682365894318">
            <text:p>-0.550682365894318</text:p>
          </table:table-cell>
          <table:table-cell office:value-type="float" office:value="0.61575102745277">
            <text:p>0.61575102745277</text:p>
          </table:table-cell>
          <table:table-cell office:value-type="float" office:value="0.361306815806395">
            <text:p>0.361306815806395</text:p>
          </table:table-cell>
          <table:table-cell office:value-type="float" office:value="0.0926842645891589">
            <text:p>0.0926842645891589</text:p>
          </table:table-cell>
          <table:table-cell office:value-type="float" office:value="0.8676771547112686">
            <text:p>0.8676771547112686</text:p>
          </table:table-cell>
          <table:table-cell office:value-type="float" office:value="0.17521651880905098">
            <text:p>0.17521651880905098</text:p>
          </table:table-cell>
          <table:table-cell office:value-type="float" office:value="0.0">
            <text:p/>
          </table:table-cell>
          <table:table-cell office:value-type="float" office:value="4.2087089704281">
            <text:p>4.2087089704281</text:p>
          </table:table-cell>
          <table:table-cell office:value-type="float" office:value="1.17840191693572">
            <text:p>1.17840191693572</text:p>
          </table:table-cell>
          <table:table-cell office:value-type="float" office:value="0.185185185185185">
            <text:p>0.185185185185185</text:p>
          </table:table-cell>
          <table:table-cell office:value-type="float" office:value="0.0937266320956735">
            <text:p>0.09372663209567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882-NOT-BETA-or-weak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316689878702164">
            <text:p>0.316689878702164</text:p>
          </table:table-cell>
          <table:table-cell office:value-type="float" office:value="0.15400120758314">
            <text:p>0.15400120758314</text:p>
          </table:table-cell>
          <table:table-cell office:value-type="float" office:value="0.305991413946177">
            <text:p>0.305991413946177</text:p>
          </table:table-cell>
          <table:table-cell office:value-type="float" office:value="0.118751206566086">
            <text:p>0.118751206566086</text:p>
          </table:table-cell>
          <table:table-cell office:value-type="float" office:value="0.5871333533518439">
            <text:p>0.5871333533518439</text:p>
          </table:table-cell>
          <table:table-cell office:value-type="float" office:value="0.8594755934227103">
            <text:p>0.8594755934227103</text:p>
          </table:table-cell>
          <table:table-cell office:value-type="float" office:value="0.0">
            <text:p/>
          </table:table-cell>
          <table:table-cell office:value-type="float" office:value="4.34856273560856">
            <text:p>4.34856273560856</text:p>
          </table:table-cell>
          <table:table-cell office:value-type="float" office:value="1.11557538681488">
            <text:p>1.11557538681488</text:p>
          </table:table-cell>
          <table:table-cell office:value-type="float" office:value="0.297619047619048">
            <text:p>0.297619047619048</text:p>
          </table:table-cell>
          <table:table-cell office:value-type="float" office:value="0.174559409235551">
            <text:p>0.1745594092355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922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775462985038757">
            <text:p>-0.775462985038757</text:p>
          </table:table-cell>
          <table:table-cell office:value-type="float" office:value="1.886052936842">
            <text:p>1.886052936842</text:p>
          </table:table-cell>
          <table:table-cell office:value-type="float" office:value="1.29863619997998">
            <text:p>1.29863619997998</text:p>
          </table:table-cell>
          <table:table-cell office:value-type="float" office:value="0.382193531664813">
            <text:p>0.382193531664813</text:p>
          </table:table-cell>
          <table:table-cell office:value-type="float" office:value="0.8685203586543266">
            <text:p>0.8685203586543266</text:p>
          </table:table-cell>
          <table:table-cell office:value-type="float" office:value="0.898123620890304">
            <text:p>0.898123620890304</text:p>
          </table:table-cell>
          <table:table-cell office:value-type="float" office:value="0.48352960093600095">
            <text:p>0.48352960093600095</text:p>
          </table:table-cell>
          <table:table-cell office:value-type="float" office:value="6.41286185391641">
            <text:p>6.41286185391641</text:p>
          </table:table-cell>
          <table:table-cell office:value-type="float" office:value="2.6462174770554">
            <text:p>2.6462174770554</text:p>
          </table:table-cell>
          <table:table-cell office:value-type="float" office:value="0.781818181818182">
            <text:p>0.781818181818182</text:p>
          </table:table-cell>
          <table:table-cell office:value-type="float" office:value="2.11631805574072">
            <text:p>2.116318055740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963-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40562427043915">
            <text:p>0.440562427043915</text:p>
          </table:table-cell>
          <table:table-cell office:value-type="float" office:value="-0.0378264272178175">
            <text:p>-0.0378264272178175</text:p>
          </table:table-cell>
          <table:table-cell office:value-type="float" office:value="0.141968920563623">
            <text:p>0.141968920563623</text:p>
          </table:table-cell>
          <table:table-cell office:value-type="float" office:value="0.146385366872501">
            <text:p>0.146385366872501</text:p>
          </table:table-cell>
          <table:table-cell office:value-type="float" office:value="0.10596426700917683">
            <text:p>0.10596426700917683</text:p>
          </table:table-cell>
          <table:table-cell office:value-type="float" office:value="0.752290264283308">
            <text:p>0.752290264283308</text:p>
          </table:table-cell>
          <table:table-cell office:value-type="float" office:value="0.0">
            <text:p/>
          </table:table-cell>
          <table:table-cell office:value-type="float" office:value="5.55437490780733">
            <text:p>5.55437490780733</text:p>
          </table:table-cell>
          <table:table-cell office:value-type="float" office:value="2.15455694608225">
            <text:p>2.15455694608225</text:p>
          </table:table-cell>
          <table:table-cell office:value-type="float" office:value="0.628571428571429">
            <text:p>0.628571428571429</text:p>
          </table:table-cell>
          <table:table-cell office:value-type="float" office:value="0.616440502983827">
            <text:p>0.6164405029838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1975-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32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718272253870964">
            <text:p>0.0718272253870964</text:p>
          </table:table-cell>
          <table:table-cell office:value-type="float" office:value="0.0313978023910179">
            <text:p>0.0313978023910179</text:p>
          </table:table-cell>
          <table:table-cell office:value-type="float" office:value="0.091419323797929">
            <text:p>0.091419323797929</text:p>
          </table:table-cell>
          <table:table-cell office:value-type="float" office:value="-0.113926221680258">
            <text:p>-0.113926221680258</text:p>
          </table:table-cell>
          <table:table-cell office:value-type="float" office:value="0.17445071265082823">
            <text:p>0.17445071265082823</text:p>
          </table:table-cell>
          <table:table-cell office:value-type="float" office:value="0.3240246034789038">
            <text:p>0.3240246034789038</text:p>
          </table:table-cell>
          <table:table-cell office:value-type="float" office:value="0.0">
            <text:p/>
          </table:table-cell>
          <table:table-cell office:value-type="float" office:value="2.99633783889836">
            <text:p>2.99633783889836</text:p>
          </table:table-cell>
          <table:table-cell office:value-type="float" office:value="1.08964190420047">
            <text:p>1.089641904200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lfp unsu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598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233602732419968">
            <text:p>0.233602732419968</text:p>
          </table:table-cell>
          <table:table-cell office:value-type="float" office:value="-0.0589789752097363">
            <text:p>-0.0589789752097363</text:p>
          </table:table-cell>
          <table:table-cell office:value-type="float" office:value="0.138535396555176">
            <text:p>0.138535396555176</text:p>
          </table:table-cell>
          <table:table-cell office:value-type="float" office:value="0.314973616675502">
            <text:p>0.314973616675502</text:p>
          </table:table-cell>
          <table:table-cell office:value-type="float" office:value="0.9950932814291056">
            <text:p>0.9950932814291056</text:p>
          </table:table-cell>
          <table:table-cell office:value-type="float" office:value="0.9892760871244944">
            <text:p>0.9892760871244944</text:p>
          </table:table-cell>
          <table:table-cell office:value-type="float" office:value="0.9580259245552263">
            <text:p>0.9580259245552263</text:p>
          </table:table-cell>
          <table:table-cell office:value-type="float" office:value="8.68528955954221">
            <text:p>8.68528955954221</text:p>
          </table:table-cell>
          <table:table-cell office:value-type="float" office:value="2.90877887571007">
            <text:p>2.90877887571007</text:p>
          </table:table-cell>
          <table:table-cell office:value-type="float" office:value="0.525629077353215">
            <text:p>0.525629077353215</text:p>
          </table:table-cell>
          <table:table-cell office:value-type="float" office:value="3.38374722694008">
            <text:p>3.38374722694008</text:p>
          </table:table-cell>
          <table:table-cell office:value-type="float" office:value="0.0287355573054792">
            <text:p>0.0287355573054792</text:p>
          </table:table-cell>
          <table:table-cell office:value-type="float" office:value="0.162162162162162">
            <text:p>0.16216216216216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612-BETA-noisy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48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36503088474274">
            <text:p>0.836503088474274</text:p>
          </table:table-cell>
          <table:table-cell office:value-type="float" office:value="0.624055464001481">
            <text:p>0.624055464001481</text:p>
          </table:table-cell>
          <table:table-cell office:value-type="float" office:value="0.458925209350651">
            <text:p>0.458925209350651</text:p>
          </table:table-cell>
          <table:table-cell office:value-type="float" office:value="0.284030048778301">
            <text:p>0.284030048778301</text:p>
          </table:table-cell>
          <table:table-cell office:value-type="float" office:value="0.9777480292812064">
            <text:p>0.9777480292812064</text:p>
          </table:table-cell>
          <table:table-cell office:value-type="float" office:value="0.9590360909555449">
            <text:p>0.9590360909555449</text:p>
          </table:table-cell>
          <table:table-cell office:value-type="float" office:value="0.8708201492136418">
            <text:p>0.8708201492136418</text:p>
          </table:table-cell>
          <table:table-cell office:value-type="float" office:value="6.79891260018866">
            <text:p>6.79891260018866</text:p>
          </table:table-cell>
          <table:table-cell office:value-type="float" office:value="2.79726844134684">
            <text:p>2.79726844134684</text:p>
          </table:table-cell>
          <table:table-cell office:value-type="float" office:value="0.75">
            <text:p>0.75</text:p>
          </table:table-cell>
          <table:table-cell office:value-type="float" office:value="1.82947907834917">
            <text:p>1.829479078349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1-130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668435096740723">
            <text:p>0.0668435096740723</text:p>
          </table:table-cell>
          <table:table-cell office:value-type="float" office:value="0.0609156044134566">
            <text:p>0.0609156044134566</text:p>
          </table:table-cell>
          <table:table-cell office:value-type="float" office:value="-0.54670913983477">
            <text:p>-0.54670913983477</text:p>
          </table:table-cell>
          <table:table-cell office:value-type="float" office:value="0.434480197293323">
            <text:p>0.434480197293323</text:p>
          </table:table-cell>
          <table:table-cell office:value-type="float" office:value="0.3143742027445078">
            <text:p>0.3143742027445078</text:p>
          </table:table-cell>
          <table:table-cell office:value-type="float" office:value="0.39187619293893794">
            <text:p>0.39187619293893794</text:p>
          </table:table-cell>
          <table:table-cell office:value-type="float" office:value="0.009786885753781838">
            <text:p>0.009786885753781838</text:p>
          </table:table-cell>
          <table:table-cell office:value-type="float" office:value="1.46157218151384">
            <text:p>1.46157218151384</text:p>
          </table:table-cell>
          <table:table-cell office:value-type="float" office:value="1.53545740715005">
            <text:p>1.53545740715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3-385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-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682666718959808">
            <text:p>0.682666718959808</text:p>
          </table:table-cell>
          <table:table-cell office:value-type="float" office:value="0.182009284306678">
            <text:p>0.182009284306678</text:p>
          </table:table-cell>
          <table:table-cell office:value-type="float" office:value="0.121579041866525">
            <text:p>0.121579041866525</text:p>
          </table:table-cell>
          <table:table-cell office:value-type="float" office:value="0.0561636226572247">
            <text:p>0.0561636226572247</text:p>
          </table:table-cell>
          <table:table-cell office:value-type="float" office:value="0.6795179195819605">
            <text:p>0.6795179195819605</text:p>
          </table:table-cell>
          <table:table-cell office:value-type="float" office:value="0.6912775177899656">
            <text:p>0.6912775177899656</text:p>
          </table:table-cell>
          <table:table-cell office:value-type="float" office:value="0.3221614770106498">
            <text:p>0.3221614770106498</text:p>
          </table:table-cell>
          <table:table-cell office:value-type="float" office:value="3.16754404310853">
            <text:p>3.16754404310853</text:p>
          </table:table-cell>
          <table:table-cell office:value-type="float" office:value="0.812429912949453">
            <text:p>0.8124299129494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slight pac, needs rescaling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623-s3-508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07326924800873">
            <text:p>1.07326924800873</text:p>
          </table:table-cell>
          <table:table-cell office:value-type="float" office:value="1.4113922119069">
            <text:p>1.4113922119069</text:p>
          </table:table-cell>
          <table:table-cell office:value-type="float" office:value="0.886005578859679">
            <text:p>0.886005578859679</text:p>
          </table:table-cell>
          <table:table-cell office:value-type="float" office:value="0.456295524074749">
            <text:p>0.456295524074749</text:p>
          </table:table-cell>
          <table:table-cell office:value-type="float" office:value="0.9280501257024364">
            <text:p>0.9280501257024364</text:p>
          </table:table-cell>
          <table:table-cell office:value-type="float" office:value="0.8144504802088133">
            <text:p>0.8144504802088133</text:p>
          </table:table-cell>
          <table:table-cell office:value-type="float" office:value="0.22866841887865919">
            <text:p>0.22866841887865919</text:p>
          </table:table-cell>
          <table:table-cell office:value-type="float" office:value="5.98424644393418">
            <text:p>5.98424644393418</text:p>
          </table:table-cell>
          <table:table-cell office:value-type="float" office:value="1.23526534695372">
            <text:p>1.23526534695372</text:p>
          </table:table-cell>
          <table:table-cell office:value-type="float" office:value="0.914893617021277">
            <text:p>0.914893617021277</text:p>
          </table:table-cell>
          <table:table-cell office:value-type="float" office:value="2.28103218422281">
            <text:p>2.281032184222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3-666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23</text:p>
          </table:table-cell>
          <table:table-cell office:value-type="string">
            <text:p>7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-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562246859073639">
            <text:p>0.562246859073639</text:p>
          </table:table-cell>
          <table:table-cell office:value-type="float" office:value="-0.0654664590387253">
            <text:p>-0.0654664590387253</text:p>
          </table:table-cell>
          <table:table-cell office:value-type="float" office:value="0.227476782179629">
            <text:p>0.227476782179629</text:p>
          </table:table-cell>
          <table:table-cell office:value-type="float" office:value="-0.00370721091194457">
            <text:p>-0.00370721091194457</text:p>
          </table:table-cell>
          <table:table-cell office:value-type="float" office:value="0.0">
            <text:p/>
          </table:table-cell>
          <table:table-cell office:value-type="float" office:value="0.4242849249540106">
            <text:p>0.4242849249540106</text:p>
          </table:table-cell>
          <table:table-cell office:value-type="float" office:value="0.0">
            <text:p/>
          </table:table-cell>
          <table:table-cell office:value-type="float" office:value="3.71261396332318">
            <text:p>3.71261396332318</text:p>
          </table:table-cell>
          <table:table-cell office:value-type="float" office:value="0.733758692046924">
            <text:p>0.7337586920469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4-280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621395170688629">
            <text:p>0.621395170688629</text:p>
          </table:table-cell>
          <table:table-cell office:value-type="float" office:value="0.126332148048793">
            <text:p>0.126332148048793</text:p>
          </table:table-cell>
          <table:table-cell office:value-type="float" office:value="-0.253811632992275">
            <text:p>-0.253811632992275</text:p>
          </table:table-cell>
          <table:table-cell office:value-type="float" office:value="0.148595707324943">
            <text:p>0.148595707324943</text:p>
          </table:table-cell>
          <table:table-cell office:value-type="float" office:value="0.2693740063759096">
            <text:p>0.2693740063759096</text:p>
          </table:table-cell>
          <table:table-cell office:value-type="float" office:value="0.752971159687601">
            <text:p>0.752971159687601</text:p>
          </table:table-cell>
          <table:table-cell office:value-type="float" office:value="0.15313776162884818">
            <text:p>0.15313776162884818</text:p>
          </table:table-cell>
          <table:table-cell office:value-type="float" office:value="2.30315245944202">
            <text:p>2.30315245944202</text:p>
          </table:table-cell>
          <table:table-cell office:value-type="float" office:value="1.1947634970877">
            <text:p>1.194763497087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085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1.3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1</text:p>
          </table:table-cell>
          <table:table-cell office:value-type="string">
            <text:p>1</text:p>
          </table:table-cell>
          <table:table-cell office:value-type="string">
            <text:p>-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248465478420258">
            <text:p>0.248465478420258</text:p>
          </table:table-cell>
          <table:table-cell office:value-type="float" office:value="0.0658072142839166">
            <text:p>0.0658072142839166</text:p>
          </table:table-cell>
          <table:table-cell office:value-type="float" office:value="0.123203574187179">
            <text:p>0.123203574187179</text:p>
          </table:table-cell>
          <table:table-cell office:value-type="float" office:value="0.0285151733995089">
            <text:p>0.0285151733995089</text:p>
          </table:table-cell>
          <table:table-cell office:value-type="float" office:value="0.0">
            <text:p/>
          </table:table-cell>
          <table:table-cell office:value-type="float" office:value="0.17031752159746583">
            <text:p>0.17031752159746583</text:p>
          </table:table-cell>
          <table:table-cell office:value-type="float" office:value="0.0">
            <text:p/>
          </table:table-cell>
          <table:table-cell office:value-type="float" office:value="5.37926606181812">
            <text:p>5.37926606181812</text:p>
          </table:table-cell>
          <table:table-cell office:value-type="float" office:value="1.94873665933316">
            <text:p>1.94873665933316</text:p>
          </table:table-cell>
          <table:table-cell office:value-type="float" office:value="0.321428571428571">
            <text:p>0.321428571428571</text:p>
          </table:table-cell>
          <table:table-cell office:value-type="float" office:value="0.307962998637614">
            <text:p>0.3079629986376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340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37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618208944797516">
            <text:p>0.618208944797516</text:p>
          </table:table-cell>
          <table:table-cell office:value-type="float" office:value="0.31388710194871">
            <text:p>0.31388710194871</text:p>
          </table:table-cell>
          <table:table-cell office:value-type="float" office:value="0.104751550115617">
            <text:p>0.104751550115617</text:p>
          </table:table-cell>
          <table:table-cell office:value-type="float" office:value="0.656036143143656">
            <text:p>0.656036143143656</text:p>
          </table:table-cell>
          <table:table-cell office:value-type="float" office:value="0.6445404669793202">
            <text:p>0.6445404669793202</text:p>
          </table:table-cell>
          <table:table-cell office:value-type="float" office:value="0.8265425472510066">
            <text:p>0.8265425472510066</text:p>
          </table:table-cell>
          <table:table-cell office:value-type="float" office:value="0.043727356590115285">
            <text:p>0.043727356590115285</text:p>
          </table:table-cell>
          <table:table-cell office:value-type="float" office:value="3.07978991449276">
            <text:p>3.07978991449276</text:p>
          </table:table-cell>
          <table:table-cell office:value-type="float" office:value="0.59127948147429">
            <text:p>0.59127948147429</text:p>
          </table:table-cell>
          <table:table-cell office:value-type="float" office:value="0.5">
            <text:p>0.5</text:p>
          </table:table-cell>
          <table:table-cell office:value-type="float" office:value="0.0673985137027005">
            <text:p>0.0673985137027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665-a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37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</text:p>
          </table:table-cell>
          <table:table-cell office:value-type="string">
            <text:p>1.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0361791998147964">
            <text:p>0.0361791998147964</text:p>
          </table:table-cell>
          <table:table-cell office:value-type="float" office:value="0.246016965332927">
            <text:p>0.246016965332927</text:p>
          </table:table-cell>
          <table:table-cell office:value-type="float" office:value="-0.144186423414941">
            <text:p>-0.144186423414941</text:p>
          </table:table-cell>
          <table:table-cell office:value-type="float" office:value="-0.156224189043622">
            <text:p>-0.156224189043622</text:p>
          </table:table-cell>
          <table:table-cell office:value-type="float" office:value="0.8616718635170604">
            <text:p>0.8616718635170604</text:p>
          </table:table-cell>
          <table:table-cell office:value-type="float" office:value="0.9399915653353859">
            <text:p>0.9399915653353859</text:p>
          </table:table-cell>
          <table:table-cell office:value-type="float" office:value="0.3481157752882805">
            <text:p>0.3481157752882805</text:p>
          </table:table-cell>
          <table:table-cell office:value-type="float" office:value="4.70564837214699">
            <text:p>4.70564837214699</text:p>
          </table:table-cell>
          <table:table-cell office:value-type="float" office:value="0.906167589382123">
            <text:p>0.906167589382123</text:p>
          </table:table-cell>
          <table:table-cell office:value-type="float" office:value="0.0789473684210526">
            <text:p>0.0789473684210526</text:p>
          </table:table-cell>
          <table:table-cell office:value-type="float" office:value="0.262920345450639">
            <text:p>0.2629203454506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557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5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100373506546021">
            <text:p>0.100373506546021</text:p>
          </table:table-cell>
          <table:table-cell office:value-type="float" office:value="0.282409036581111">
            <text:p>0.282409036581111</text:p>
          </table:table-cell>
          <table:table-cell office:value-type="float" office:value="-1.29345720043792">
            <text:p>-1.29345720043792</text:p>
          </table:table-cell>
          <table:table-cell office:value-type="float" office:value="-1.07544688598968">
            <text:p>-1.07544688598968</text:p>
          </table:table-cell>
          <table:table-cell office:value-type="float" office:value="0.34027886181967393">
            <text:p>0.340278861819673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8167397689152">
            <text:p>2.08167397689152</text:p>
          </table:table-cell>
          <table:table-cell office:value-type="float" office:value="1.30972462608359">
            <text:p>1.3097246260835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704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626861035823822">
            <text:p>0.626861035823822</text:p>
          </table:table-cell>
          <table:table-cell office:value-type="float" office:value="-0.0411358554026465">
            <text:p>-0.0411358554026465</text:p>
          </table:table-cell>
          <table:table-cell office:value-type="float" office:value="-0.0225585381066593">
            <text:p>-0.0225585381066593</text:p>
          </table:table-cell>
          <table:table-cell office:value-type="float" office:value="0.0311299484863917">
            <text:p>0.03112994848639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84665565443571">
            <text:p>3.84665565443571</text:p>
          </table:table-cell>
          <table:table-cell office:value-type="float" office:value="1.23164962419662">
            <text:p>1.23164962419662</text:p>
          </table:table-cell>
          <table:table-cell office:value-type="float" office:value="0.214285714285714">
            <text:p>0.214285714285714</text:p>
          </table:table-cell>
          <table:table-cell office:value-type="float" office:value="0.0546578830942013">
            <text:p>0.054657883094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4-568-b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793148815631866">
            <text:p>0.793148815631866</text:p>
          </table:table-cell>
          <table:table-cell office:value-type="float" office:value="0.563645808445122">
            <text:p>0.563645808445122</text:p>
          </table:table-cell>
          <table:table-cell office:value-type="float" office:value="0.481419641834842">
            <text:p>0.481419641834842</text:p>
          </table:table-cell>
          <table:table-cell office:value-type="float" office:value="0.221366167434947">
            <text:p>0.221366167434947</text:p>
          </table:table-cell>
          <table:table-cell office:value-type="float" office:value="0.8910121138882283">
            <text:p>0.8910121138882283</text:p>
          </table:table-cell>
          <table:table-cell office:value-type="float" office:value="0.9421388281627905">
            <text:p>0.9421388281627905</text:p>
          </table:table-cell>
          <table:table-cell office:value-type="float" office:value="0.2647060370230999">
            <text:p>0.2647060370230999</text:p>
          </table:table-cell>
          <table:table-cell office:value-type="float" office:value="3.98844506008146">
            <text:p>3.98844506008146</text:p>
          </table:table-cell>
          <table:table-cell office:value-type="float" office:value="1.64851638463709">
            <text:p>1.64851638463709</text:p>
          </table:table-cell>
          <table:table-cell office:value-type="float" office:value="0.833333333333333">
            <text:p>0.833333333333333</text:p>
          </table:table-cell>
          <table:table-cell office:value-type="float" office:value="1.11854236535975">
            <text:p>1.118542365359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1411-BETA-in-out-in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0592789389193058">
            <text:p>-0.0592789389193058</text:p>
          </table:table-cell>
          <table:table-cell office:value-type="float" office:value="0.00364042718173144">
            <text:p>0.00364042718173144</text:p>
          </table:table-cell>
          <table:table-cell office:value-type="float" office:value="0.0708888724420337">
            <text:p>0.0708888724420337</text:p>
          </table:table-cell>
          <table:table-cell office:value-type="float" office:value="0.0872896566923608">
            <text:p>0.0872896566923608</text:p>
          </table:table-cell>
          <table:table-cell office:value-type="float" office:value="0.8617757886119054">
            <text:p>0.8617757886119054</text:p>
          </table:table-cell>
          <table:table-cell office:value-type="float" office:value="0.9038848751152301">
            <text:p>0.9038848751152301</text:p>
          </table:table-cell>
          <table:table-cell office:value-type="float" office:value="0.7124681529486355">
            <text:p>0.7124681529486355</text:p>
          </table:table-cell>
          <table:table-cell office:value-type="float" office:value="7.515988681281">
            <text:p>7.515988681281</text:p>
          </table:table-cell>
          <table:table-cell office:value-type="float" office:value="2.82049917208228">
            <text:p>2.82049917208228</text:p>
          </table:table-cell>
          <table:table-cell office:value-type="float" office:value="0.860335195530726">
            <text:p>0.860335195530726</text:p>
          </table:table-cell>
          <table:table-cell office:value-type="float" office:value="3.29229834040554">
            <text:p>3.2922983404055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294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30</text:p>
          </table:table-cell>
          <table:table-cell office:value-type="string">
            <text:p>7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275364875793457">
            <text:p>0.275364875793457</text:p>
          </table:table-cell>
          <table:table-cell office:value-type="float" office:value="0.0804860010687821">
            <text:p>0.0804860010687821</text:p>
          </table:table-cell>
          <table:table-cell office:value-type="float" office:value="0.0923877838945973">
            <text:p>0.0923877838945973</text:p>
          </table:table-cell>
          <table:table-cell office:value-type="float" office:value="-0.119348782171173">
            <text:p>-0.119348782171173</text:p>
          </table:table-cell>
          <table:table-cell office:value-type="float" office:value="0.7977757060112917">
            <text:p>0.7977757060112917</text:p>
          </table:table-cell>
          <table:table-cell office:value-type="float" office:value="0.6027599895110177">
            <text:p>0.6027599895110177</text:p>
          </table:table-cell>
          <table:table-cell office:value-type="float" office:value="0.7458478372965407">
            <text:p>0.7458478372965407</text:p>
          </table:table-cell>
          <table:table-cell office:value-type="float" office:value="1.07124811734956">
            <text:p>1.07124811734956</text:p>
          </table:table-cell>
          <table:table-cell office:value-type="float" office:value="1.56024115020287">
            <text:p>1.560241150202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673-BETA-noisy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285660445690155">
            <text:p>0.285660445690155</text:p>
          </table:table-cell>
          <table:table-cell office:value-type="float" office:value="0.455029158964071">
            <text:p>0.455029158964071</text:p>
          </table:table-cell>
          <table:table-cell office:value-type="float" office:value="0.247560407358357">
            <text:p>0.247560407358357</text:p>
          </table:table-cell>
          <table:table-cell office:value-type="float" office:value="0.0195131386926787">
            <text:p>0.0195131386926787</text:p>
          </table:table-cell>
          <table:table-cell office:value-type="float" office:value="0.9772054455114979">
            <text:p>0.9772054455114979</text:p>
          </table:table-cell>
          <table:table-cell office:value-type="float" office:value="0.9605121710695731">
            <text:p>0.9605121710695731</text:p>
          </table:table-cell>
          <table:table-cell office:value-type="float" office:value="0.9427279582680538">
            <text:p>0.9427279582680538</text:p>
          </table:table-cell>
          <table:table-cell office:value-type="float" office:value="7.20963106993699">
            <text:p>7.20963106993699</text:p>
          </table:table-cell>
          <table:table-cell office:value-type="float" office:value="4.13446890882577">
            <text:p>4.13446890882577</text:p>
          </table:table-cell>
          <table:table-cell office:value-type="float" office:value="0.877862595419847">
            <text:p>0.877862595419847</text:p>
          </table:table-cell>
          <table:table-cell office:value-type="float" office:value="2.82191826521784">
            <text:p>2.82191826521784</text:p>
          </table:table-cell>
          <table:table-cell office:value-type="float" office:value="0.327498202068114">
            <text:p>0.327498202068114</text:p>
          </table:table-cell>
          <table:table-cell office:value-type="float" office:value="0.4">
            <text:p>0.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709-BETA-weak-but-there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0443307310342789">
            <text:p>0.0443307310342789</text:p>
          </table:table-cell>
          <table:table-cell office:value-type="float" office:value="0.482355270770293">
            <text:p>0.482355270770293</text:p>
          </table:table-cell>
          <table:table-cell office:value-type="float" office:value="0.658034201529766">
            <text:p>0.658034201529766</text:p>
          </table:table-cell>
          <table:table-cell office:value-type="float" office:value="0.477702211771684">
            <text:p>0.477702211771684</text:p>
          </table:table-cell>
          <table:table-cell office:value-type="float" office:value="0.7075900808950528">
            <text:p>0.7075900808950528</text:p>
          </table:table-cell>
          <table:table-cell office:value-type="float" office:value="0.7629653583839436">
            <text:p>0.7629653583839436</text:p>
          </table:table-cell>
          <table:table-cell office:value-type="float" office:value="0.7231627703442598">
            <text:p>0.7231627703442598</text:p>
          </table:table-cell>
          <table:table-cell office:value-type="float" office:value="6.10859505074362">
            <text:p>6.10859505074362</text:p>
          </table:table-cell>
          <table:table-cell office:value-type="float" office:value="1.66138213445194">
            <text:p>1.66138213445194</text:p>
          </table:table-cell>
          <table:table-cell office:value-type="float" office:value="0.727272727272727">
            <text:p>0.727272727272727</text:p>
          </table:table-cell>
          <table:table-cell office:value-type="float" office:value="2.19502874744961">
            <text:p>2.1950287474496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super wide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c_205-BETA-in-out-in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725475311279297">
            <text:p>0.725475311279297</text:p>
          </table:table-cell>
          <table:table-cell office:value-type="float" office:value="0.573013027141855">
            <text:p>0.573013027141855</text:p>
          </table:table-cell>
          <table:table-cell office:value-type="float" office:value="0.433239933207764">
            <text:p>0.433239933207764</text:p>
          </table:table-cell>
          <table:table-cell office:value-type="float" office:value="0.332456120755109">
            <text:p>0.332456120755109</text:p>
          </table:table-cell>
          <table:table-cell office:value-type="float" office:value="0.9609409776799152">
            <text:p>0.9609409776799152</text:p>
          </table:table-cell>
          <table:table-cell office:value-type="float" office:value="0.9450571346356128">
            <text:p>0.9450571346356128</text:p>
          </table:table-cell>
          <table:table-cell office:value-type="float" office:value="0.8514216994009303">
            <text:p>0.8514216994009303</text:p>
          </table:table-cell>
          <table:table-cell office:value-type="float" office:value="7.04272855434718">
            <text:p>7.04272855434718</text:p>
          </table:table-cell>
          <table:table-cell office:value-type="float" office:value="2.69824270900335">
            <text:p>2.69824270900335</text:p>
          </table:table-cell>
          <table:table-cell office:value-type="float" office:value="0.783216783216783">
            <text:p>0.783216783216783</text:p>
          </table:table-cell>
          <table:table-cell office:value-type="float" office:value="3.05017582330323">
            <text:p>3.05017582330323</text:p>
          </table:table-cell>
          <table:table-cell office:value-type="float" office:value="0.090468280219635">
            <text:p>0.09046828021963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c_662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31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39213287830353">
            <text:p>1.39213287830353</text:p>
          </table:table-cell>
          <table:table-cell office:value-type="float" office:value="0.0957856430234611">
            <text:p>0.0957856430234611</text:p>
          </table:table-cell>
          <table:table-cell office:value-type="float" office:value="-0.0383332659717668">
            <text:p>-0.0383332659717668</text:p>
          </table:table-cell>
          <table:table-cell office:value-type="float" office:value="-0.264436863943029">
            <text:p>-0.264436863943029</text:p>
          </table:table-cell>
          <table:table-cell office:value-type="float" office:value="0.0">
            <text:p/>
          </table:table-cell>
          <table:table-cell office:value-type="float" office:value="0.5975608413831546">
            <text:p>0.5975608413831546</text:p>
          </table:table-cell>
          <table:table-cell office:value-type="float" office:value="0.3944202521420386">
            <text:p>0.3944202521420386</text:p>
          </table:table-cell>
          <table:table-cell office:value-type="float" office:value="3.22498780461288">
            <text:p>3.22498780461288</text:p>
          </table:table-cell>
          <table:table-cell office:value-type="float" office:value="1.38741067802402">
            <text:p>1.387410678024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1621-BETA-MAYBE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934200346469879">
            <text:p>0.934200346469879</text:p>
          </table:table-cell>
          <table:table-cell office:value-type="float" office:value="0.505401195253169">
            <text:p>0.505401195253169</text:p>
          </table:table-cell>
          <table:table-cell office:value-type="float" office:value="0.135306537335929">
            <text:p>0.135306537335929</text:p>
          </table:table-cell>
          <table:table-cell office:value-type="float" office:value="0.0121144299448053">
            <text:p>0.0121144299448053</text:p>
          </table:table-cell>
          <table:table-cell office:value-type="float" office:value="0.8811350067683448">
            <text:p>0.8811350067683448</text:p>
          </table:table-cell>
          <table:table-cell office:value-type="float" office:value="0.0">
            <text:p/>
          </table:table-cell>
          <table:table-cell office:value-type="float" office:value="0.4290079417938033">
            <text:p>0.4290079417938033</text:p>
          </table:table-cell>
          <table:table-cell office:value-type="float" office:value="4.47533940435807">
            <text:p>4.47533940435807</text:p>
          </table:table-cell>
          <table:table-cell office:value-type="float" office:value="1.16446086577774">
            <text:p>1.16446086577774</text:p>
          </table:table-cell>
          <table:table-cell office:value-type="float" office:value="0.774193548387097">
            <text:p>0.774193548387097</text:p>
          </table:table-cell>
          <table:table-cell office:value-type="float" office:value="0.606074085277039">
            <text:p>0.6060740852770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1803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114314876496792">
            <text:p>0.114314876496792</text:p>
          </table:table-cell>
          <table:table-cell office:value-type="float" office:value="0.124497851904176">
            <text:p>0.124497851904176</text:p>
          </table:table-cell>
          <table:table-cell office:value-type="float" office:value="0.197838676649765">
            <text:p>0.197838676649765</text:p>
          </table:table-cell>
          <table:table-cell office:value-type="float" office:value="0.256074625920564">
            <text:p>0.256074625920564</text:p>
          </table:table-cell>
          <table:table-cell office:value-type="float" office:value="0.5462511020233449">
            <text:p>0.5462511020233449</text:p>
          </table:table-cell>
          <table:table-cell office:value-type="float" office:value="0.498982885298068">
            <text:p>0.498982885298068</text:p>
          </table:table-cell>
          <table:table-cell office:value-type="float" office:value="0.08063087241452882">
            <text:p>0.08063087241452882</text:p>
          </table:table-cell>
          <table:table-cell office:value-type="float" office:value="6.54385412963592">
            <text:p>6.54385412963592</text:p>
          </table:table-cell>
          <table:table-cell office:value-type="float" office:value="1.24959403846738">
            <text:p>1.24959403846738</text:p>
          </table:table-cell>
          <table:table-cell office:value-type="float" office:value="0.464912280701754">
            <text:p>0.464912280701754</text:p>
          </table:table-cell>
          <table:table-cell office:value-type="float" office:value="1.32711059302355">
            <text:p>1.327110593023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246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office:value-type="string">
            <text:p>29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9</text:p>
          </table:table-cell>
          <table:table-cell office:value-type="string">
            <text:p>1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6044008731842">
            <text:p>0.66044008731842</text:p>
          </table:table-cell>
          <table:table-cell office:value-type="float" office:value="0.479602563340599">
            <text:p>0.479602563340599</text:p>
          </table:table-cell>
          <table:table-cell office:value-type="float" office:value="0.457360768494758">
            <text:p>0.457360768494758</text:p>
          </table:table-cell>
          <table:table-cell office:value-type="float" office:value="0.150521210839999">
            <text:p>0.150521210839999</text:p>
          </table:table-cell>
          <table:table-cell office:value-type="float" office:value="0.9157743572075294">
            <text:p>0.9157743572075294</text:p>
          </table:table-cell>
          <table:table-cell office:value-type="float" office:value="0.9069355743452866">
            <text:p>0.9069355743452866</text:p>
          </table:table-cell>
          <table:table-cell office:value-type="float" office:value="0.0">
            <text:p/>
          </table:table-cell>
          <table:table-cell office:value-type="float" office:value="4.85072533628416">
            <text:p>4.85072533628416</text:p>
          </table:table-cell>
          <table:table-cell office:value-type="float" office:value="1.68552089887352">
            <text:p>1.68552089887352</text:p>
          </table:table-cell>
          <table:table-cell office:value-type="float" office:value="0.416666666666667">
            <text:p>0.416666666666667</text:p>
          </table:table-cell>
          <table:table-cell office:value-type="float" office:value="0.200950140478804">
            <text:p>0.2009501404788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291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2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0871136859059334">
            <text:p>0.0871136859059334</text:p>
          </table:table-cell>
          <table:table-cell office:value-type="float" office:value="0.209152018866967">
            <text:p>0.209152018866967</text:p>
          </table:table-cell>
          <table:table-cell office:value-type="float" office:value="0.375160700597516">
            <text:p>0.375160700597516</text:p>
          </table:table-cell>
          <table:table-cell office:value-type="float" office:value="0.114908226281371">
            <text:p>0.114908226281371</text:p>
          </table:table-cell>
          <table:table-cell office:value-type="float" office:value="0.9719617649014202">
            <text:p>0.9719617649014202</text:p>
          </table:table-cell>
          <table:table-cell office:value-type="float" office:value="0.9622634587048776">
            <text:p>0.9622634587048776</text:p>
          </table:table-cell>
          <table:table-cell office:value-type="float" office:value="0.6671416803027217">
            <text:p>0.6671416803027217</text:p>
          </table:table-cell>
          <table:table-cell office:value-type="float" office:value="5.65793201709673">
            <text:p>5.65793201709673</text:p>
          </table:table-cell>
          <table:table-cell office:value-type="float" office:value="1.8322095123588">
            <text:p>1.8322095123588</text:p>
          </table:table-cell>
          <table:table-cell office:value-type="float" office:value="0.888888888888889">
            <text:p>0.888888888888889</text:p>
          </table:table-cell>
          <table:table-cell office:value-type="float" office:value="1.13949588479604">
            <text:p>1.139495884796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320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5</text:p>
          </table:table-cell>
          <table:table-cell office:value-type="string">
            <text:p>3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943089723587036">
            <text:p>0.943089723587036</text:p>
          </table:table-cell>
          <table:table-cell office:value-type="float" office:value="0.11547946856461">
            <text:p>0.11547946856461</text:p>
          </table:table-cell>
          <table:table-cell office:value-type="float" office:value="0.990203202279932">
            <text:p>0.990203202279932</text:p>
          </table:table-cell>
          <table:table-cell office:value-type="float" office:value="0.770386604282087">
            <text:p>0.770386604282087</text:p>
          </table:table-cell>
          <table:table-cell office:value-type="float" office:value="0.0">
            <text:p/>
          </table:table-cell>
          <table:table-cell office:value-type="float" office:value="0.1701970747627587">
            <text:p>0.1701970747627587</text:p>
          </table:table-cell>
          <table:table-cell office:value-type="float" office:value="0.06715164911671978">
            <text:p>0.06715164911671978</text:p>
          </table:table-cell>
          <table:table-cell office:value-type="float" office:value="5.78125290186812">
            <text:p>5.78125290186812</text:p>
          </table:table-cell>
          <table:table-cell office:value-type="float" office:value="2.25671245379489">
            <text:p>2.25671245379489</text:p>
          </table:table-cell>
          <table:table-cell office:value-type="float" office:value="0.69620253164557">
            <text:p>0.69620253164557</text:p>
          </table:table-cell>
          <table:table-cell office:value-type="float" office:value="1.60444461956346">
            <text:p>1.60444461956346</text:p>
          </table:table-cell>
          <table:table-cell office:value-type="float" office:value="0.256296248797062">
            <text:p>0.25629624879706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reclassify for burs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320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827613592147827">
            <text:p>0.827613592147827</text:p>
          </table:table-cell>
          <table:table-cell office:value-type="float" office:value="0.221584414133279">
            <text:p>0.221584414133279</text:p>
          </table:table-cell>
          <table:table-cell office:value-type="float" office:value="0.0560392599843557">
            <text:p>0.0560392599843557</text:p>
          </table:table-cell>
          <table:table-cell office:value-type="float" office:value="0.066202909342435">
            <text:p>0.066202909342435</text:p>
          </table:table-cell>
          <table:table-cell office:value-type="float" office:value="0.6820250100534838">
            <text:p>0.6820250100534838</text:p>
          </table:table-cell>
          <table:table-cell office:value-type="float" office:value="0.8943850754124816">
            <text:p>0.8943850754124816</text:p>
          </table:table-cell>
          <table:table-cell office:value-type="float" office:value="0.40934594707977956">
            <text:p>0.40934594707977956</text:p>
          </table:table-cell>
          <table:table-cell office:value-type="float" office:value="2.06408533450187">
            <text:p>2.06408533450187</text:p>
          </table:table-cell>
          <table:table-cell office:value-type="float" office:value="1.32523768443965">
            <text:p>1.325237684439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465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12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5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0027186870575">
            <text:p>1.0027186870575</text:p>
          </table:table-cell>
          <table:table-cell office:value-type="float" office:value="0.191800292096344">
            <text:p>0.191800292096344</text:p>
          </table:table-cell>
          <table:table-cell office:value-type="float" office:value="0.344571632474584">
            <text:p>0.344571632474584</text:p>
          </table:table-cell>
          <table:table-cell office:value-type="float" office:value="0.200255510220983">
            <text:p>0.200255510220983</text:p>
          </table:table-cell>
          <table:table-cell office:value-type="float" office:value="0.5786445421530613">
            <text:p>0.5786445421530613</text:p>
          </table:table-cell>
          <table:table-cell office:value-type="float" office:value="0.7542299533912967">
            <text:p>0.7542299533912967</text:p>
          </table:table-cell>
          <table:table-cell office:value-type="float" office:value="0.061854683563526525">
            <text:p>0.061854683563526525</text:p>
          </table:table-cell>
          <table:table-cell office:value-type="float" office:value="4.02234530619278">
            <text:p>4.02234530619278</text:p>
          </table:table-cell>
          <table:table-cell office:value-type="float" office:value="0.867383409845415">
            <text:p>0.867383409845415</text:p>
          </table:table-cell>
          <table:table-cell office:value-type="float" office:value="0.2">
            <text:p>0.2</text:p>
          </table:table-cell>
          <table:table-cell office:value-type="float" office:value="0.0584814174450282">
            <text:p>0.05848141744502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hf beta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0_s1_38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8855619430542">
            <text:p>1.8855619430542</text:p>
          </table:table-cell>
          <table:table-cell office:value-type="float" office:value="0.458450101938432">
            <text:p>0.458450101938432</text:p>
          </table:table-cell>
          <table:table-cell office:value-type="float" office:value="0.286973611673771">
            <text:p>0.286973611673771</text:p>
          </table:table-cell>
          <table:table-cell office:value-type="float" office:value="0.107164731306559">
            <text:p>0.107164731306559</text:p>
          </table:table-cell>
          <table:table-cell office:value-type="float" office:value="0.4236021527330751">
            <text:p>0.4236021527330751</text:p>
          </table:table-cell>
          <table:table-cell office:value-type="float" office:value="0.053165617984529234">
            <text:p>0.053165617984529234</text:p>
          </table:table-cell>
          <table:table-cell office:value-type="float" office:value="0.4893892981845489">
            <text:p>0.4893892981845489</text:p>
          </table:table-cell>
          <table:table-cell office:value-type="float" office:value="4.2740121521298">
            <text:p>4.2740121521298</text:p>
          </table:table-cell>
          <table:table-cell office:value-type="float" office:value="1.80392722602164">
            <text:p>1.80392722602164</text:p>
          </table:table-cell>
          <table:table-cell office:value-type="float" office:value="0.673076923076923">
            <text:p>0.673076923076923</text:p>
          </table:table-cell>
          <table:table-cell office:value-type="float" office:value="0.826432615171239">
            <text:p>0.8264326151712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0_s1_47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2.28058314323425">
            <text:p>2.28058314323425</text:p>
          </table:table-cell>
          <table:table-cell office:value-type="float" office:value="1.01492482144742">
            <text:p>1.01492482144742</text:p>
          </table:table-cell>
          <table:table-cell office:value-type="float" office:value="0.883535567634231">
            <text:p>0.883535567634231</text:p>
          </table:table-cell>
          <table:table-cell office:value-type="float" office:value="0.314663226010262">
            <text:p>0.314663226010262</text:p>
          </table:table-cell>
          <table:table-cell office:value-type="float" office:value="0.0">
            <text:p/>
          </table:table-cell>
          <table:table-cell office:value-type="float" office:value="0.11244713653261385">
            <text:p>0.11244713653261385</text:p>
          </table:table-cell>
          <table:table-cell office:value-type="float" office:value="0.387796952989065">
            <text:p>0.387796952989065</text:p>
          </table:table-cell>
          <table:table-cell office:value-type="float" office:value="4.90874879925052">
            <text:p>4.90874879925052</text:p>
          </table:table-cell>
          <table:table-cell office:value-type="float" office:value="1.42090886591579">
            <text:p>1.42090886591579</text:p>
          </table:table-cell>
          <table:table-cell office:value-type="float" office:value="0.0540540540540541">
            <text:p>0.0540540540540541</text:p>
          </table:table-cell>
          <table:table-cell office:value-type="float" office:value="0.0901600054167513">
            <text:p>0.09016000541675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551-BETA-maybe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2.18621230125427">
            <text:p>2.18621230125427</text:p>
          </table:table-cell>
          <table:table-cell office:value-type="float" office:value="1.45133236907817">
            <text:p>1.45133236907817</text:p>
          </table:table-cell>
          <table:table-cell office:value-type="float" office:value="1.00025947680874">
            <text:p>1.00025947680874</text:p>
          </table:table-cell>
          <table:table-cell office:value-type="float" office:value="0.394067231810838">
            <text:p>0.394067231810838</text:p>
          </table:table-cell>
          <table:table-cell office:value-type="float" office:value="0.8146894504127806">
            <text:p>0.8146894504127806</text:p>
          </table:table-cell>
          <table:table-cell office:value-type="float" office:value="0.9563440286079561">
            <text:p>0.9563440286079561</text:p>
          </table:table-cell>
          <table:table-cell office:value-type="float" office:value="0.8467567455255798">
            <text:p>0.8467567455255798</text:p>
          </table:table-cell>
          <table:table-cell office:value-type="float" office:value="5.12971879625038">
            <text:p>5.12971879625038</text:p>
          </table:table-cell>
          <table:table-cell office:value-type="float" office:value="1.39916046981767">
            <text:p>1.39916046981767</text:p>
          </table:table-cell>
          <table:table-cell office:value-type="float" office:value="0.755555555555556">
            <text:p>0.755555555555556</text:p>
          </table:table-cell>
          <table:table-cell office:value-type="float" office:value="1.39839561943496">
            <text:p>1.398395619434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601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9075620174408">
            <text:p>1.9075620174408</text:p>
          </table:table-cell>
          <table:table-cell office:value-type="float" office:value="0.0156817202719593">
            <text:p>0.0156817202719593</text:p>
          </table:table-cell>
          <table:table-cell office:value-type="float" office:value="0.0428569511403067">
            <text:p>0.0428569511403067</text:p>
          </table:table-cell>
          <table:table-cell office:value-type="float" office:value="-0.193964891041417">
            <text:p>-0.1939648910414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6530366910249503">
            <text:p>0.26530366910249503</text:p>
          </table:table-cell>
          <table:table-cell office:value-type="float" office:value="3.81822499345407">
            <text:p>3.81822499345407</text:p>
          </table:table-cell>
          <table:table-cell office:value-type="float" office:value="0.841869187548189">
            <text:p>0.8418691875481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808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52812469005585">
            <text:p>1.52812469005585</text:p>
          </table:table-cell>
          <table:table-cell office:value-type="float" office:value="0.235015097613882">
            <text:p>0.235015097613882</text:p>
          </table:table-cell>
          <table:table-cell office:value-type="float" office:value="0.857554322274677">
            <text:p>0.857554322274677</text:p>
          </table:table-cell>
          <table:table-cell office:value-type="float" office:value="0.665461125786625">
            <text:p>0.665461125786625</text:p>
          </table:table-cell>
          <table:table-cell office:value-type="float" office:value="0.04760906599052461">
            <text:p>0.04760906599052461</text:p>
          </table:table-cell>
          <table:table-cell office:value-type="float" office:value="0.4450977929461203">
            <text:p>0.4450977929461203</text:p>
          </table:table-cell>
          <table:table-cell office:value-type="float" office:value="0.0">
            <text:p/>
          </table:table-cell>
          <table:table-cell office:value-type="float" office:value="3.39100541920551">
            <text:p>3.39100541920551</text:p>
          </table:table-cell>
          <table:table-cell office:value-type="float" office:value="0.769067777784448">
            <text:p>0.7690677777844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reclassify for burs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1.19912683963776">
            <text:p>-1.19912683963776</text:p>
          </table:table-cell>
          <table:table-cell office:value-type="float" office:value="0.460530806039782">
            <text:p>0.460530806039782</text:p>
          </table:table-cell>
          <table:table-cell office:value-type="float" office:value="0.295904190611857">
            <text:p>0.295904190611857</text:p>
          </table:table-cell>
          <table:table-cell office:value-type="float" office:value="-0.105293813094224">
            <text:p>-0.105293813094224</text:p>
          </table:table-cell>
          <table:table-cell office:value-type="float" office:value="0.4410227795931593">
            <text:p>0.4410227795931593</text:p>
          </table:table-cell>
          <table:table-cell office:value-type="float" office:value="0.6960704749790367">
            <text:p>0.6960704749790367</text:p>
          </table:table-cell>
          <table:table-cell office:value-type="float" office:value="0.0">
            <text:p/>
          </table:table-cell>
          <table:table-cell office:value-type="float" office:value="4.21641641639616">
            <text:p>4.21641641639616</text:p>
          </table:table-cell>
          <table:table-cell office:value-type="float" office:value="1.4808787915422">
            <text:p>1.4808787915422</text:p>
          </table:table-cell>
          <table:table-cell office:value-type="float" office:value="0.37037037037037">
            <text:p>0.37037037037037</text:p>
          </table:table-cell>
          <table:table-cell office:value-type="float" office:value="0.339967448660395">
            <text:p>0.3399674486603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671868860721588">
            <text:p>-0.671868860721588</text:p>
          </table:table-cell>
          <table:table-cell office:value-type="float" office:value="-0.529839702995106">
            <text:p>-0.529839702995106</text:p>
          </table:table-cell>
          <table:table-cell office:value-type="float" office:value="-0.0573286857794546">
            <text:p>-0.0573286857794546</text:p>
          </table:table-cell>
          <table:table-cell office:value-type="float" office:value="0.0449219777032263">
            <text:p>0.0449219777032263</text:p>
          </table:table-cell>
          <table:table-cell office:value-type="float" office:value="0.0">
            <text:p/>
          </table:table-cell>
          <table:table-cell office:value-type="float" office:value="0.6890365007820968">
            <text:p>0.6890365007820968</text:p>
          </table:table-cell>
          <table:table-cell office:value-type="float" office:value="0.08077141772264507">
            <text:p>0.08077141772264507</text:p>
          </table:table-cell>
          <table:table-cell office:value-type="float" office:value="2.64764634660926">
            <text:p>2.64764634660926</text:p>
          </table:table-cell>
          <table:table-cell office:value-type="float" office:value="0.86375993253529">
            <text:p>0.863759932535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b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674602925777435">
            <text:p>-0.674602925777435</text:p>
          </table:table-cell>
          <table:table-cell office:value-type="float" office:value="1.72214008325398">
            <text:p>1.72214008325398</text:p>
          </table:table-cell>
          <table:table-cell office:value-type="float" office:value="0.900975300502105">
            <text:p>0.900975300502105</text:p>
          </table:table-cell>
          <table:table-cell office:value-type="float" office:value="0.282709606776629">
            <text:p>0.282709606776629</text:p>
          </table:table-cell>
          <table:table-cell office:value-type="float" office:value="0.8857013324066229">
            <text:p>0.8857013324066229</text:p>
          </table:table-cell>
          <table:table-cell office:value-type="float" office:value="0.9350097560348933">
            <text:p>0.9350097560348933</text:p>
          </table:table-cell>
          <table:table-cell office:value-type="float" office:value="0.40740796714389904">
            <text:p>0.40740796714389904</text:p>
          </table:table-cell>
          <table:table-cell office:value-type="float" office:value="5.83796243508392">
            <text:p>5.83796243508392</text:p>
          </table:table-cell>
          <table:table-cell office:value-type="float" office:value="1.93691544079981">
            <text:p>1.93691544079981</text:p>
          </table:table-cell>
          <table:table-cell office:value-type="float" office:value="0.510204081632653">
            <text:p>0.510204081632653</text:p>
          </table:table-cell>
          <table:table-cell office:value-type="float" office:value="1.12123900152151">
            <text:p>1.121239001521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183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338212519884109">
            <text:p>0.338212519884109</text:p>
          </table:table-cell>
          <table:table-cell office:value-type="float" office:value="0.553742332824391">
            <text:p>0.553742332824391</text:p>
          </table:table-cell>
          <table:table-cell office:value-type="float" office:value="0.423517405621982">
            <text:p>0.423517405621982</text:p>
          </table:table-cell>
          <table:table-cell office:value-type="float" office:value="0.196115062989333">
            <text:p>0.196115062989333</text:p>
          </table:table-cell>
          <table:table-cell office:value-type="float" office:value="0.7432505160215666">
            <text:p>0.7432505160215666</text:p>
          </table:table-cell>
          <table:table-cell office:value-type="float" office:value="0.9211928050688595">
            <text:p>0.9211928050688595</text:p>
          </table:table-cell>
          <table:table-cell office:value-type="float" office:value="0.5180236834500571">
            <text:p>0.5180236834500571</text:p>
          </table:table-cell>
          <table:table-cell office:value-type="float" office:value="4.89318321011591">
            <text:p>4.89318321011591</text:p>
          </table:table-cell>
          <table:table-cell office:value-type="float" office:value="1.28371301797065">
            <text:p>1.28371301797065</text:p>
          </table:table-cell>
          <table:table-cell office:value-type="float" office:value="0.84297520661157">
            <text:p>0.84297520661157</text:p>
          </table:table-cell>
          <table:table-cell office:value-type="float" office:value="1.23580095409136">
            <text:p>1.235800954091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p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13a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2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98452752828598">
            <text:p>0.498452752828598</text:p>
          </table:table-cell>
          <table:table-cell office:value-type="float" office:value="0.958913065255509">
            <text:p>0.958913065255509</text:p>
          </table:table-cell>
          <table:table-cell office:value-type="float" office:value="0.729119031120232">
            <text:p>0.729119031120232</text:p>
          </table:table-cell>
          <table:table-cell office:value-type="float" office:value="0.159289736503003">
            <text:p>0.159289736503003</text:p>
          </table:table-cell>
          <table:table-cell office:value-type="float" office:value="0.6813513547550747">
            <text:p>0.6813513547550747</text:p>
          </table:table-cell>
          <table:table-cell office:value-type="float" office:value="0.7911267768095718">
            <text:p>0.7911267768095718</text:p>
          </table:table-cell>
          <table:table-cell office:value-type="float" office:value="0.082066684926553">
            <text:p>0.082066684926553</text:p>
          </table:table-cell>
          <table:table-cell office:value-type="float" office:value="5.90982754754579">
            <text:p>5.90982754754579</text:p>
          </table:table-cell>
          <table:table-cell office:value-type="float" office:value="1.48186125024382">
            <text:p>1.48186125024382</text:p>
          </table:table-cell>
          <table:table-cell office:value-type="float" office:value="0.827586206896552">
            <text:p>0.827586206896552</text:p>
          </table:table-cell>
          <table:table-cell office:value-type="float" office:value="1.67101915446583">
            <text:p>1.671019154465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72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83343362808228">
            <text:p>0.483343362808228</text:p>
          </table:table-cell>
          <table:table-cell office:value-type="float" office:value="1.04895558101554">
            <text:p>1.04895558101554</text:p>
          </table:table-cell>
          <table:table-cell office:value-type="float" office:value="0.878367452835195">
            <text:p>0.878367452835195</text:p>
          </table:table-cell>
          <table:table-cell office:value-type="float" office:value="0.282890072804682">
            <text:p>0.282890072804682</text:p>
          </table:table-cell>
          <table:table-cell office:value-type="float" office:value="0.6521345007687548">
            <text:p>0.6521345007687548</text:p>
          </table:table-cell>
          <table:table-cell office:value-type="float" office:value="0.7543399906164545">
            <text:p>0.7543399906164545</text:p>
          </table:table-cell>
          <table:table-cell office:value-type="float" office:value="0.0">
            <text:p/>
          </table:table-cell>
          <table:table-cell office:value-type="float" office:value="2.72944937655626">
            <text:p>2.72944937655626</text:p>
          </table:table-cell>
          <table:table-cell office:value-type="float" office:value="0.882847880058279">
            <text:p>0.882847880058279</text:p>
          </table:table-cell>
          <table:table-cell office:value-type="float" office:value="0.928571428571429">
            <text:p>0.928571428571429</text:p>
          </table:table-cell>
          <table:table-cell office:value-type="float" office:value="0.457251359559471">
            <text:p>0.4572513595594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80-BETA-noisy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62858784198761">
            <text:p>0.662858784198761</text:p>
          </table:table-cell>
          <table:table-cell office:value-type="float" office:value="0.352850369531795">
            <text:p>0.352850369531795</text:p>
          </table:table-cell>
          <table:table-cell office:value-type="float" office:value="0.269277542310287">
            <text:p>0.269277542310287</text:p>
          </table:table-cell>
          <table:table-cell office:value-type="float" office:value="0.0171133156399688">
            <text:p>0.0171133156399688</text:p>
          </table:table-cell>
          <table:table-cell office:value-type="float" office:value="0.602122330186778">
            <text:p>0.602122330186778</text:p>
          </table:table-cell>
          <table:table-cell office:value-type="float" office:value="0.39769986244470246">
            <text:p>0.39769986244470246</text:p>
          </table:table-cell>
          <table:table-cell office:value-type="float" office:value="0.4421574794424099">
            <text:p>0.4421574794424099</text:p>
          </table:table-cell>
          <table:table-cell office:value-type="float" office:value="6.63654214166104">
            <text:p>6.63654214166104</text:p>
          </table:table-cell>
          <table:table-cell office:value-type="float" office:value="1.79430378536544">
            <text:p>1.79430378536544</text:p>
          </table:table-cell>
          <table:table-cell office:value-type="float" office:value="0.584158415841584">
            <text:p>0.584158415841584</text:p>
          </table:table-cell>
          <table:table-cell office:value-type="float" office:value="0.952388875130619">
            <text:p>0.9523888751306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599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225060224533081">
            <text:p>0.225060224533081</text:p>
          </table:table-cell>
          <table:table-cell office:value-type="float" office:value="0.386975681054054">
            <text:p>0.386975681054054</text:p>
          </table:table-cell>
          <table:table-cell office:value-type="float" office:value="0.310918476099771">
            <text:p>0.310918476099771</text:p>
          </table:table-cell>
          <table:table-cell office:value-type="float" office:value="0.179044819023056">
            <text:p>0.179044819023056</text:p>
          </table:table-cell>
          <table:table-cell office:value-type="float" office:value="0.8283500299417559">
            <text:p>0.8283500299417559</text:p>
          </table:table-cell>
          <table:table-cell office:value-type="float" office:value="0.9288159943004946">
            <text:p>0.9288159943004946</text:p>
          </table:table-cell>
          <table:table-cell office:value-type="float" office:value="0.3618596155146151">
            <text:p>0.3618596155146151</text:p>
          </table:table-cell>
          <table:table-cell office:value-type="float" office:value="4.89830157389072">
            <text:p>4.89830157389072</text:p>
          </table:table-cell>
          <table:table-cell office:value-type="float" office:value="1.20591254425639">
            <text:p>1.20591254425639</text:p>
          </table:table-cell>
          <table:table-cell office:value-type="float" office:value="0.931034482758621">
            <text:p>0.931034482758621</text:p>
          </table:table-cell>
          <table:table-cell office:value-type="float" office:value="1.29336440430334">
            <text:p>1.293364404303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iny beta onl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742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14510762691498">
            <text:p>0.814510762691498</text:p>
          </table:table-cell>
          <table:table-cell office:value-type="float" office:value="0.930956886307106">
            <text:p>0.930956886307106</text:p>
          </table:table-cell>
          <table:table-cell office:value-type="float" office:value="0.654440074345617">
            <text:p>0.654440074345617</text:p>
          </table:table-cell>
          <table:table-cell office:value-type="float" office:value="0.241668029441806">
            <text:p>0.241668029441806</text:p>
          </table:table-cell>
          <table:table-cell office:value-type="float" office:value="0.7943478885356182">
            <text:p>0.7943478885356182</text:p>
          </table:table-cell>
          <table:table-cell office:value-type="float" office:value="0.8570197558311312">
            <text:p>0.8570197558311312</text:p>
          </table:table-cell>
          <table:table-cell office:value-type="float" office:value="0.2647218227030663">
            <text:p>0.2647218227030663</text:p>
          </table:table-cell>
          <table:table-cell office:value-type="float" office:value="4.66680585400288">
            <text:p>4.66680585400288</text:p>
          </table:table-cell>
          <table:table-cell office:value-type="float" office:value="1.34986490088436">
            <text:p>1.34986490088436</text:p>
          </table:table-cell>
          <table:table-cell office:value-type="float" office:value="0.571428571428571">
            <text:p>0.571428571428571</text:p>
          </table:table-cell>
          <table:table-cell office:value-type="float" office:value="1.02210691847941">
            <text:p>1.022106918479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911-NOT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1</text:p>
          </table:table-cell>
          <table:table-cell office:value-type="string">
            <text:p>2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458175152540207">
            <text:p>0.458175152540207</text:p>
          </table:table-cell>
          <table:table-cell office:value-type="float" office:value="-0.0412446556773884">
            <text:p>-0.0412446556773884</text:p>
          </table:table-cell>
          <table:table-cell office:value-type="float" office:value="-0.0815876428407327">
            <text:p>-0.0815876428407327</text:p>
          </table:table-cell>
          <table:table-cell office:value-type="float" office:value="-0.0527003304346222">
            <text:p>-0.0527003304346222</text:p>
          </table:table-cell>
          <table:table-cell office:value-type="float" office:value="0.18503089710777088">
            <text:p>0.18503089710777088</text:p>
          </table:table-cell>
          <table:table-cell office:value-type="float" office:value="0.02634085668130337">
            <text:p>0.02634085668130337</text:p>
          </table:table-cell>
          <table:table-cell office:value-type="float" office:value="0.17997524557139355">
            <text:p>0.17997524557139355</text:p>
          </table:table-cell>
          <table:table-cell office:value-type="float" office:value="1.95713920152405">
            <text:p>1.95713920152405</text:p>
          </table:table-cell>
          <table:table-cell office:value-type="float" office:value="1.09392619548284">
            <text:p>1.09392619548284</text:p>
          </table:table-cell>
          <table:table-cell office:value-type="float" office:value="1">
            <text:p>1</text:p>
          </table:table-cell>
          <table:table-cell office:value-type="float" office:value="0.0687487847221633">
            <text:p>0.06874878472216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1_s2_932-NOT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200524643063545">
            <text:p>-0.200524643063545</text:p>
          </table:table-cell>
          <table:table-cell office:value-type="float" office:value="-0.145709057546509">
            <text:p>-0.145709057546509</text:p>
          </table:table-cell>
          <table:table-cell office:value-type="float" office:value="-0.0527853594248776">
            <text:p>-0.0527853594248776</text:p>
          </table:table-cell>
          <table:table-cell office:value-type="float" office:value="0.188825952184755">
            <text:p>0.188825952184755</text:p>
          </table:table-cell>
          <table:table-cell office:value-type="float" office:value="0.0">
            <text:p/>
          </table:table-cell>
          <table:table-cell office:value-type="float" office:value="0.1084029127303997">
            <text:p>0.1084029127303997</text:p>
          </table:table-cell>
          <table:table-cell office:value-type="float" office:value="0.0">
            <text:p/>
          </table:table-cell>
          <table:table-cell office:value-type="float" office:value="2.71780666113625">
            <text:p>2.71780666113625</text:p>
          </table:table-cell>
          <table:table-cell office:value-type="float" office:value="0.732905602843288">
            <text:p>0.7329056028432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512-NOT-BETA-or-very-weak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64626097679138">
            <text:p>1.64626097679138</text:p>
          </table:table-cell>
          <table:table-cell office:value-type="float" office:value="-0.463909893408215">
            <text:p>-0.463909893408215</text:p>
          </table:table-cell>
          <table:table-cell office:value-type="float" office:value="-0.0359131499722568">
            <text:p>-0.0359131499722568</text:p>
          </table:table-cell>
          <table:table-cell office:value-type="float" office:value="0.0432381430188779">
            <text:p>0.0432381430188779</text:p>
          </table:table-cell>
          <table:table-cell office:value-type="float" office:value="0.012151254759190877">
            <text:p>0.012151254759190877</text:p>
          </table:table-cell>
          <table:table-cell office:value-type="float" office:value="0.08114354981532046">
            <text:p>0.08114354981532046</text:p>
          </table:table-cell>
          <table:table-cell office:value-type="float" office:value="0.06615879869185115">
            <text:p>0.06615879869185115</text:p>
          </table:table-cell>
          <table:table-cell office:value-type="float" office:value="3.73890651125019">
            <text:p>3.73890651125019</text:p>
          </table:table-cell>
          <table:table-cell office:value-type="float" office:value="0.965172130648319">
            <text:p>0.965172130648319</text:p>
          </table:table-cell>
          <table:table-cell office:value-type="float" office:value="0.125">
            <text:p>0.125</text:p>
          </table:table-cell>
          <table:table-cell office:value-type="float" office:value="0.0430918712898742">
            <text:p>0.04309187128987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1050-a</text:p>
          </table:table-cell>
          <table:table-cell office:value-type="string">
            <text:p>2726</text:p>
          </table:table-cell>
          <table:table-cell office:value-type="string">
            <text:p>GPi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431164026260376">
            <text:p>0.431164026260376</text:p>
          </table:table-cell>
          <table:table-cell office:value-type="float" office:value="-0.185313157942451">
            <text:p>-0.185313157942451</text:p>
          </table:table-cell>
          <table:table-cell office:value-type="float" office:value="-0.0801678843643564">
            <text:p>-0.0801678843643564</text:p>
          </table:table-cell>
          <table:table-cell office:value-type="float" office:value="-0.259579963402915">
            <text:p>-0.259579963402915</text:p>
          </table:table-cell>
          <table:table-cell office:value-type="float" office:value="0.0">
            <text:p/>
          </table:table-cell>
          <table:table-cell office:value-type="float" office:value="0.1583847005494139">
            <text:p>0.1583847005494139</text:p>
          </table:table-cell>
          <table:table-cell office:value-type="float" office:value="0.0">
            <text:p/>
          </table:table-cell>
          <table:table-cell office:value-type="float" office:value="2.55995533122736">
            <text:p>2.55995533122736</text:p>
          </table:table-cell>
          <table:table-cell office:value-type="float" office:value="1.09224746653854">
            <text:p>1.09224746653854</text:p>
          </table:table-cell>
          <table:table-cell office:value-type="float" office:value="1">
            <text:p>1</text:p>
          </table:table-cell>
          <table:table-cell office:value-type="float" office:value="0.159749360165634">
            <text:p>0.1597493601656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890-a</text:p>
          </table:table-cell>
          <table:table-cell office:value-type="string">
            <text:p>2726</text:p>
          </table:table-cell>
          <table:table-cell office:value-type="string">
            <text:p>GPi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8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421146750450134">
            <text:p>0.421146750450134</text:p>
          </table:table-cell>
          <table:table-cell office:value-type="float" office:value="0.187941865795787">
            <text:p>0.187941865795787</text:p>
          </table:table-cell>
          <table:table-cell office:value-type="float" office:value="-0.0268935886540888">
            <text:p>-0.0268935886540888</text:p>
          </table:table-cell>
          <table:table-cell office:value-type="float" office:value="0.0455815810335564">
            <text:p>0.0455815810335564</text:p>
          </table:table-cell>
          <table:table-cell office:value-type="float" office:value="0.011625757550517202">
            <text:p>0.011625757550517202</text:p>
          </table:table-cell>
          <table:table-cell office:value-type="float" office:value="0.10095585720091671">
            <text:p>0.10095585720091671</text:p>
          </table:table-cell>
          <table:table-cell office:value-type="float" office:value="0.006577468118847185">
            <text:p>0.006577468118847185</text:p>
          </table:table-cell>
          <table:table-cell office:value-type="float" office:value="3.01268959944503">
            <text:p>3.01268959944503</text:p>
          </table:table-cell>
          <table:table-cell office:value-type="float" office:value="0.919047867217774">
            <text:p>0.919047867217774</text:p>
          </table:table-cell>
          <table:table-cell office:value-type="float" office:value="0.2">
            <text:p>0.2</text:p>
          </table:table-cell>
          <table:table-cell office:value-type="float" office:value="0.029035459420811">
            <text:p>0.0290354594208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255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92418277263641">
            <text:p>1.92418277263641</text:p>
          </table:table-cell>
          <table:table-cell office:value-type="float" office:value="0.515824334856639">
            <text:p>0.515824334856639</text:p>
          </table:table-cell>
          <table:table-cell office:value-type="float" office:value="0.337610487201684">
            <text:p>0.337610487201684</text:p>
          </table:table-cell>
          <table:table-cell office:value-type="float" office:value="0.370115376170517">
            <text:p>0.3701153761705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73338522059077">
            <text:p>2.73338522059077</text:p>
          </table:table-cell>
          <table:table-cell office:value-type="float" office:value="1.22932487705213">
            <text:p>1.229324877052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323b-BETA-long-file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27</text:p>
          </table:table-cell>
          <table:table-cell office:value-type="string">
            <text:p>15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76183724403381">
            <text:p>1.76183724403381</text:p>
          </table:table-cell>
          <table:table-cell office:value-type="float" office:value="-0.0395384334561303">
            <text:p>-0.0395384334561303</text:p>
          </table:table-cell>
          <table:table-cell office:value-type="float" office:value="-0.0110904404912377">
            <text:p>-0.0110904404912377</text:p>
          </table:table-cell>
          <table:table-cell office:value-type="float" office:value="-0.0386141602671198">
            <text:p>-0.0386141602671198</text:p>
          </table:table-cell>
          <table:table-cell office:value-type="float" office:value="0.4238184730050265">
            <text:p>0.4238184730050265</text:p>
          </table:table-cell>
          <table:table-cell office:value-type="float" office:value="0.3990403934097716">
            <text:p>0.3990403934097716</text:p>
          </table:table-cell>
          <table:table-cell office:value-type="float" office:value="0.0">
            <text:p/>
          </table:table-cell>
          <table:table-cell office:value-type="float" office:value="2.4231276335044">
            <text:p>2.4231276335044</text:p>
          </table:table-cell>
          <table:table-cell office:value-type="float" office:value="1.00593500935541">
            <text:p>1.005935009355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685-BETA-faster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4</text:p>
          </table:table-cell>
          <table:table-cell office:value-type="string">
            <text:p>10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119806386530399">
            <text:p>-0.119806386530399</text:p>
          </table:table-cell>
          <table:table-cell office:value-type="float" office:value="0.288368359337775">
            <text:p>0.288368359337775</text:p>
          </table:table-cell>
          <table:table-cell office:value-type="float" office:value="0.368074442529572">
            <text:p>0.368074442529572</text:p>
          </table:table-cell>
          <table:table-cell office:value-type="float" office:value="0.299304324281833">
            <text:p>0.299304324281833</text:p>
          </table:table-cell>
          <table:table-cell office:value-type="float" office:value="0.6744110591039587">
            <text:p>0.6744110591039587</text:p>
          </table:table-cell>
          <table:table-cell office:value-type="float" office:value="0.4111122449840722">
            <text:p>0.4111122449840722</text:p>
          </table:table-cell>
          <table:table-cell office:value-type="float" office:value="0.5678494789395254">
            <text:p>0.5678494789395254</text:p>
          </table:table-cell>
          <table:table-cell office:value-type="float" office:value="5.72356470209099">
            <text:p>5.72356470209099</text:p>
          </table:table-cell>
          <table:table-cell office:value-type="float" office:value="2.26127895023549">
            <text:p>2.26127895023549</text:p>
          </table:table-cell>
          <table:table-cell office:value-type="float" office:value="0.15606936416185">
            <text:p>0.15606936416185</text:p>
          </table:table-cell>
          <table:table-cell office:value-type="float" office:value="0.344388936012895">
            <text:p>0.3443889360128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734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2.09733271598816">
            <text:p>2.09733271598816</text:p>
          </table:table-cell>
          <table:table-cell office:value-type="float" office:value="0.320372991234665">
            <text:p>0.320372991234665</text:p>
          </table:table-cell>
          <table:table-cell office:value-type="float" office:value="0.267092415992966">
            <text:p>0.267092415992966</text:p>
          </table:table-cell>
          <table:table-cell office:value-type="float" office:value="0.106560418472875">
            <text:p>0.106560418472875</text:p>
          </table:table-cell>
          <table:table-cell office:value-type="float" office:value="0.00029871588156960005">
            <text:p>0.00029871588156960005</text:p>
          </table:table-cell>
          <table:table-cell office:value-type="float" office:value="0.7188668221384364">
            <text:p>0.7188668221384364</text:p>
          </table:table-cell>
          <table:table-cell office:value-type="float" office:value="0.0">
            <text:p/>
          </table:table-cell>
          <table:table-cell office:value-type="float" office:value="3.1306194743223">
            <text:p>3.1306194743223</text:p>
          </table:table-cell>
          <table:table-cell office:value-type="float" office:value="0.951153491107606">
            <text:p>0.951153491107606</text:p>
          </table:table-cell>
          <table:table-cell office:value-type="float" office:value="0.538461538461538">
            <text:p>0.538461538461538</text:p>
          </table:table-cell>
          <table:table-cell office:value-type="float" office:value="0.162664979587349">
            <text:p>0.1626649795873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83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55811667442322">
            <text:p>1.55811667442322</text:p>
          </table:table-cell>
          <table:table-cell office:value-type="float" office:value="-0.22416631780471">
            <text:p>-0.22416631780471</text:p>
          </table:table-cell>
          <table:table-cell office:value-type="float" office:value="0.15815217284861">
            <text:p>0.15815217284861</text:p>
          </table:table-cell>
          <table:table-cell office:value-type="float" office:value="0.104617983369154">
            <text:p>0.10461798336915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86522991125388">
            <text:p>3.86522991125388</text:p>
          </table:table-cell>
          <table:table-cell office:value-type="float" office:value="0.516063972032083">
            <text:p>0.516063972032083</text:p>
          </table:table-cell>
          <table:table-cell office:value-type="float" office:value="0.0714285714285714">
            <text:p>0.0714285714285714</text:p>
          </table:table-cell>
          <table:table-cell office:value-type="float" office:value="0.034437091127535">
            <text:p>0.0344370911275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28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2.11176514625549">
            <text:p>2.11176514625549</text:p>
          </table:table-cell>
          <table:table-cell office:value-type="float" office:value="-0.0538171270358658">
            <text:p>-0.0538171270358658</text:p>
          </table:table-cell>
          <table:table-cell office:value-type="float" office:value="0.0283046540354445">
            <text:p>0.0283046540354445</text:p>
          </table:table-cell>
          <table:table-cell office:value-type="float" office:value="-0.128849871854508">
            <text:p>-0.128849871854508</text:p>
          </table:table-cell>
          <table:table-cell office:value-type="float" office:value="0.01561022078419072">
            <text:p>0.0156102207841907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4514849276681">
            <text:p>1.54514849276681</text:p>
          </table:table-cell>
          <table:table-cell office:value-type="float" office:value="1.07809587675507">
            <text:p>1.078095876755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375-BETA-LOW-in-and-out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2.40415239334106">
            <text:p>2.40415239334106</text:p>
          </table:table-cell>
          <table:table-cell office:value-type="float" office:value="0.00741024761540258">
            <text:p>0.00741024761540258</text:p>
          </table:table-cell>
          <table:table-cell office:value-type="float" office:value="0.351453521475493">
            <text:p>0.351453521475493</text:p>
          </table:table-cell>
          <table:table-cell office:value-type="float" office:value="0.662135458725567">
            <text:p>0.662135458725567</text:p>
          </table:table-cell>
          <table:table-cell office:value-type="float" office:value="0.3553426919660253">
            <text:p>0.3553426919660253</text:p>
          </table:table-cell>
          <table:table-cell office:value-type="float" office:value="0.22171570814362407">
            <text:p>0.22171570814362407</text:p>
          </table:table-cell>
          <table:table-cell office:value-type="float" office:value="0.0">
            <text:p/>
          </table:table-cell>
          <table:table-cell office:value-type="float" office:value="3.39423865012353">
            <text:p>3.39423865012353</text:p>
          </table:table-cell>
          <table:table-cell office:value-type="float" office:value="1.22695005357713">
            <text:p>1.226950053577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406-BETA-maybe-some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67575645446777">
            <text:p>0.867575645446777</text:p>
          </table:table-cell>
          <table:table-cell office:value-type="float" office:value="0.0545078790300395">
            <text:p>0.0545078790300395</text:p>
          </table:table-cell>
          <table:table-cell office:value-type="float" office:value="0.409839030089203">
            <text:p>0.409839030089203</text:p>
          </table:table-cell>
          <table:table-cell office:value-type="float" office:value="0.291925865356628">
            <text:p>0.291925865356628</text:p>
          </table:table-cell>
          <table:table-cell office:value-type="float" office:value="0.0">
            <text:p/>
          </table:table-cell>
          <table:table-cell office:value-type="float" office:value="0.1669288513645193">
            <text:p>0.1669288513645193</text:p>
          </table:table-cell>
          <table:table-cell office:value-type="float" office:value="0.0">
            <text:p/>
          </table:table-cell>
          <table:table-cell office:value-type="float" office:value="6.41344938207969">
            <text:p>6.41344938207969</text:p>
          </table:table-cell>
          <table:table-cell office:value-type="float" office:value="2.48332296333659">
            <text:p>2.48332296333659</text:p>
          </table:table-cell>
          <table:table-cell office:value-type="float" office:value="0.314606741573034">
            <text:p>0.314606741573034</text:p>
          </table:table-cell>
          <table:table-cell office:value-type="float" office:value="0.85915715312642">
            <text:p>0.859157153126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54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48494255542755">
            <text:p>1.48494255542755</text:p>
          </table:table-cell>
          <table:table-cell office:value-type="float" office:value="0.148813999830945">
            <text:p>0.148813999830945</text:p>
          </table:table-cell>
          <table:table-cell office:value-type="float" office:value="0.184487751913512">
            <text:p>0.184487751913512</text:p>
          </table:table-cell>
          <table:table-cell office:value-type="float" office:value="-0.00752437549184939">
            <text:p>-0.00752437549184939</text:p>
          </table:table-cell>
          <table:table-cell office:value-type="float" office:value="0.4868919084664909">
            <text:p>0.4868919084664909</text:p>
          </table:table-cell>
          <table:table-cell office:value-type="float" office:value="0.6846287252651626">
            <text:p>0.6846287252651626</text:p>
          </table:table-cell>
          <table:table-cell office:value-type="float" office:value="0.35755520517264894">
            <text:p>0.35755520517264894</text:p>
          </table:table-cell>
          <table:table-cell office:value-type="float" office:value="5.61608552360806">
            <text:p>5.61608552360806</text:p>
          </table:table-cell>
          <table:table-cell office:value-type="float" office:value="2.17022353713103">
            <text:p>2.17022353713103</text:p>
          </table:table-cell>
          <table:table-cell office:value-type="float" office:value="0.523809523809524">
            <text:p>0.523809523809524</text:p>
          </table:table-cell>
          <table:table-cell office:value-type="float" office:value="0.408745597410817">
            <text:p>0.408745597410817</text:p>
          </table:table-cell>
          <table:table-cell office:value-type="float" office:value="0.0462966686537528">
            <text:p>0.0462966686537528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652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.5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0.9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45127642154694">
            <text:p>1.45127642154694</text:p>
          </table:table-cell>
          <table:table-cell office:value-type="float" office:value="-0.29563224645025">
            <text:p>-0.29563224645025</text:p>
          </table:table-cell>
          <table:table-cell office:value-type="float" office:value="-0.3918133968004">
            <text:p>-0.3918133968004</text:p>
          </table:table-cell>
          <table:table-cell office:value-type="float" office:value="-0.240078371252432">
            <text:p>-0.2400783712524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1277803100852">
            <text:p>1.51277803100852</text:p>
          </table:table-cell>
          <table:table-cell office:value-type="float" office:value="1.32968234936122">
            <text:p>1.32968234936122</text:p>
          </table:table-cell>
          <table:table-cell office:value-type="float" office:value="0.333333333333333">
            <text:p>0.333333333333333</text:p>
          </table:table-cell>
          <table:table-cell office:value-type="float" office:value="0.0242369442940126">
            <text:p>0.02423694429401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477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2.19672894477844">
            <text:p>2.19672894477844</text:p>
          </table:table-cell>
          <table:table-cell office:value-type="float" office:value="0.0598808025203958">
            <text:p>0.0598808025203958</text:p>
          </table:table-cell>
          <table:table-cell office:value-type="float" office:value="0.249083502347899">
            <text:p>0.249083502347899</text:p>
          </table:table-cell>
          <table:table-cell office:value-type="float" office:value="0.0357710903111705">
            <text:p>0.0357710903111705</text:p>
          </table:table-cell>
          <table:table-cell office:value-type="float" office:value="0.0">
            <text:p/>
          </table:table-cell>
          <table:table-cell office:value-type="float" office:value="0.5229603803236469">
            <text:p>0.5229603803236469</text:p>
          </table:table-cell>
          <table:table-cell office:value-type="float" office:value="0.19522811825215214">
            <text:p>0.19522811825215214</text:p>
          </table:table-cell>
          <table:table-cell office:value-type="float" office:value="3.13081133990504">
            <text:p>3.13081133990504</text:p>
          </table:table-cell>
          <table:table-cell office:value-type="float" office:value="0.977921158772663">
            <text:p>0.9779211587726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532-NOT-BETA-or-weak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3.87905502319336">
            <text:p>3.87905502319336</text:p>
          </table:table-cell>
          <table:table-cell office:value-type="float" office:value="0.356409904095201">
            <text:p>0.356409904095201</text:p>
          </table:table-cell>
          <table:table-cell office:value-type="float" office:value="0.103843301122029">
            <text:p>0.103843301122029</text:p>
          </table:table-cell>
          <table:table-cell office:value-type="float" office:value="-0.0684953336634925">
            <text:p>-0.0684953336634925</text:p>
          </table:table-cell>
          <table:table-cell office:value-type="float" office:value="0.4616788768407324">
            <text:p>0.4616788768407324</text:p>
          </table:table-cell>
          <table:table-cell office:value-type="float" office:value="0.23269668833623813">
            <text:p>0.23269668833623813</text:p>
          </table:table-cell>
          <table:table-cell office:value-type="float" office:value="0.4518697971915637">
            <text:p>0.4518697971915637</text:p>
          </table:table-cell>
          <table:table-cell office:value-type="float" office:value="3.82754776361932">
            <text:p>3.82754776361932</text:p>
          </table:table-cell>
          <table:table-cell office:value-type="float" office:value="1.26903541605628">
            <text:p>1.269035416056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723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3.61461329460144">
            <text:p>3.61461329460144</text:p>
          </table:table-cell>
          <table:table-cell office:value-type="float" office:value="0.0173483954411381">
            <text:p>0.0173483954411381</text:p>
          </table:table-cell>
          <table:table-cell office:value-type="float" office:value="-0.0785820324276655">
            <text:p>-0.0785820324276655</text:p>
          </table:table-cell>
          <table:table-cell office:value-type="float" office:value="0.0687924786122721">
            <text:p>0.0687924786122721</text:p>
          </table:table-cell>
          <table:table-cell office:value-type="float" office:value="0.0">
            <text:p/>
          </table:table-cell>
          <table:table-cell office:value-type="float" office:value="0.20255177200121222">
            <text:p>0.20255177200121222</text:p>
          </table:table-cell>
          <table:table-cell office:value-type="float" office:value="0.08020651664387912">
            <text:p>0.08020651664387912</text:p>
          </table:table-cell>
          <table:table-cell office:value-type="float" office:value="1.8569865276272">
            <text:p>1.8569865276272</text:p>
          </table:table-cell>
          <table:table-cell office:value-type="float" office:value="1.01788117335343">
            <text:p>1.01788117335343</text:p>
          </table:table-cell>
          <table:table-cell office:value-type="float" office:value="0.5">
            <text:p>0.5</text:p>
          </table:table-cell>
          <table:table-cell office:value-type="float" office:value="0.0416165452827029">
            <text:p>0.04161654528270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147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43644332885742">
            <text:p>1.43644332885742</text:p>
          </table:table-cell>
          <table:table-cell office:value-type="float" office:value="-0.0954503279643284">
            <text:p>-0.0954503279643284</text:p>
          </table:table-cell>
          <table:table-cell office:value-type="float" office:value="0.101970307956631">
            <text:p>0.101970307956631</text:p>
          </table:table-cell>
          <table:table-cell office:value-type="float" office:value="-0.104914800415949">
            <text:p>-0.104914800415949</text:p>
          </table:table-cell>
          <table:table-cell office:value-type="float" office:value="0.6628569649361352">
            <text:p>0.6628569649361352</text:p>
          </table:table-cell>
          <table:table-cell office:value-type="float" office:value="0.5393031754138484">
            <text:p>0.5393031754138484</text:p>
          </table:table-cell>
          <table:table-cell office:value-type="float" office:value="0.5887658133270739">
            <text:p>0.5887658133270739</text:p>
          </table:table-cell>
          <table:table-cell office:value-type="float" office:value="5.75512519466811">
            <text:p>5.75512519466811</text:p>
          </table:table-cell>
          <table:table-cell office:value-type="float" office:value="3.35164337455746">
            <text:p>3.35164337455746</text:p>
          </table:table-cell>
          <table:table-cell office:value-type="float" office:value="0.176470588235294">
            <text:p>0.176470588235294</text:p>
          </table:table-cell>
          <table:table-cell office:value-type="float" office:value="0.184320800451275">
            <text:p>0.1843208004512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299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7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56323599815369">
            <text:p>1.56323599815369</text:p>
          </table:table-cell>
          <table:table-cell office:value-type="float" office:value="0.691050260721968">
            <text:p>0.691050260721968</text:p>
          </table:table-cell>
          <table:table-cell office:value-type="float" office:value="0.501924834827424">
            <text:p>0.501924834827424</text:p>
          </table:table-cell>
          <table:table-cell office:value-type="float" office:value="-0.0645395081326374">
            <text:p>-0.0645395081326374</text:p>
          </table:table-cell>
          <table:table-cell office:value-type="float" office:value="0.6040769075362145">
            <text:p>0.6040769075362145</text:p>
          </table:table-cell>
          <table:table-cell office:value-type="float" office:value="0.8756495883033447">
            <text:p>0.8756495883033447</text:p>
          </table:table-cell>
          <table:table-cell office:value-type="float" office:value="0.07034285094516579">
            <text:p>0.07034285094516579</text:p>
          </table:table-cell>
          <table:table-cell office:value-type="float" office:value="7.70240818478499">
            <text:p>7.70240818478499</text:p>
          </table:table-cell>
          <table:table-cell office:value-type="float" office:value="1.32800646946563">
            <text:p>1.32800646946563</text:p>
          </table:table-cell>
          <table:table-cell office:value-type="float" office:value="0.0416666666666667">
            <text:p>0.0416666666666667</text:p>
          </table:table-cell>
          <table:table-cell office:value-type="float" office:value="0.159573313892906">
            <text:p>0.1595733138929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320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38200056552887">
            <text:p>1.38200056552887</text:p>
          </table:table-cell>
          <table:table-cell office:value-type="float" office:value="0.983251804066401">
            <text:p>0.983251804066401</text:p>
          </table:table-cell>
          <table:table-cell office:value-type="float" office:value="0.847360148283705">
            <text:p>0.847360148283705</text:p>
          </table:table-cell>
          <table:table-cell office:value-type="float" office:value="0.214452252589047">
            <text:p>0.214452252589047</text:p>
          </table:table-cell>
          <table:table-cell office:value-type="float" office:value="0.9346051898899639">
            <text:p>0.9346051898899639</text:p>
          </table:table-cell>
          <table:table-cell office:value-type="float" office:value="0.9665240719594035">
            <text:p>0.9665240719594035</text:p>
          </table:table-cell>
          <table:table-cell office:value-type="float" office:value="0.48302801377972593">
            <text:p>0.48302801377972593</text:p>
          </table:table-cell>
          <table:table-cell office:value-type="float" office:value="5.36039208314836">
            <text:p>5.36039208314836</text:p>
          </table:table-cell>
          <table:table-cell office:value-type="float" office:value="1.75451465097043">
            <text:p>1.754514650970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356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32</text:p>
          </table:table-cell>
          <table:table-cell office:value-type="string">
            <text:p>12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98488521575928">
            <text:p>0.898488521575928</text:p>
          </table:table-cell>
          <table:table-cell office:value-type="float" office:value="0.934060374121317">
            <text:p>0.934060374121317</text:p>
          </table:table-cell>
          <table:table-cell office:value-type="float" office:value="0.658013472086597">
            <text:p>0.658013472086597</text:p>
          </table:table-cell>
          <table:table-cell office:value-type="float" office:value="0.307383923676057">
            <text:p>0.307383923676057</text:p>
          </table:table-cell>
          <table:table-cell office:value-type="float" office:value="0.9178169930802307">
            <text:p>0.9178169930802307</text:p>
          </table:table-cell>
          <table:table-cell office:value-type="float" office:value="0.8090842003226216">
            <text:p>0.8090842003226216</text:p>
          </table:table-cell>
          <table:table-cell office:value-type="float" office:value="0.5890061101310459">
            <text:p>0.5890061101310459</text:p>
          </table:table-cell>
          <table:table-cell office:value-type="float" office:value="6.95698753356771">
            <text:p>6.95698753356771</text:p>
          </table:table-cell>
          <table:table-cell office:value-type="float" office:value="2.74546293165822">
            <text:p>2.74546293165822</text:p>
          </table:table-cell>
          <table:table-cell office:value-type="float" office:value="0.444444444444444">
            <text:p>0.444444444444444</text:p>
          </table:table-cell>
          <table:table-cell office:value-type="float" office:value="1.77052947259535">
            <text:p>1.770529472595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hf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424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51568198204041">
            <text:p>1.51568198204041</text:p>
          </table:table-cell>
          <table:table-cell office:value-type="float" office:value="0.519205255568159">
            <text:p>0.519205255568159</text:p>
          </table:table-cell>
          <table:table-cell office:value-type="float" office:value="-0.111424876017694">
            <text:p>-0.111424876017694</text:p>
          </table:table-cell>
          <table:table-cell office:value-type="float" office:value="0.105386067993819">
            <text:p>0.105386067993819</text:p>
          </table:table-cell>
          <table:table-cell office:value-type="float" office:value="0.7525450085794423">
            <text:p>0.7525450085794423</text:p>
          </table:table-cell>
          <table:table-cell office:value-type="float" office:value="0.7355877163945048">
            <text:p>0.7355877163945048</text:p>
          </table:table-cell>
          <table:table-cell office:value-type="float" office:value="0.5935445737137054">
            <text:p>0.5935445737137054</text:p>
          </table:table-cell>
          <table:table-cell office:value-type="float" office:value="2.61084590355983">
            <text:p>2.61084590355983</text:p>
          </table:table-cell>
          <table:table-cell office:value-type="float" office:value="2.03533452806747">
            <text:p>2.03533452806747</text:p>
          </table:table-cell>
          <table:table-cell office:value-type="float" office:value="0.25">
            <text:p>0.25</text:p>
          </table:table-cell>
          <table:table-cell office:value-type="float" office:value="0.0363769751035071">
            <text:p>0.03637697510350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426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31446897983551">
            <text:p>1.31446897983551</text:p>
          </table:table-cell>
          <table:table-cell office:value-type="float" office:value="0.501961778061029">
            <text:p>0.501961778061029</text:p>
          </table:table-cell>
          <table:table-cell office:value-type="float" office:value="0.451263501553211">
            <text:p>0.451263501553211</text:p>
          </table:table-cell>
          <table:table-cell office:value-type="float" office:value="0.133501947088442">
            <text:p>0.133501947088442</text:p>
          </table:table-cell>
          <table:table-cell office:value-type="float" office:value="0.6925132450427356">
            <text:p>0.6925132450427356</text:p>
          </table:table-cell>
          <table:table-cell office:value-type="float" office:value="0.8474554885466768">
            <text:p>0.8474554885466768</text:p>
          </table:table-cell>
          <table:table-cell office:value-type="float" office:value="0.3267273357867153">
            <text:p>0.3267273357867153</text:p>
          </table:table-cell>
          <table:table-cell office:value-type="float" office:value="6.32036019559235">
            <text:p>6.32036019559235</text:p>
          </table:table-cell>
          <table:table-cell office:value-type="float" office:value="2.18158682634547">
            <text:p>2.18158682634547</text:p>
          </table:table-cell>
          <table:table-cell office:value-type="float" office:value="0.0425531914893617">
            <text:p>0.0425531914893617</text:p>
          </table:table-cell>
          <table:table-cell office:value-type="float" office:value="0.11593552283514">
            <text:p>0.115935522835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549-NOT-BETA-or-weak--multi-unit-thershold-only-large-spike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29833483695984">
            <text:p>1.29833483695984</text:p>
          </table:table-cell>
          <table:table-cell office:value-type="float" office:value="0.216569456440342">
            <text:p>0.216569456440342</text:p>
          </table:table-cell>
          <table:table-cell office:value-type="float" office:value="0.260404263732489">
            <text:p>0.260404263732489</text:p>
          </table:table-cell>
          <table:table-cell office:value-type="float" office:value="0.0900032088724552">
            <text:p>0.0900032088724552</text:p>
          </table:table-cell>
          <table:table-cell office:value-type="float" office:value="0.7192322951517766">
            <text:p>0.7192322951517766</text:p>
          </table:table-cell>
          <table:table-cell office:value-type="float" office:value="0.535678542831501">
            <text:p>0.535678542831501</text:p>
          </table:table-cell>
          <table:table-cell office:value-type="float" office:value="0.3549775226270979">
            <text:p>0.3549775226270979</text:p>
          </table:table-cell>
          <table:table-cell office:value-type="float" office:value="5.25293759265785">
            <text:p>5.25293759265785</text:p>
          </table:table-cell>
          <table:table-cell office:value-type="float" office:value="1.02670874335293">
            <text:p>1.026708743352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675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1.09545350074768">
            <text:p>1.09545350074768</text:p>
          </table:table-cell>
          <table:table-cell office:value-type="float" office:value="0.139408129641765">
            <text:p>0.139408129641765</text:p>
          </table:table-cell>
          <table:table-cell office:value-type="float" office:value="0.315937397167411">
            <text:p>0.315937397167411</text:p>
          </table:table-cell>
          <table:table-cell office:value-type="float" office:value="0.231847018079796">
            <text:p>0.231847018079796</text:p>
          </table:table-cell>
          <table:table-cell office:value-type="float" office:value="0.1693327042656383">
            <text:p>0.1693327042656383</text:p>
          </table:table-cell>
          <table:table-cell office:value-type="float" office:value="0.08795744840885367">
            <text:p>0.08795744840885367</text:p>
          </table:table-cell>
          <table:table-cell office:value-type="float" office:value="0.5156953186293595">
            <text:p>0.5156953186293595</text:p>
          </table:table-cell>
          <table:table-cell office:value-type="float" office:value="2.56999973215784">
            <text:p>2.56999973215784</text:p>
          </table:table-cell>
          <table:table-cell office:value-type="float" office:value="1.09707596494476">
            <text:p>1.09707596494476</text:p>
          </table:table-cell>
          <table:table-cell office:value-type="float" office:value="0.666666666666667">
            <text:p>0.666666666666667</text:p>
          </table:table-cell>
          <table:table-cell office:value-type="float" office:value="0.0786978744317623">
            <text:p>0.07869787443176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10-s2-950</text:p>
          </table:table-cell>
          <table:table-cell office:value-type="string">
            <text:p>2810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08835005760193">
            <text:p>1.08835005760193</text:p>
          </table:table-cell>
          <table:table-cell office:value-type="float" office:value="0.354486017455598">
            <text:p>0.354486017455598</text:p>
          </table:table-cell>
          <table:table-cell office:value-type="float" office:value="0.193711966220535">
            <text:p>0.193711966220535</text:p>
          </table:table-cell>
          <table:table-cell office:value-type="float" office:value="0.119467363196538">
            <text:p>0.119467363196538</text:p>
          </table:table-cell>
          <table:table-cell office:value-type="float" office:value="0.0">
            <text:p/>
          </table:table-cell>
          <table:table-cell office:value-type="float" office:value="0.10133852279713673">
            <text:p>0.10133852279713673</text:p>
          </table:table-cell>
          <table:table-cell office:value-type="float" office:value="0.0">
            <text:p/>
          </table:table-cell>
          <table:table-cell office:value-type="float" office:value="5.86415188464441">
            <text:p>5.86415188464441</text:p>
          </table:table-cell>
          <table:table-cell office:value-type="float" office:value="1.17015485279242">
            <text:p>1.17015485279242</text:p>
          </table:table-cell>
          <table:table-cell office:value-type="float" office:value="0.44">
            <text:p>0.44</text:p>
          </table:table-cell>
          <table:table-cell office:value-type="float" office:value="0.287675848895816">
            <text:p>0.2876758488958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1-1074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203137904405594">
            <text:p>-0.203137904405594</text:p>
          </table:table-cell>
          <table:table-cell office:value-type="float" office:value="0.649488174203252">
            <text:p>0.649488174203252</text:p>
          </table:table-cell>
          <table:table-cell office:value-type="float" office:value="0.402072474931345">
            <text:p>0.402072474931345</text:p>
          </table:table-cell>
          <table:table-cell office:value-type="float" office:value="0.254038247490712">
            <text:p>0.254038247490712</text:p>
          </table:table-cell>
          <table:table-cell office:value-type="float" office:value="0.9577520744031474">
            <text:p>0.9577520744031474</text:p>
          </table:table-cell>
          <table:table-cell office:value-type="float" office:value="0.9736220805865656">
            <text:p>0.9736220805865656</text:p>
          </table:table-cell>
          <table:table-cell office:value-type="float" office:value="0.6829098798245052">
            <text:p>0.6829098798245052</text:p>
          </table:table-cell>
          <table:table-cell office:value-type="float" office:value="3.91589799109462">
            <text:p>3.91589799109462</text:p>
          </table:table-cell>
          <table:table-cell office:value-type="float" office:value="1.58936737184879">
            <text:p>1.58936737184879</text:p>
          </table:table-cell>
          <table:table-cell office:value-type="float" office:value="0.3">
            <text:p>0.3</text:p>
          </table:table-cell>
          <table:table-cell office:value-type="float" office:value="0.272952533766988">
            <text:p>0.2729525337669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isaligned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1-1240-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1.4</text:p>
          </table:table-cell>
          <table:table-cell office:value-type="string">
            <text:p>1</text:p>
          </table:table-cell>
          <table:table-cell office:value-type="string">
            <text:p>2.1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388474762439728">
            <text:p>0.388474762439728</text:p>
          </table:table-cell>
          <table:table-cell office:value-type="float" office:value="0.423766277137514">
            <text:p>0.423766277137514</text:p>
          </table:table-cell>
          <table:table-cell office:value-type="float" office:value="0.509993173002273">
            <text:p>0.509993173002273</text:p>
          </table:table-cell>
          <table:table-cell office:value-type="float" office:value="0.0238620064076995">
            <text:p>0.0238620064076995</text:p>
          </table:table-cell>
          <table:table-cell office:value-type="float" office:value="0.8436231174361364">
            <text:p>0.8436231174361364</text:p>
          </table:table-cell>
          <table:table-cell office:value-type="float" office:value="0.8854007807087024">
            <text:p>0.8854007807087024</text:p>
          </table:table-cell>
          <table:table-cell office:value-type="float" office:value="0.5352398064463054">
            <text:p>0.5352398064463054</text:p>
          </table:table-cell>
          <table:table-cell office:value-type="float" office:value="4.7794090543392">
            <text:p>4.7794090543392</text:p>
          </table:table-cell>
          <table:table-cell office:value-type="float" office:value="0.960515083202593">
            <text:p>0.960515083202593</text:p>
          </table:table-cell>
          <table:table-cell office:value-type="float" office:value="0.8">
            <text:p>0.8</text:p>
          </table:table-cell>
          <table:table-cell office:value-type="float" office:value="1.07256280489571">
            <text:p>1.072562804895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829-s1-680-no-bet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0.1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12614023685455">
            <text:p>1.12614023685455</text:p>
          </table:table-cell>
          <table:table-cell office:value-type="float" office:value="0.0297620876915366">
            <text:p>0.0297620876915366</text:p>
          </table:table-cell>
          <table:table-cell office:value-type="float" office:value="0.185666116750489">
            <text:p>0.185666116750489</text:p>
          </table:table-cell>
          <table:table-cell office:value-type="float" office:value="0.132742311240275">
            <text:p>0.132742311240275</text:p>
          </table:table-cell>
          <table:table-cell office:value-type="float" office:value="0.27662922296326986">
            <text:p>0.27662922296326986</text:p>
          </table:table-cell>
          <table:table-cell office:value-type="float" office:value="0.7709010594190778">
            <text:p>0.7709010594190778</text:p>
          </table:table-cell>
          <table:table-cell office:value-type="float" office:value="0.0">
            <text:p/>
          </table:table-cell>
          <table:table-cell office:value-type="float" office:value="2.91103036150088">
            <text:p>2.91103036150088</text:p>
          </table:table-cell>
          <table:table-cell office:value-type="float" office:value="1.82065884916792">
            <text:p>1.820658849167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2-416-no-bet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1.23073351383209">
            <text:p>1.23073351383209</text:p>
          </table:table-cell>
          <table:table-cell office:value-type="float" office:value="0.188732054948593">
            <text:p>0.188732054948593</text:p>
          </table:table-cell>
          <table:table-cell office:value-type="float" office:value="0.386677568263921">
            <text:p>0.386677568263921</text:p>
          </table:table-cell>
          <table:table-cell office:value-type="float" office:value="0.35751285005991">
            <text:p>0.35751285005991</text:p>
          </table:table-cell>
          <table:table-cell office:value-type="float" office:value="0.2719963405904192">
            <text:p>0.2719963405904192</text:p>
          </table:table-cell>
          <table:table-cell office:value-type="float" office:value="0.24857197500441797">
            <text:p>0.24857197500441797</text:p>
          </table:table-cell>
          <table:table-cell office:value-type="float" office:value="0.0">
            <text:p/>
          </table:table-cell>
          <table:table-cell office:value-type="float" office:value="2.25718813714817">
            <text:p>2.25718813714817</text:p>
          </table:table-cell>
          <table:table-cell office:value-type="float" office:value="1.24032315899795">
            <text:p>1.240323158997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_s1_1044_NOT-BETA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581128656864166">
            <text:p>-0.581128656864166</text:p>
          </table:table-cell>
          <table:table-cell office:value-type="float" office:value="0.285613223407348">
            <text:p>0.285613223407348</text:p>
          </table:table-cell>
          <table:table-cell office:value-type="float" office:value="-0.35461589161541">
            <text:p>-0.35461589161541</text:p>
          </table:table-cell>
          <table:table-cell office:value-type="float" office:value="-0.364089657084971">
            <text:p>-0.364089657084971</text:p>
          </table:table-cell>
          <table:table-cell office:value-type="float" office:value="0.09526741469785638">
            <text:p>0.09526741469785638</text:p>
          </table:table-cell>
          <table:table-cell office:value-type="float" office:value="0.0">
            <text:p/>
          </table:table-cell>
          <table:table-cell office:value-type="float" office:value="0.28856961384234125">
            <text:p>0.28856961384234125</text:p>
          </table:table-cell>
          <table:table-cell office:value-type="float" office:value="2.19929151146759">
            <text:p>2.19929151146759</text:p>
          </table:table-cell>
          <table:table-cell office:value-type="float" office:value="1.52937262332685">
            <text:p>1.529372623326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_s1_596_BETA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119660794734955">
            <text:p>-0.119660794734955</text:p>
          </table:table-cell>
          <table:table-cell office:value-type="float" office:value="0.801843215650287">
            <text:p>0.801843215650287</text:p>
          </table:table-cell>
          <table:table-cell office:value-type="float" office:value="0.504314509437582">
            <text:p>0.504314509437582</text:p>
          </table:table-cell>
          <table:table-cell office:value-type="float" office:value="0.0500054641331752">
            <text:p>0.0500054641331752</text:p>
          </table:table-cell>
          <table:table-cell office:value-type="float" office:value="0.981839574063493">
            <text:p>0.981839574063493</text:p>
          </table:table-cell>
          <table:table-cell office:value-type="float" office:value="0.9860894307190735">
            <text:p>0.9860894307190735</text:p>
          </table:table-cell>
          <table:table-cell office:value-type="float" office:value="0.5207634985411271">
            <text:p>0.5207634985411271</text:p>
          </table:table-cell>
          <table:table-cell office:value-type="float" office:value="5.63361680639215">
            <text:p>5.63361680639215</text:p>
          </table:table-cell>
          <table:table-cell office:value-type="float" office:value="1.67427337153569">
            <text:p>1.67427337153569</text:p>
          </table:table-cell>
          <table:table-cell office:value-type="float" office:value="0.866013071895425">
            <text:p>0.866013071895425</text:p>
          </table:table-cell>
          <table:table-cell office:value-type="float" office:value="2.70614048954995">
            <text:p>2.70614048954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393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0.08</text:p>
          </table:table-cell>
          <table:table-cell office:value-type="string">
            <text:p>1</text:p>
          </table:table-cell>
          <table:table-cell office:value-type="string">
            <text:p>1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.512012839317322">
            <text:p>0.512012839317322</text:p>
          </table:table-cell>
          <table:table-cell office:value-type="float" office:value="-0.0688387968250297">
            <text:p>-0.0688387968250297</text:p>
          </table:table-cell>
          <table:table-cell office:value-type="float" office:value="0.0665008599642791">
            <text:p>0.0665008599642791</text:p>
          </table:table-cell>
          <table:table-cell office:value-type="float" office:value="0.0445502787276129">
            <text:p>0.0445502787276129</text:p>
          </table:table-cell>
          <table:table-cell office:value-type="float" office:value="0.9043098651534068">
            <text:p>0.9043098651534068</text:p>
          </table:table-cell>
          <table:table-cell office:value-type="float" office:value="0.9594504151524307">
            <text:p>0.9594504151524307</text:p>
          </table:table-cell>
          <table:table-cell office:value-type="float" office:value="0.611058804098621">
            <text:p>0.611058804098621</text:p>
          </table:table-cell>
          <table:table-cell office:value-type="float" office:value="3.10133681220952">
            <text:p>3.10133681220952</text:p>
          </table:table-cell>
          <table:table-cell office:value-type="float" office:value="1.26623187046482">
            <text:p>1.26623187046482</text:p>
          </table:table-cell>
          <table:table-cell office:value-type="float" office:value="0.647058823529412">
            <text:p>0.647058823529412</text:p>
          </table:table-cell>
          <table:table-cell office:value-type="float" office:value="0.223667775268287">
            <text:p>0.2236677752682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51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688171684741974">
            <text:p>0.688171684741974</text:p>
          </table:table-cell>
          <table:table-cell office:value-type="float" office:value="0.321166221295968">
            <text:p>0.321166221295968</text:p>
          </table:table-cell>
          <table:table-cell office:value-type="float" office:value="0.0951082159143602">
            <text:p>0.0951082159143602</text:p>
          </table:table-cell>
          <table:table-cell office:value-type="float" office:value="0.444047983426053">
            <text:p>0.444047983426053</text:p>
          </table:table-cell>
          <table:table-cell office:value-type="float" office:value="0.9648464806268306">
            <text:p>0.9648464806268306</text:p>
          </table:table-cell>
          <table:table-cell office:value-type="float" office:value="0.9394153763796844">
            <text:p>0.9394153763796844</text:p>
          </table:table-cell>
          <table:table-cell office:value-type="float" office:value="0.8036165844085101">
            <text:p>0.8036165844085101</text:p>
          </table:table-cell>
          <table:table-cell office:value-type="float" office:value="4.41198536915554">
            <text:p>4.41198536915554</text:p>
          </table:table-cell>
          <table:table-cell office:value-type="float" office:value="1.66051474007425">
            <text:p>1.66051474007425</text:p>
          </table:table-cell>
          <table:table-cell office:value-type="float" office:value="0.78">
            <text:p>0.78</text:p>
          </table:table-cell>
          <table:table-cell office:value-type="float" office:value="0.966247104782272">
            <text:p>0.9662471047822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615-c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479051887989044">
            <text:p>-0.479051887989044</text:p>
          </table:table-cell>
          <table:table-cell office:value-type="float" office:value="1.15878455704723">
            <text:p>1.15878455704723</text:p>
          </table:table-cell>
          <table:table-cell office:value-type="float" office:value="0.793019805203561">
            <text:p>0.793019805203561</text:p>
          </table:table-cell>
          <table:table-cell office:value-type="float" office:value="0.291562234981973">
            <text:p>0.291562234981973</text:p>
          </table:table-cell>
          <table:table-cell office:value-type="float" office:value="0.7301471882825002">
            <text:p>0.7301471882825002</text:p>
          </table:table-cell>
          <table:table-cell office:value-type="float" office:value="0.786424897774073">
            <text:p>0.786424897774073</text:p>
          </table:table-cell>
          <table:table-cell office:value-type="float" office:value="0.327004167162118">
            <text:p>0.327004167162118</text:p>
          </table:table-cell>
          <table:table-cell office:value-type="float" office:value="4.19726783888279">
            <text:p>4.19726783888279</text:p>
          </table:table-cell>
          <table:table-cell office:value-type="float" office:value="2.00107374326958">
            <text:p>2.00107374326958</text:p>
          </table:table-cell>
          <table:table-cell office:value-type="float" office:value="0.313131313131313">
            <text:p>0.313131313131313</text:p>
          </table:table-cell>
          <table:table-cell office:value-type="float" office:value="0.537610189098696">
            <text:p>0.5376101890986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586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194132626056671">
            <text:p>-0.194132626056671</text:p>
          </table:table-cell>
          <table:table-cell office:value-type="float" office:value="0.471174667177847">
            <text:p>0.471174667177847</text:p>
          </table:table-cell>
          <table:table-cell office:value-type="float" office:value="0.737962301182767">
            <text:p>0.737962301182767</text:p>
          </table:table-cell>
          <table:table-cell office:value-type="float" office:value="0.0714494476631222">
            <text:p>0.0714494476631222</text:p>
          </table:table-cell>
          <table:table-cell office:value-type="float" office:value="0.902156370681717">
            <text:p>0.902156370681717</text:p>
          </table:table-cell>
          <table:table-cell office:value-type="float" office:value="0.9119316576686003">
            <text:p>0.9119316576686003</text:p>
          </table:table-cell>
          <table:table-cell office:value-type="float" office:value="0.0">
            <text:p/>
          </table:table-cell>
          <table:table-cell office:value-type="float" office:value="3.45712924026781">
            <text:p>3.45712924026781</text:p>
          </table:table-cell>
          <table:table-cell office:value-type="float" office:value="1.36755722175305">
            <text:p>1.36755722175305</text:p>
          </table:table-cell>
          <table:table-cell office:value-type="float" office:value="0.8125">
            <text:p>0.8125</text:p>
          </table:table-cell>
          <table:table-cell office:value-type="float" office:value="0.435645228593884">
            <text:p>0.4356452285938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75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3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-0.655624985694885">
            <text:p>-0.655624985694885</text:p>
          </table:table-cell>
          <table:table-cell office:value-type="float" office:value="0.537346120801205">
            <text:p>0.537346120801205</text:p>
          </table:table-cell>
          <table:table-cell office:value-type="float" office:value="0.549576047216472">
            <text:p>0.549576047216472</text:p>
          </table:table-cell>
          <table:table-cell office:value-type="float" office:value="0.209184122394421">
            <text:p>0.209184122394421</text:p>
          </table:table-cell>
          <table:table-cell office:value-type="float" office:value="0.39607573708551946">
            <text:p>0.39607573708551946</text:p>
          </table:table-cell>
          <table:table-cell office:value-type="float" office:value="0.0">
            <text:p/>
          </table:table-cell>
          <table:table-cell office:value-type="float" office:value="0.2709629246717107">
            <text:p>0.2709629246717107</text:p>
          </table:table-cell>
          <table:table-cell office:value-type="float" office:value="2.97771033696162">
            <text:p>2.97771033696162</text:p>
          </table:table-cell>
          <table:table-cell office:value-type="float" office:value="0.986740213631089">
            <text:p>0.986740213631089</text:p>
          </table:table-cell>
          <table:table-cell office:value-type="float" office:value="1">
            <text:p>1</text:p>
          </table:table-cell>
          <table:table-cell office:value-type="float" office:value="0.296574569106193">
            <text:p>0.2965745691061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94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.1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-0.172469481825829">
            <text:p>-0.172469481825829</text:p>
          </table:table-cell>
          <table:table-cell office:value-type="float" office:value="-0.0525400837359419">
            <text:p>-0.0525400837359419</text:p>
          </table:table-cell>
          <table:table-cell office:value-type="float" office:value="0.0912481791884497">
            <text:p>0.0912481791884497</text:p>
          </table:table-cell>
          <table:table-cell office:value-type="float" office:value="0.0573731768221862">
            <text:p>0.0573731768221862</text:p>
          </table:table-cell>
          <table:table-cell office:value-type="float" office:value="0.0">
            <text:p/>
          </table:table-cell>
          <table:table-cell office:value-type="float" office:value="0.07644021685213553">
            <text:p>0.07644021685213553</text:p>
          </table:table-cell>
          <table:table-cell office:value-type="float" office:value="0.0">
            <text:p/>
          </table:table-cell>
          <table:table-cell office:value-type="float" office:value="2.74833241869737">
            <text:p>2.74833241869737</text:p>
          </table:table-cell>
          <table:table-cell office:value-type="float" office:value="0.87861740468807">
            <text:p>0.878617404688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1-1078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2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998096346855164">
            <text:p>0.998096346855164</text:p>
          </table:table-cell>
          <table:table-cell office:value-type="float" office:value="0.084858761802321">
            <text:p>0.084858761802321</text:p>
          </table:table-cell>
          <table:table-cell office:value-type="float" office:value="-0.110593491396101">
            <text:p>-0.110593491396101</text:p>
          </table:table-cell>
          <table:table-cell office:value-type="float" office:value="-0.339874874527137">
            <text:p>-0.339874874527137</text:p>
          </table:table-cell>
          <table:table-cell office:value-type="float" office:value="0.19504703030177062">
            <text:p>0.19504703030177062</text:p>
          </table:table-cell>
          <table:table-cell office:value-type="float" office:value="0.7714799242147848">
            <text:p>0.7714799242147848</text:p>
          </table:table-cell>
          <table:table-cell office:value-type="float" office:value="0.1705855616725288">
            <text:p>0.1705855616725288</text:p>
          </table:table-cell>
          <table:table-cell office:value-type="float" office:value="3.92053472752309">
            <text:p>3.92053472752309</text:p>
          </table:table-cell>
          <table:table-cell office:value-type="float" office:value="0.637267951112837">
            <text:p>0.6372679511128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650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9</text:p>
          </table:table-cell>
          <table:table-cell office:value-type="string">
            <text:p>14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16582226753235">
            <text:p>1.16582226753235</text:p>
          </table:table-cell>
          <table:table-cell office:value-type="float" office:value="0.500556384994646">
            <text:p>0.500556384994646</text:p>
          </table:table-cell>
          <table:table-cell office:value-type="float" office:value="0.312987665646061">
            <text:p>0.312987665646061</text:p>
          </table:table-cell>
          <table:table-cell office:value-type="float" office:value="0.0514206666805867">
            <text:p>0.0514206666805867</text:p>
          </table:table-cell>
          <table:table-cell office:value-type="float" office:value="0.9541953407587944">
            <text:p>0.9541953407587944</text:p>
          </table:table-cell>
          <table:table-cell office:value-type="float" office:value="0.9560040196154725">
            <text:p>0.9560040196154725</text:p>
          </table:table-cell>
          <table:table-cell office:value-type="float" office:value="0.6508630633729174">
            <text:p>0.6508630633729174</text:p>
          </table:table-cell>
          <table:table-cell office:value-type="float" office:value="7.35336652972818">
            <text:p>7.35336652972818</text:p>
          </table:table-cell>
          <table:table-cell office:value-type="float" office:value="1.78082905614189">
            <text:p>1.78082905614189</text:p>
          </table:table-cell>
          <table:table-cell office:value-type="float" office:value="0.0798969072164948">
            <text:p>0.0798969072164948</text:p>
          </table:table-cell>
          <table:table-cell office:value-type="float" office:value="0.527884990517225">
            <text:p>0.5278849905172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775-long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9</text:p>
          </table:table-cell>
          <table:table-cell office:value-type="string">
            <text:p>14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2.11650228500366">
            <text:p>2.11650228500366</text:p>
          </table:table-cell>
          <table:table-cell office:value-type="float" office:value="0.149688565410394">
            <text:p>0.149688565410394</text:p>
          </table:table-cell>
          <table:table-cell office:value-type="float" office:value="0.0399353647471502">
            <text:p>0.0399353647471502</text:p>
          </table:table-cell>
          <table:table-cell office:value-type="float" office:value="0.00606689317354745">
            <text:p>0.00606689317354745</text:p>
          </table:table-cell>
          <table:table-cell office:value-type="float" office:value="0.6342800528144642">
            <text:p>0.6342800528144642</text:p>
          </table:table-cell>
          <table:table-cell office:value-type="float" office:value="0.9362601719374816">
            <text:p>0.9362601719374816</text:p>
          </table:table-cell>
          <table:table-cell office:value-type="float" office:value="0.0">
            <text:p/>
          </table:table-cell>
          <table:table-cell office:value-type="float" office:value="4.88885240095922">
            <text:p>4.88885240095922</text:p>
          </table:table-cell>
          <table:table-cell office:value-type="float" office:value="1.1000046381179">
            <text:p>1.1000046381179</text:p>
          </table:table-cell>
          <table:table-cell office:value-type="float" office:value="0.222222222222222">
            <text:p>0.222222222222222</text:p>
          </table:table-cell>
          <table:table-cell office:value-type="float" office:value="0.249146690895419">
            <text:p>0.2491466908954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; needs rescaling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987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448002576828">
            <text:p>1.448002576828</text:p>
          </table:table-cell>
          <table:table-cell office:value-type="float" office:value="0.261170205709226">
            <text:p>0.261170205709226</text:p>
          </table:table-cell>
          <table:table-cell office:value-type="float" office:value="0.330792094637317">
            <text:p>0.330792094637317</text:p>
          </table:table-cell>
          <table:table-cell office:value-type="float" office:value="-0.0908985654043015">
            <text:p>-0.0908985654043015</text:p>
          </table:table-cell>
          <table:table-cell office:value-type="float" office:value="0.042765035960568576">
            <text:p>0.042765035960568576</text:p>
          </table:table-cell>
          <table:table-cell office:value-type="float" office:value="0.06587426489751425">
            <text:p>0.06587426489751425</text:p>
          </table:table-cell>
          <table:table-cell office:value-type="float" office:value="0.012267267999407028">
            <text:p>0.012267267999407028</text:p>
          </table:table-cell>
          <table:table-cell office:value-type="float" office:value="4.74099817015973">
            <text:p>4.74099817015973</text:p>
          </table:table-cell>
          <table:table-cell office:value-type="float" office:value="0.993616696320512">
            <text:p>0.993616696320512</text:p>
          </table:table-cell>
          <table:table-cell office:value-type="float" office:value="0.526315789473684">
            <text:p>0.526315789473684</text:p>
          </table:table-cell>
          <table:table-cell office:value-type="float" office:value="0.271884262075434">
            <text:p>0.2718842620754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1_478_TBD-LOW-BETA-MAYBE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1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729503989219666">
            <text:p>0.729503989219666</text:p>
          </table:table-cell>
          <table:table-cell office:value-type="float" office:value="0.324012698022713">
            <text:p>0.324012698022713</text:p>
          </table:table-cell>
          <table:table-cell office:value-type="float" office:value="0.460684604534213">
            <text:p>0.460684604534213</text:p>
          </table:table-cell>
          <table:table-cell office:value-type="float" office:value="0.106321379005249">
            <text:p>0.106321379005249</text:p>
          </table:table-cell>
          <table:table-cell office:value-type="float" office:value="0.0">
            <text:p/>
          </table:table-cell>
          <table:table-cell office:value-type="float" office:value="0.06119867595512485">
            <text:p>0.06119867595512485</text:p>
          </table:table-cell>
          <table:table-cell office:value-type="float" office:value="0.0">
            <text:p/>
          </table:table-cell>
          <table:table-cell office:value-type="float" office:value="3.05049124362635">
            <text:p>3.05049124362635</text:p>
          </table:table-cell>
          <table:table-cell office:value-type="float" office:value="1.16169638202038">
            <text:p>1.16169638202038</text:p>
          </table:table-cell>
          <table:table-cell office:value-type="float" office:value="0.5">
            <text:p>0.5</text:p>
          </table:table-cell>
          <table:table-cell office:value-type="float" office:value="0.0500669345956592">
            <text:p>0.05006693459565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23_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80757868289948">
            <text:p>0.880757868289948</text:p>
          </table:table-cell>
          <table:table-cell office:value-type="float" office:value="0.599455764698767">
            <text:p>0.599455764698767</text:p>
          </table:table-cell>
          <table:table-cell office:value-type="float" office:value="0.352200536689569">
            <text:p>0.352200536689569</text:p>
          </table:table-cell>
          <table:table-cell office:value-type="float" office:value="0.0331203840207042">
            <text:p>0.0331203840207042</text:p>
          </table:table-cell>
          <table:table-cell office:value-type="float" office:value="0.3481487939167843">
            <text:p>0.3481487939167843</text:p>
          </table:table-cell>
          <table:table-cell office:value-type="float" office:value="0.44632002590442366">
            <text:p>0.44632002590442366</text:p>
          </table:table-cell>
          <table:table-cell office:value-type="float" office:value="0.0">
            <text:p/>
          </table:table-cell>
          <table:table-cell office:value-type="float" office:value="5.57273561159959">
            <text:p>5.57273561159959</text:p>
          </table:table-cell>
          <table:table-cell office:value-type="float" office:value="2.23194277080731">
            <text:p>2.23194277080731</text:p>
          </table:table-cell>
          <table:table-cell office:value-type="float" office:value="0.766666666666667">
            <text:p>0.766666666666667</text:p>
          </table:table-cell>
          <table:table-cell office:value-type="float" office:value="2.08223510485774">
            <text:p>2.082235104857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47a_BETA-desynch-in-middle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751349210739136">
            <text:p>0.751349210739136</text:p>
          </table:table-cell>
          <table:table-cell office:value-type="float" office:value="0.663474561320353">
            <text:p>0.663474561320353</text:p>
          </table:table-cell>
          <table:table-cell office:value-type="float" office:value="0.501021343207491">
            <text:p>0.501021343207491</text:p>
          </table:table-cell>
          <table:table-cell office:value-type="float" office:value="0.25550626947875">
            <text:p>0.25550626947875</text:p>
          </table:table-cell>
          <table:table-cell office:value-type="float" office:value="0.8261011896794458">
            <text:p>0.8261011896794458</text:p>
          </table:table-cell>
          <table:table-cell office:value-type="float" office:value="0.0">
            <text:p/>
          </table:table-cell>
          <table:table-cell office:value-type="float" office:value="0.7663879521394539">
            <text:p>0.7663879521394539</text:p>
          </table:table-cell>
          <table:table-cell office:value-type="float" office:value="6.74716825788497">
            <text:p>6.74716825788497</text:p>
          </table:table-cell>
          <table:table-cell office:value-type="float" office:value="2.89642864204909">
            <text:p>2.89642864204909</text:p>
          </table:table-cell>
          <table:table-cell office:value-type="float" office:value="0.255952380952381">
            <text:p>0.255952380952381</text:p>
          </table:table-cell>
          <table:table-cell office:value-type="float" office:value="1.14043151091236">
            <text:p>1.140431510912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47b_BETA-post-desynch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0.0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.06580913066864">
            <text:p>1.06580913066864</text:p>
          </table:table-cell>
          <table:table-cell office:value-type="float" office:value="0.675070956439046">
            <text:p>0.675070956439046</text:p>
          </table:table-cell>
          <table:table-cell office:value-type="float" office:value="0.543376388085531">
            <text:p>0.543376388085531</text:p>
          </table:table-cell>
          <table:table-cell office:value-type="float" office:value="0.298558994128035">
            <text:p>0.298558994128035</text:p>
          </table:table-cell>
          <table:table-cell office:value-type="float" office:value="0.7691595804873715">
            <text:p>0.7691595804873715</text:p>
          </table:table-cell>
          <table:table-cell office:value-type="float" office:value="0.9343693629138097">
            <text:p>0.9343693629138097</text:p>
          </table:table-cell>
          <table:table-cell office:value-type="float" office:value="0.8256853882247209">
            <text:p>0.8256853882247209</text:p>
          </table:table-cell>
          <table:table-cell office:value-type="float" office:value="7.3210483166937">
            <text:p>7.3210483166937</text:p>
          </table:table-cell>
          <table:table-cell office:value-type="float" office:value="2.43918413752032">
            <text:p>2.43918413752032</text:p>
          </table:table-cell>
          <table:table-cell office:value-type="float" office:value="0.426900584795322">
            <text:p>0.426900584795322</text:p>
          </table:table-cell>
          <table:table-cell office:value-type="float" office:value="1.75424434842966">
            <text:p>1.754244348429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75_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.08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58253502845764">
            <text:p>1.58253502845764</text:p>
          </table:table-cell>
          <table:table-cell office:value-type="float" office:value="0.561190512711194">
            <text:p>0.561190512711194</text:p>
          </table:table-cell>
          <table:table-cell office:value-type="float" office:value="0.426998377911179">
            <text:p>0.426998377911179</text:p>
          </table:table-cell>
          <table:table-cell office:value-type="float" office:value="0.0222247477804851">
            <text:p>0.0222247477804851</text:p>
          </table:table-cell>
          <table:table-cell office:value-type="float" office:value="0.019467194987419223">
            <text:p>0.019467194987419223</text:p>
          </table:table-cell>
          <table:table-cell office:value-type="float" office:value="0.5234062760338851">
            <text:p>0.5234062760338851</text:p>
          </table:table-cell>
          <table:table-cell office:value-type="float" office:value="0.0">
            <text:p/>
          </table:table-cell>
          <table:table-cell office:value-type="float" office:value="5.75602130903503">
            <text:p>5.75602130903503</text:p>
          </table:table-cell>
          <table:table-cell office:value-type="float" office:value="1.50764451793518">
            <text:p>1.50764451793518</text:p>
          </table:table-cell>
          <table:table-cell office:value-type="float" office:value="0.660377358490566">
            <text:p>0.660377358490566</text:p>
          </table:table-cell>
          <table:table-cell office:value-type="float" office:value="1.07916067622882">
            <text:p>1.079160676228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531_NOT-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0.0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57682418823242">
            <text:p>1.57682418823242</text:p>
          </table:table-cell>
          <table:table-cell office:value-type="float" office:value="-0.170164966559746">
            <text:p>-0.170164966559746</text:p>
          </table:table-cell>
          <table:table-cell office:value-type="float" office:value="-0.120230858411575">
            <text:p>-0.120230858411575</text:p>
          </table:table-cell>
          <table:table-cell office:value-type="float" office:value="-0.0741974095395507">
            <text:p>-0.0741974095395507</text:p>
          </table:table-cell>
          <table:table-cell office:value-type="float" office:value="0.06111124261593248">
            <text:p>0.0611112426159324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76213071548674">
            <text:p>3.76213071548674</text:p>
          </table:table-cell>
          <table:table-cell office:value-type="float" office:value="1.61903909224429">
            <text:p>1.61903909224429</text:p>
          </table:table-cell>
          <table:table-cell office:value-type="float" office:value="0.0196078431372549">
            <text:p>0.0196078431372549</text:p>
          </table:table-cell>
          <table:table-cell office:value-type="float" office:value="0.00620854716877533">
            <text:p>0.006208547168775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137-s-3</text:p>
          </table:table-cell>
          <table:table-cell office:value-type="string">
            <text:p>3137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538419187068939">
            <text:p>0.538419187068939</text:p>
          </table:table-cell>
          <table:table-cell office:value-type="float" office:value="0.727296136150335">
            <text:p>0.727296136150335</text:p>
          </table:table-cell>
          <table:table-cell office:value-type="float" office:value="0.613545152081795">
            <text:p>0.613545152081795</text:p>
          </table:table-cell>
          <table:table-cell office:value-type="float" office:value="0.255304670262324">
            <text:p>0.255304670262324</text:p>
          </table:table-cell>
          <table:table-cell office:value-type="float" office:value="0.8672353048833449">
            <text:p>0.8672353048833449</text:p>
          </table:table-cell>
          <table:table-cell office:value-type="float" office:value="0.7644183186313851">
            <text:p>0.7644183186313851</text:p>
          </table:table-cell>
          <table:table-cell office:value-type="float" office:value="0.0">
            <text:p/>
          </table:table-cell>
          <table:table-cell office:value-type="float" office:value="4.30216846711065">
            <text:p>4.30216846711065</text:p>
          </table:table-cell>
          <table:table-cell office:value-type="float" office:value="1.56005057109078">
            <text:p>1.56005057109078</text:p>
          </table:table-cell>
          <table:table-cell office:value-type="float" office:value="0.607142857142857">
            <text:p>0.607142857142857</text:p>
          </table:table-cell>
          <table:table-cell office:value-type="float" office:value="0.690212913285277">
            <text:p>0.69021291328527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ctually ptn was 678; VIM neuro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138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7</text:p>
          </table:table-cell>
          <table:table-cell office:value-type="string">
            <text:p>17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2.14923310279846">
            <text:p>2.14923310279846</text:p>
          </table:table-cell>
          <table:table-cell office:value-type="float" office:value="0.721787737528717">
            <text:p>0.721787737528717</text:p>
          </table:table-cell>
          <table:table-cell office:value-type="float" office:value="0.421373758834723">
            <text:p>0.421373758834723</text:p>
          </table:table-cell>
          <table:table-cell office:value-type="float" office:value="-0.0120979114341563">
            <text:p>-0.0120979114341563</text:p>
          </table:table-cell>
          <table:table-cell office:value-type="float" office:value="0.7411955583074297">
            <text:p>0.7411955583074297</text:p>
          </table:table-cell>
          <table:table-cell office:value-type="float" office:value="0.8376770614322688">
            <text:p>0.8376770614322688</text:p>
          </table:table-cell>
          <table:table-cell office:value-type="float" office:value="0.4019800848845003">
            <text:p>0.4019800848845003</text:p>
          </table:table-cell>
          <table:table-cell office:value-type="float" office:value="3.77565498247324">
            <text:p>3.77565498247324</text:p>
          </table:table-cell>
          <table:table-cell office:value-type="float" office:value="1.48071738501189">
            <text:p>1.48071738501189</text:p>
          </table:table-cell>
          <table:table-cell office:value-type="float" office:value="0.127659574468085">
            <text:p>0.127659574468085</text:p>
          </table:table-cell>
          <table:table-cell office:value-type="float" office:value="0.108952147510274">
            <text:p>0.1089521475102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345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-0.234622567892075">
            <text:p>-0.234622567892075</text:p>
          </table:table-cell>
          <table:table-cell office:value-type="float" office:value="0.419710029521159">
            <text:p>0.419710029521159</text:p>
          </table:table-cell>
          <table:table-cell office:value-type="float" office:value="0.166902014515663">
            <text:p>0.166902014515663</text:p>
          </table:table-cell>
          <table:table-cell office:value-type="float" office:value="0.0236724562220123">
            <text:p>0.0236724562220123</text:p>
          </table:table-cell>
          <table:table-cell office:value-type="float" office:value="0.5125966949917297">
            <text:p>0.5125966949917297</text:p>
          </table:table-cell>
          <table:table-cell office:value-type="float" office:value="0.34793719427632086">
            <text:p>0.34793719427632086</text:p>
          </table:table-cell>
          <table:table-cell office:value-type="float" office:value="0.0">
            <text:p/>
          </table:table-cell>
          <table:table-cell office:value-type="float" office:value="4.07001573495466">
            <text:p>4.07001573495466</text:p>
          </table:table-cell>
          <table:table-cell office:value-type="float" office:value="1.31488521917929">
            <text:p>1.31488521917929</text:p>
          </table:table-cell>
          <table:table-cell office:value-type="float" office:value="0.31578947368421">
            <text:p>0.31578947368421</text:p>
          </table:table-cell>
          <table:table-cell office:value-type="float" office:value="0.203256111953244">
            <text:p>0.2032561119532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49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float" office:value="0.264869153499603">
            <text:p>0.264869153499603</text:p>
          </table:table-cell>
          <table:table-cell office:value-type="float" office:value="-0.162857305073873">
            <text:p>-0.162857305073873</text:p>
          </table:table-cell>
          <table:table-cell office:value-type="float" office:value="0.0615839518832534">
            <text:p>0.0615839518832534</text:p>
          </table:table-cell>
          <table:table-cell office:value-type="float" office:value="0.221506499801296">
            <text:p>0.221506499801296</text:p>
          </table:table-cell>
          <table:table-cell office:value-type="float" office:value="0.4394738514099449">
            <text:p>0.4394738514099449</text:p>
          </table:table-cell>
          <table:table-cell office:value-type="float" office:value="0.3642980744187796">
            <text:p>0.3642980744187796</text:p>
          </table:table-cell>
          <table:table-cell office:value-type="float" office:value="0.0">
            <text:p/>
          </table:table-cell>
          <table:table-cell office:value-type="float" office:value="5.05530358805194">
            <text:p>5.05530358805194</text:p>
          </table:table-cell>
          <table:table-cell office:value-type="float" office:value="1.42398051881136">
            <text:p>1.42398051881136</text:p>
          </table:table-cell>
          <table:table-cell office:value-type="float" office:value="0.0540540540540541">
            <text:p>0.0540540540540541</text:p>
          </table:table-cell>
          <table:table-cell office:value-type="float" office:value="0.0634614466936969">
            <text:p>0.063461446693696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52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1</text:p>
          </table:table-cell>
          <table:table-cell office:value-type="string">
            <text:p>29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0.864698052406311">
            <text:p>0.864698052406311</text:p>
          </table:table-cell>
          <table:table-cell office:value-type="float" office:value="0.949482926974167">
            <text:p>0.949482926974167</text:p>
          </table:table-cell>
          <table:table-cell office:value-type="float" office:value="0.921069833601612">
            <text:p>0.921069833601612</text:p>
          </table:table-cell>
          <table:table-cell office:value-type="float" office:value="0.227936370315364">
            <text:p>0.227936370315364</text:p>
          </table:table-cell>
          <table:table-cell office:value-type="float" office:value="0.9645604184352656">
            <text:p>0.9645604184352656</text:p>
          </table:table-cell>
          <table:table-cell office:value-type="float" office:value="0.9736238014464262">
            <text:p>0.9736238014464262</text:p>
          </table:table-cell>
          <table:table-cell office:value-type="float" office:value="0.0">
            <text:p/>
          </table:table-cell>
          <table:table-cell office:value-type="float" office:value="8.09564108100189">
            <text:p>8.09564108100189</text:p>
          </table:table-cell>
          <table:table-cell office:value-type="float" office:value="0.963911615404466">
            <text:p>0.963911615404466</text:p>
          </table:table-cell>
          <table:table-cell office:value-type="float" office:value="0.838028169014084">
            <text:p>0.838028169014084</text:p>
          </table:table-cell>
          <table:table-cell office:value-type="float" office:value="4.77385018123731">
            <text:p>4.773850181237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440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594340324401856">
            <text:p>0.594340324401856</text:p>
          </table:table-cell>
          <table:table-cell office:value-type="float" office:value="1.31188262457553">
            <text:p>1.31188262457553</text:p>
          </table:table-cell>
          <table:table-cell office:value-type="float" office:value="0.887389235429196">
            <text:p>0.887389235429196</text:p>
          </table:table-cell>
          <table:table-cell office:value-type="float" office:value="0.163668055545013">
            <text:p>0.163668055545013</text:p>
          </table:table-cell>
          <table:table-cell office:value-type="float" office:value="0.9936865742186296">
            <text:p>0.9936865742186296</text:p>
          </table:table-cell>
          <table:table-cell office:value-type="float" office:value="0.9938632977711435">
            <text:p>0.9938632977711435</text:p>
          </table:table-cell>
          <table:table-cell office:value-type="float" office:value="0.7888820596911432">
            <text:p>0.7888820596911432</text:p>
          </table:table-cell>
          <table:table-cell office:value-type="float" office:value="4.36696533276635">
            <text:p>4.36696533276635</text:p>
          </table:table-cell>
          <table:table-cell office:value-type="float" office:value="1.43946473013099">
            <text:p>1.43946473013099</text:p>
          </table:table-cell>
          <table:table-cell office:value-type="float" office:value="0.0515151515151515">
            <text:p>0.0515151515151515</text:p>
          </table:table-cell>
          <table:table-cell office:value-type="float" office:value="0.0691880144585894">
            <text:p>0.06918801445858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639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38308000564575">
            <text:p>1.38308000564575</text:p>
          </table:table-cell>
          <table:table-cell office:value-type="float" office:value="0.478708278036028">
            <text:p>0.478708278036028</text:p>
          </table:table-cell>
          <table:table-cell office:value-type="float" office:value="0.400222728996324">
            <text:p>0.400222728996324</text:p>
          </table:table-cell>
          <table:table-cell office:value-type="float" office:value="0.194119444978157">
            <text:p>0.194119444978157</text:p>
          </table:table-cell>
          <table:table-cell office:value-type="float" office:value="0.9627712811577342">
            <text:p>0.9627712811577342</text:p>
          </table:table-cell>
          <table:table-cell office:value-type="float" office:value="0.8938758317581675">
            <text:p>0.8938758317581675</text:p>
          </table:table-cell>
          <table:table-cell office:value-type="float" office:value="0.9362179365371759">
            <text:p>0.9362179365371759</text:p>
          </table:table-cell>
          <table:table-cell office:value-type="float" office:value="4.49708441760431">
            <text:p>4.49708441760431</text:p>
          </table:table-cell>
          <table:table-cell office:value-type="float" office:value="1.55056826139104">
            <text:p>1.55056826139104</text:p>
          </table:table-cell>
          <table:table-cell office:value-type="float" office:value="0.0126582278481013">
            <text:p>0.0126582278481013</text:p>
          </table:table-cell>
          <table:table-cell office:value-type="float" office:value="0.0190331480830592">
            <text:p>0.01903314808305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66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1.32732582092285">
            <text:p>1.32732582092285</text:p>
          </table:table-cell>
          <table:table-cell office:value-type="float" office:value="0.626793781057306">
            <text:p>0.626793781057306</text:p>
          </table:table-cell>
          <table:table-cell office:value-type="float" office:value="0.289580584038803">
            <text:p>0.289580584038803</text:p>
          </table:table-cell>
          <table:table-cell office:value-type="float" office:value="-0.0431954467212309">
            <text:p>-0.0431954467212309</text:p>
          </table:table-cell>
          <table:table-cell office:value-type="float" office:value="0.12479406484392552">
            <text:p>0.12479406484392552</text:p>
          </table:table-cell>
          <table:table-cell office:value-type="float" office:value="0.03657625931643538">
            <text:p>0.03657625931643538</text:p>
          </table:table-cell>
          <table:table-cell office:value-type="float" office:value="0.0">
            <text:p/>
          </table:table-cell>
          <table:table-cell office:value-type="float" office:value="5.29826257612663">
            <text:p>5.29826257612663</text:p>
          </table:table-cell>
          <table:table-cell office:value-type="float" office:value="1.51485959157078">
            <text:p>1.51485959157078</text:p>
          </table:table-cell>
          <table:table-cell office:value-type="float" office:value="0.185185185185185">
            <text:p>0.185185185185185</text:p>
          </table:table-cell>
          <table:table-cell office:value-type="float" office:value="0.222389962987967">
            <text:p>0.2223899629879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AC medico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719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.902690649032593">
            <text:p>0.902690649032593</text:p>
          </table:table-cell>
          <table:table-cell office:value-type="float" office:value="0.0259134616970663">
            <text:p>0.0259134616970663</text:p>
          </table:table-cell>
          <table:table-cell office:value-type="float" office:value="0.109745056288195">
            <text:p>0.109745056288195</text:p>
          </table:table-cell>
          <table:table-cell office:value-type="float" office:value="0.08027369836119">
            <text:p>0.08027369836119</text:p>
          </table:table-cell>
          <table:table-cell office:value-type="float" office:value="0.1822560914884669">
            <text:p>0.1822560914884669</text:p>
          </table:table-cell>
          <table:table-cell office:value-type="float" office:value="0.6735359815130052">
            <text:p>0.6735359815130052</text:p>
          </table:table-cell>
          <table:table-cell office:value-type="float" office:value="0.0">
            <text:p/>
          </table:table-cell>
          <table:table-cell office:value-type="float" office:value="1.99339948714139">
            <text:p>1.99339948714139</text:p>
          </table:table-cell>
          <table:table-cell office:value-type="float" office:value="1.32542863089568">
            <text:p>1.325428630895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939-NOT-BETA-or-very-weak</text:p>
          </table:table-cell>
          <table:table-cell office:value-type="string">
            <text:p>2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8874047883478</text:p>
          </table:table-cell>
          <table:table-cell office:value-type="string">
            <text:p>1.36987811699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1017b-BETA-two-beta-neurons-synchronous-longer-file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.83094354454675</text:p>
          </table:table-cell>
          <table:table-cell office:value-type="string">
            <text:p>2.12337057343477</text:p>
          </table:table-cell>
          <table:table-cell office:value-type="string">
            <text:p>0.730245231607629</text:p>
          </table:table-cell>
          <table:table-cell office:value-type="string">
            <text:p>1.309646919967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614-BETA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79604383149954</text:p>
          </table:table-cell>
          <table:table-cell office:value-type="string">
            <text:p>3.44847407508233</text:p>
          </table:table-cell>
          <table:table-cell office:value-type="string">
            <text:p>0.316455696202532</text:p>
          </table:table-cell>
          <table:table-cell office:value-type="string">
            <text:p>2.172016048637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13b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.33336193448187</text:p>
          </table:table-cell>
          <table:table-cell office:value-type="string">
            <text:p>1.55658090645373</text:p>
          </table:table-cell>
          <table:table-cell office:value-type="string">
            <text:p>0.612903225806452</text:p>
          </table:table-cell>
          <table:table-cell office:value-type="string">
            <text:p>0.4388342887354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o lf beta; two hf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323a-BETA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8718768801769</text:p>
          </table:table-cell>
          <table:table-cell office:value-type="string">
            <text:p>1.194792682875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778-BETA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.07405874000602</text:p>
          </table:table-cell>
          <table:table-cell office:value-type="string">
            <text:p>2.69033348003428</text:p>
          </table:table-cell>
          <table:table-cell office:value-type="string">
            <text:p>0.21978021978022</text:p>
          </table:table-cell>
          <table:table-cell office:value-type="string">
            <text:p>0.3374417258467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652-BETA-maybe-some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92390680581592</text:p>
          </table:table-cell>
          <table:table-cell office:value-type="string">
            <text:p>2.04026459177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356-BETA</text:p>
          </table:table-cell>
          <table:table-cell office:value-type="string">
            <text:p>27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.62811551673331</text:p>
          </table:table-cell>
          <table:table-cell office:value-type="string">
            <text:p>1.56694877031608</text:p>
          </table:table-cell>
          <table:table-cell office:value-type="string">
            <text:p>0.105263157894737</text:p>
          </table:table-cell>
          <table:table-cell office:value-type="string">
            <text:p>0.094730985836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4-349-BETA-VOP-maybe</text:p>
          </table:table-cell>
          <table:table-cell office:value-type="string">
            <text:p>6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72152679815561</text:p>
          </table:table-cell>
          <table:table-cell office:value-type="string">
            <text:p>2.678925882149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VIM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78-514-BETA</text:p>
          </table:table-cell>
          <table:table-cell office:value-type="string">
            <text:p>6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02617734608633</text:p>
          </table:table-cell>
          <table:table-cell office:value-type="string">
            <text:p>2.41777761626</text:p>
          </table:table-cell>
          <table:table-cell office:value-type="string">
            <text:p>0.114678899082569</text:p>
          </table:table-cell>
          <table:table-cell office:value-type="string">
            <text:p>0.3695227387474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VIM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822-NOT-BETA-two-units</text:p>
          </table:table-cell>
          <table:table-cell office:value-type="string">
            <text:p>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97719453916843</text:p>
          </table:table-cell>
          <table:table-cell office:value-type="string">
            <text:p>0.9331799130645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852-BETA</text:p>
          </table:table-cell>
          <table:table-cell office:value-type="string">
            <text:p>2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2.181637461905</text:p>
          </table:table-cell>
          <table:table-cell office:value-type="string">
            <text:p>37.2228058496414</text:p>
          </table:table-cell>
          <table:table-cell office:value-type="string">
            <text:p>0.228758169934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strong 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2_466-NOT-BETA-maybe-super-weak</text:p>
          </table:table-cell>
          <table:table-cell office:value-type="string">
            <text:p>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292-BETA</text:p>
          </table:table-cell>
          <table:table-cell office:value-type="string">
            <text:p>2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trongly varying amplitud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516-BETA-noisy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oo nois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950-weird-neuron</text:p>
          </table:table-cell>
          <table:table-cell office:value-type="string">
            <text:p>2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weird artifact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414-NOT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.9503330896736</text:p>
          </table:table-cell>
          <table:table-cell office:value-type="string">
            <text:p>20.467032019053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490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.0094422220809</text:p>
          </table:table-cell>
          <table:table-cell office:value-type="string">
            <text:p>23.42477672135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1330-b</text:p>
          </table:table-cell>
          <table:table-cell office:value-type="string">
            <text:p>27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4.8237311762251</text:p>
          </table:table-cell>
          <table:table-cell office:value-type="string">
            <text:p>30.1614514543739</text:p>
          </table:table-cell>
          <table:table-cell office:value-type="string">
            <text:p>0.111111111111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wo beta peaks; 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97-BETA</text:p>
          </table:table-cell>
          <table:table-cell office:value-type="string">
            <text:p>27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pure nois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10-s2-950-b</text:p>
          </table:table-cell>
          <table:table-cell office:value-type="string">
            <text:p>28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ditch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740</text:p>
          </table:table-cell>
          <table:table-cell office:value-type="string">
            <text:p>28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.2656990190869</text:p>
          </table:table-cell>
          <table:table-cell office:value-type="string">
            <text:p>38.3134405275364</text:p>
          </table:table-cell>
          <table:table-cell office:value-type="string">
            <text:p>0.1052631578947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1_807_BETA</text:p>
          </table:table-cell>
          <table:table-cell office:value-type="string">
            <text:p>29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weird artifacty peask in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350-NOT-BETA-mostly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.3199879746776</text:p>
          </table:table-cell>
          <table:table-cell office:value-type="string">
            <text:p>13.8978515212197</text:p>
          </table:table-cell>
          <table:table-cell office:value-type="string">
            <text:p>0.0156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484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4.1055130238476</text:p>
          </table:table-cell>
          <table:table-cell office:value-type="string">
            <text:p>14.759620682613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569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9.8767505999596</text:p>
          </table:table-cell>
          <table:table-cell office:value-type="string">
            <text:p>21.866564814464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696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.6588967395372</text:p>
          </table:table-cell>
          <table:table-cell office:value-type="string">
            <text:p>27.463668862527</text:p>
          </table:table-cell>
          <table:table-cell office:value-type="string">
            <text:p>0.791666666666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28a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7.3367246643995</text:p>
          </table:table-cell>
          <table:table-cell office:value-type="string">
            <text:p>26.9615288975598</text:p>
          </table:table-cell>
          <table:table-cell office:value-type="string">
            <text:p>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28b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0.287185866608</text:p>
          </table:table-cell>
          <table:table-cell office:value-type="string">
            <text:p>62.593495938058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45-BETA-in-and-out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413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6.9528718499165</text:p>
          </table:table-cell>
          <table:table-cell office:value-type="string">
            <text:p>47.7180754481872</text:p>
          </table:table-cell>
          <table:table-cell office:value-type="string">
            <text:p>0.0555555555555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416-some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6.2696122652768</text:p>
          </table:table-cell>
          <table:table-cell office:value-type="string">
            <text:p>22.006474632036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556-BETA-in-and-out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2.024333842065</text:p>
          </table:table-cell>
          <table:table-cell office:value-type="string">
            <text:p>66.0589821998923</text:p>
          </table:table-cell>
          <table:table-cell office:value-type="string">
            <text:p>0.309859154929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774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.5219106846015</text:p>
          </table:table-cell>
          <table:table-cell office:value-type="string">
            <text:p>24.9254369424527</text:p>
          </table:table-cell>
          <table:table-cell office:value-type="string">
            <text:p>0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539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583-in-and-out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632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196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297-BETA-low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.33945317076</text:p>
          </table:table-cell>
          <table:table-cell office:value-type="string">
            <text:p>55.6189287421018</text:p>
          </table:table-cell>
          <table:table-cell office:value-type="string">
            <text:p>0.3723404255319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h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436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.635135463011</text:p>
          </table:table-cell>
          <table:table-cell office:value-type="string">
            <text:p>50.2349029810596</text:p>
          </table:table-cell>
          <table:table-cell office:value-type="string">
            <text:p>0.142857142857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469-BETA-in-and-out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7.079515860138</text:p>
          </table:table-cell>
          <table:table-cell office:value-type="string">
            <text:p>27.40591795322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501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0.581652854899</text:p>
          </table:table-cell>
          <table:table-cell office:value-type="string">
            <text:p>96.3008601950067</text:p>
          </table:table-cell>
          <table:table-cell office:value-type="string">
            <text:p>0.2769230769230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646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3.535159118613</text:p>
          </table:table-cell>
          <table:table-cell office:value-type="string">
            <text:p>62.266697394367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722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3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6.386869738362</text:p>
          </table:table-cell>
          <table:table-cell office:value-type="string">
            <text:p>50.4495467513154</text:p>
          </table:table-cell>
          <table:table-cell office:value-type="string">
            <text:p>0.0416666666666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wo peaks in lf &amp;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3_234-BETA-low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1.5192988576369</text:p>
          </table:table-cell>
          <table:table-cell office:value-type="string">
            <text:p>19.2600104315663</text:p>
          </table:table-cell>
          <table:table-cell office:value-type="string">
            <text:p>0.4736842105263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3_253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.4258573842735</text:p>
          </table:table-cell>
          <table:table-cell office:value-type="string">
            <text:p>16.996099078830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182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387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453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308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574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31-1825-BETA</text:p>
          </table:table-cell>
          <table:table-cell office:value-type="string">
            <text:p>6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82.4335781027</text:p>
          </table:table-cell>
          <table:table-cell office:value-type="string">
            <text:p>1615.4989170039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018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3.279926904761</text:p>
          </table:table-cell>
          <table:table-cell office:value-type="string">
            <text:p>163.572240344997</text:p>
          </table:table-cell>
          <table:table-cell office:value-type="string">
            <text:p>0.456621004566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262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3.508701017167</text:p>
          </table:table-cell>
          <table:table-cell office:value-type="string">
            <text:p>111.31554925607</text:p>
          </table:table-cell>
          <table:table-cell office:value-type="string">
            <text:p>0.746478873239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612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39.116821406336</text:p>
          </table:table-cell>
          <table:table-cell office:value-type="string">
            <text:p>152.957289512981</text:p>
          </table:table-cell>
          <table:table-cell office:value-type="string">
            <text:p>0.3587786259541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759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1.227412549182</text:p>
          </table:table-cell>
          <table:table-cell office:value-type="string">
            <text:p>41.3727310505608</text:p>
          </table:table-cell>
          <table:table-cell office:value-type="string">
            <text:p>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85-486-BETA</text:p>
          </table:table-cell>
          <table:table-cell office:value-type="string">
            <text:p>6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.025116906652</text:p>
          </table:table-cell>
          <table:table-cell office:value-type="string">
            <text:p>23.0231789994855</text:p>
          </table:table-cell>
          <table:table-cell office:value-type="string">
            <text:p>0.2631578947368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onus-2622_s2_1765-beta-turns-into-tremor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pure noise</text:p>
          </table:table-cell>
          <table:table-cell office:value-type="string">
            <text:p>0</text:p>
          </table:table-cell>
        </table:table-row>
      </table:table>
      <table:table table:name="tremor">
        <table:table-row>
          <table:table-cell office:value-type="string">
            <text:p>file</text:p>
          </table:table-cell>
          <table:table-cell office:value-type="string">
            <text:p>patient_id</text:p>
          </table:table-cell>
          <table:table-cell office:value-type="string">
            <text:p>trial</text:p>
          </table:table-cell>
          <table:table-cell office:value-type="string">
            <text:p>acc channel</text:p>
          </table:table-cell>
          <table:table-cell office:value-type="string">
            <text:p>DBS (pre/off – 0; on – 1; post/off – 2)</text:p>
          </table:table-cell>
          <table:table-cell office:value-type="string">
            <text:p>lf manual</text:p>
          </table:table-cell>
          <table:table-cell office:value-type="string">
            <text:p>hf manual</text:p>
          </table:table-cell>
          <table:table-cell office:value-type="string">
            <text:p>height-checked</text:p>
          </table:table-cell>
          <table:table-cell office:value-type="string">
            <text:p>peak_thresh</text:p>
          </table:table-cell>
          <table:table-cell office:value-type="string">
            <text:p>peak_spread</text:p>
          </table:table-cell>
          <table:table-cell office:value-type="string">
            <text:p>lf f min</text:p>
          </table:table-cell>
          <table:table-cell office:value-type="string">
            <text:p>lf f max</text:p>
          </table:table-cell>
          <table:table-cell office:value-type="string">
            <text:p>hf f min</text:p>
          </table:table-cell>
          <table:table-cell office:value-type="string">
            <text:p>hf f max</text:p>
          </table:table-cell>
          <table:table-cell office:value-type="string">
            <text:p>lf_zoom_factor</text:p>
          </table:table-cell>
          <table:table-cell office:value-type="string">
            <text:p>lf_offset_factor</text:p>
          </table:table-cell>
          <table:table-cell office:value-type="string">
            <text:p>hf_zoom_factor</text:p>
          </table:table-cell>
          <table:table-cell office:value-type="string">
            <text:p>hf_offset_factor</text:p>
          </table:table-cell>
          <table:table-cell office:value-type="string">
            <text:p>pac_thresh</text:p>
          </table:table-cell>
          <table:table-cell office:value-type="string">
            <text:p>tremor lfp strength 1</text:p>
          </table:table-cell>
          <table:table-cell office:value-type="string">
            <text:p>tremor overall strength 1</text:p>
          </table:table-cell>
          <table:table-cell office:value-type="string">
            <text:p>tremor burst strength 1</text:p>
          </table:table-cell>
          <table:table-cell office:value-type="string">
            <text:p>tremor non burst strength 1</text:p>
          </table:table-cell>
          <table:table-cell office:value-type="string">
            <text:p>pac overall strength 2</text:p>
          </table:table-cell>
          <table:table-cell office:value-type="string">
            <text:p>pac burst strength 2</text:p>
          </table:table-cell>
          <table:table-cell office:value-type="string">
            <text:p>pac non burst strength 2</text:p>
          </table:table-cell>
          <table:table-cell office:value-type="string">
            <text:p>pac burst strength 3</text:p>
          </table:table-cell>
          <table:table-cell office:value-type="string">
            <text:p>pac non burst strength 3</text:p>
          </table:table-cell>
          <table:table-cell office:value-type="string">
            <text:p>pac burst specificity 3</text:p>
          </table:table-cell>
          <table:table-cell office:value-type="string">
            <text:p>pac non burst specificity 3</text:p>
          </table:table-cell>
          <table:table-cell office:value-type="string">
            <text:p>pac burst specific strength 3</text:p>
          </table:table-cell>
          <table:table-cell office:value-type="string">
            <text:p>pac non burst specific strength 3</text:p>
          </table:table-cell>
          <table:table-cell office:value-type="string">
            <text:p>valid_data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632-1783-NOT-TREMOR</text:p>
          </table:table-cell>
          <table:table-cell office:value-type="float" office:value="632">
            <text:p>63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47872993350029">
            <text:p>-0.47872993350029</text:p>
          </table:table-cell>
          <table:table-cell office:value-type="float" office:value="0.112485620959682">
            <text:p>0.112485620959682</text:p>
          </table:table-cell>
          <table:table-cell office:value-type="float" office:value="0.218191412290368">
            <text:p>0.218191412290368</text:p>
          </table:table-cell>
          <table:table-cell office:value-type="float" office:value="0.0955857723798145">
            <text:p>0.0955857723798145</text:p>
          </table:table-cell>
          <table:table-cell office:value-type="float" office:value="0.958095438584095">
            <text:p>0.958095438584095</text:p>
          </table:table-cell>
          <table:table-cell office:value-type="float" office:value="0.80589014991004">
            <text:p>0.80589014991004</text:p>
          </table:table-cell>
          <table:table-cell office:value-type="float" office:value="0.879310409277253">
            <text:p>0.879310409277253</text:p>
          </table:table-cell>
          <table:table-cell office:value-type="float" office:value="3.9134591740151454">
            <text:p>3.9134591740151454</text:p>
          </table:table-cell>
          <table:table-cell office:value-type="float" office:value="0.9656304045811449">
            <text:p>0.96563040458114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33-834-NOT-TREMOR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0264060497284">
            <text:p>1.50264060497284</text:p>
          </table:table-cell>
          <table:table-cell office:value-type="float" office:value="0.607511992649973">
            <text:p>0.607511992649973</text:p>
          </table:table-cell>
          <table:table-cell office:value-type="float" office:value="0.437961136533538">
            <text:p>0.437961136533538</text:p>
          </table:table-cell>
          <table:table-cell office:value-type="float" office:value="0.187689455548613">
            <text:p>0.187689455548613</text:p>
          </table:table-cell>
          <table:table-cell office:value-type="float" office:value="0.892088782642411">
            <text:p>0.892088782642411</text:p>
          </table:table-cell>
          <table:table-cell office:value-type="float" office:value="0.847495039803357">
            <text:p>0.847495039803357</text:p>
          </table:table-cell>
          <table:table-cell office:value-type="float" office:value="0.748984003716415">
            <text:p>0.748984003716415</text:p>
          </table:table-cell>
          <table:table-cell office:value-type="float" office:value="3.7052021910182398">
            <text:p>3.7052021910182398</text:p>
          </table:table-cell>
          <table:table-cell office:value-type="float" office:value="2.175446823976929">
            <text:p>2.175446823976929</text:p>
          </table:table-cell>
          <table:table-cell office:value-type="float" office:value="0.7272727272727273">
            <text:p>0.7272727272727273</text:p>
          </table:table-cell>
          <table:table-cell office:value-type="float" office:value="0">
            <text:p/>
          </table:table-cell>
          <table:table-cell office:value-type="float" office:value="0.23052384607200924">
            <text:p>0.230523846072009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35-2170-NOT-TREMOR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76587581634521">
            <text:p>-1.76587581634521</text:p>
          </table:table-cell>
          <table:table-cell office:value-type="float" office:value="0.177796357390205">
            <text:p>0.177796357390205</text:p>
          </table:table-cell>
          <table:table-cell office:value-type="float" office:value="0.43513953168786">
            <text:p>0.43513953168786</text:p>
          </table:table-cell>
          <table:table-cell office:value-type="float" office:value="0.546015607310369">
            <text:p>0.546015607310369</text:p>
          </table:table-cell>
          <table:table-cell office:value-type="float" office:value="0.25474316865152">
            <text:p>0.254743168651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71821602651898">
            <text:p>2.71821602651898</text:p>
          </table:table-cell>
          <table:table-cell office:value-type="float" office:value="0.6392022882300874">
            <text:p>0.63920228823008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39-2463-NOT-TREMOR</text:p>
          </table:table-cell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58800387382507">
            <text:p>0.758800387382507</text:p>
          </table:table-cell>
          <table:table-cell office:value-type="float" office:value="0.468309820009219">
            <text:p>0.468309820009219</text:p>
          </table:table-cell>
          <table:table-cell office:value-type="float" office:value="0.519515647086864">
            <text:p>0.519515647086864</text:p>
          </table:table-cell>
          <table:table-cell office:value-type="float" office:value="0.16739029816485">
            <text:p>0.16739029816485</text:p>
          </table:table-cell>
          <table:table-cell office:value-type="float" office:value="0.658831314416183">
            <text:p>0.658831314416183</text:p>
          </table:table-cell>
          <table:table-cell office:value-type="float" office:value="0.642292477605165">
            <text:p>0.642292477605165</text:p>
          </table:table-cell>
          <table:table-cell office:value-type="float" office:value="0">
            <text:p/>
          </table:table-cell>
          <table:table-cell office:value-type="float" office:value="3.5058494119139683">
            <text:p>3.5058494119139683</text:p>
          </table:table-cell>
          <table:table-cell office:value-type="float" office:value="1.2813382042838395">
            <text:p>1.2813382042838395</text:p>
          </table:table-cell>
          <table:table-cell office:value-type="float" office:value="0.1">
            <text:p>0.1</text:p>
          </table:table-cell>
          <table:table-cell office:value-type="float" office:value="0">
            <text:p/>
          </table:table-cell>
          <table:table-cell office:value-type="float" office:value="0.03130294979787684">
            <text:p>0.0313029497978768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47-157-NOT-TREMOR</text:p>
          </table:table-cell>
          <table:table-cell office:value-type="float" office:value="647">
            <text:p>64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20031785964966">
            <text:p>1.20031785964966</text:p>
          </table:table-cell>
          <table:table-cell office:value-type="float" office:value="-0.0539196303243393">
            <text:p>-0.0539196303243393</text:p>
          </table:table-cell>
          <table:table-cell office:value-type="float" office:value="-0.15140563822855">
            <text:p>-0.15140563822855</text:p>
          </table:table-cell>
          <table:table-cell office:value-type="float" office:value="-0.744925656578581">
            <text:p>-0.744925656578581</text:p>
          </table:table-cell>
          <table:table-cell office:value-type="float" office:value="0.811815563007533">
            <text:p>0.811815563007533</text:p>
          </table:table-cell>
          <table:table-cell office:value-type="float" office:value="0.799127933230656">
            <text:p>0.799127933230656</text:p>
          </table:table-cell>
          <table:table-cell office:value-type="float" office:value="0.677146458517463">
            <text:p>0.677146458517463</text:p>
          </table:table-cell>
          <table:table-cell office:value-type="float" office:value="3.2388715718359986">
            <text:p>3.2388715718359986</text:p>
          </table:table-cell>
          <table:table-cell office:value-type="float" office:value="0.727487885795566">
            <text:p>0.7274878857955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52-1414-NOT-TREMOR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00617039203644">
            <text:p>0.800617039203644</text:p>
          </table:table-cell>
          <table:table-cell office:value-type="float" office:value="-0.314559614926307">
            <text:p>-0.314559614926307</text:p>
          </table:table-cell>
          <table:table-cell office:value-type="float" office:value="-0.090660499425435">
            <text:p>-0.090660499425435</text:p>
          </table:table-cell>
          <table:table-cell office:value-type="float" office:value="0.143124023076482">
            <text:p>0.143124023076482</text:p>
          </table:table-cell>
          <table:table-cell office:value-type="float" office:value="0.901027127955072">
            <text:p>0.901027127955072</text:p>
          </table:table-cell>
          <table:table-cell office:value-type="float" office:value="0.891656538767617">
            <text:p>0.891656538767617</text:p>
          </table:table-cell>
          <table:table-cell office:value-type="float" office:value="0.865037462026227">
            <text:p>0.865037462026227</text:p>
          </table:table-cell>
          <table:table-cell office:value-type="float" office:value="2.8942632331531732">
            <text:p>2.8942632331531732</text:p>
          </table:table-cell>
          <table:table-cell office:value-type="float" office:value="0.5766121118019044">
            <text:p>0.5766121118019044</text:p>
          </table:table-cell>
          <table:table-cell office:value-type="float" office:value="0.8333333333333334">
            <text:p>0.8333333333333334</text:p>
          </table:table-cell>
          <table:table-cell office:value-type="float" office:value="0">
            <text:p/>
          </table:table-cell>
          <table:table-cell office:value-type="float" office:value="0.12093054945502311">
            <text:p>0.120930549455023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strong exp decay in hf</text:p>
          </table:table-cell>
        </table:table-row>
        <table:table-row>
          <table:table-cell office:value-type="string">
            <text:p>652-1538-TREMOR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212765276432037">
            <text:p>-0.212765276432037</text:p>
          </table:table-cell>
          <table:table-cell office:value-type="float" office:value="0.817502412432617">
            <text:p>0.817502412432617</text:p>
          </table:table-cell>
          <table:table-cell office:value-type="float" office:value="0.695541183284316">
            <text:p>0.695541183284316</text:p>
          </table:table-cell>
          <table:table-cell office:value-type="float" office:value="0.190980576969687">
            <text:p>0.190980576969687</text:p>
          </table:table-cell>
          <table:table-cell office:value-type="float" office:value="0.5275855355296">
            <text:p>0.5275855355296</text:p>
          </table:table-cell>
          <table:table-cell office:value-type="float" office:value="0.595372302295965">
            <text:p>0.595372302295965</text:p>
          </table:table-cell>
          <table:table-cell office:value-type="float" office:value="0.348245824901987">
            <text:p>0.348245824901987</text:p>
          </table:table-cell>
          <table:table-cell office:value-type="float" office:value="7.208851563126576">
            <text:p>7.208851563126576</text:p>
          </table:table-cell>
          <table:table-cell office:value-type="float" office:value="1.9026672440761825">
            <text:p>1.9026672440761825</text:p>
          </table:table-cell>
          <table:table-cell office:value-type="float" office:value="0.12">
            <text:p>0.12</text:p>
          </table:table-cell>
          <table:table-cell office:value-type="float" office:value="0">
            <text:p/>
          </table:table-cell>
          <table:table-cell office:value-type="float" office:value="0.3138312598320056">
            <text:p>0.313831259832005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54-2124-TREMOR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01739525794983">
            <text:p>-1.01739525794983</text:p>
          </table:table-cell>
          <table:table-cell office:value-type="float" office:value="1.78500264695071">
            <text:p>1.78500264695071</text:p>
          </table:table-cell>
          <table:table-cell office:value-type="float" office:value="0.906796707663107">
            <text:p>0.906796707663107</text:p>
          </table:table-cell>
          <table:table-cell office:value-type="float" office:value="0.151418601848711">
            <text:p>0.151418601848711</text:p>
          </table:table-cell>
          <table:table-cell office:value-type="float" office:value="0.852292569492863">
            <text:p>0.852292569492863</text:p>
          </table:table-cell>
          <table:table-cell office:value-type="float" office:value="0.709655344829963">
            <text:p>0.709655344829963</text:p>
          </table:table-cell>
          <table:table-cell office:value-type="float" office:value="0.752336999906384">
            <text:p>0.752336999906384</text:p>
          </table:table-cell>
          <table:table-cell office:value-type="float" office:value="7.191017448188603">
            <text:p>7.191017448188603</text:p>
          </table:table-cell>
          <table:table-cell office:value-type="float" office:value="2.732938795880586">
            <text:p>2.732938795880586</text:p>
          </table:table-cell>
          <table:table-cell office:value-type="float" office:value="0.042735042735042736">
            <text:p>0.042735042735042736</text:p>
          </table:table-cell>
          <table:table-cell office:value-type="float" office:value="0">
            <text:p/>
          </table:table-cell>
          <table:table-cell office:value-type="float" office:value="0.13510197426222995">
            <text:p>0.1351019742622299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54-2248-tremor-then-beta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46270656585693">
            <text:p>0.746270656585693</text:p>
          </table:table-cell>
          <table:table-cell office:value-type="float" office:value="0.873407558445329">
            <text:p>0.873407558445329</text:p>
          </table:table-cell>
          <table:table-cell office:value-type="float" office:value="0.69393322854675">
            <text:p>0.69393322854675</text:p>
          </table:table-cell>
          <table:table-cell office:value-type="float" office:value="0.216928105310963">
            <text:p>0.216928105310963</text:p>
          </table:table-cell>
          <table:table-cell office:value-type="float" office:value="0.231748869187213">
            <text:p>0.231748869187213</text:p>
          </table:table-cell>
          <table:table-cell office:value-type="float" office:value="0">
            <text:p/>
          </table:table-cell>
          <table:table-cell office:value-type="float" office:value="0.517995186036049">
            <text:p>0.517995186036049</text:p>
          </table:table-cell>
          <table:table-cell office:value-type="float" office:value="3.5177095646964727">
            <text:p>3.5177095646964727</text:p>
          </table:table-cell>
          <table:table-cell office:value-type="float" office:value="1.3122377926697266">
            <text:p>1.31223779266972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55-744-TREMOR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23324227333069">
            <text:p>2.23324227333069</text:p>
          </table:table-cell>
          <table:table-cell office:value-type="float" office:value="0.958421145119736">
            <text:p>0.958421145119736</text:p>
          </table:table-cell>
          <table:table-cell office:value-type="float" office:value="0.815625359621048">
            <text:p>0.815625359621048</text:p>
          </table:table-cell>
          <table:table-cell office:value-type="float" office:value="0.152120125611909">
            <text:p>0.1521201256119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8149848437187095">
            <text:p>3.8149848437187095</text:p>
          </table:table-cell>
          <table:table-cell office:value-type="float" office:value="1.3067232984346737">
            <text:p>1.30672329843467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55-996-NOT-TREMOR</text:p>
          </table:table-cell>
          <table:table-cell office:value-type="float" office:value="655">
            <text:p>65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85824143886566">
            <text:p>1.85824143886566</text:p>
          </table:table-cell>
          <table:table-cell office:value-type="float" office:value="-0.219786054465843">
            <text:p>-0.219786054465843</text:p>
          </table:table-cell>
          <table:table-cell office:value-type="float" office:value="-0.139407529650567">
            <text:p>-0.139407529650567</text:p>
          </table:table-cell>
          <table:table-cell office:value-type="float" office:value="-0.0185570009802666">
            <text:p>-0.0185570009802666</text:p>
          </table:table-cell>
          <table:table-cell office:value-type="float" office:value="0">
            <text:p/>
          </table:table-cell>
          <table:table-cell office:value-type="float" office:value="0.351185860652567">
            <text:p>0.351185860652567</text:p>
          </table:table-cell>
          <table:table-cell office:value-type="float" office:value="0.389571729560619">
            <text:p>0.389571729560619</text:p>
          </table:table-cell>
          <table:table-cell office:value-type="float" office:value="2.532806302487108">
            <text:p>2.532806302487108</text:p>
          </table:table-cell>
          <table:table-cell office:value-type="float" office:value="0.9778163437045184">
            <text:p>0.97781634370451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58-NOT-TREMOR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193920880556107">
            <text:p>0.193920880556107</text:p>
          </table:table-cell>
          <table:table-cell office:value-type="float" office:value="0.361673635601029">
            <text:p>0.361673635601029</text:p>
          </table:table-cell>
          <table:table-cell office:value-type="float" office:value="0.0103859900523584">
            <text:p>0.0103859900523584</text:p>
          </table:table-cell>
          <table:table-cell office:value-type="float" office:value="-0.157347190024472">
            <text:p>-0.157347190024472</text:p>
          </table:table-cell>
          <table:table-cell office:value-type="float" office:value="0.63212845702024">
            <text:p>0.63212845702024</text:p>
          </table:table-cell>
          <table:table-cell office:value-type="float" office:value="0.926796236662071">
            <text:p>0.926796236662071</text:p>
          </table:table-cell>
          <table:table-cell office:value-type="float" office:value="0.938503392874334">
            <text:p>0.938503392874334</text:p>
          </table:table-cell>
          <table:table-cell office:value-type="float" office:value="4.484603621997563">
            <text:p>4.484603621997563</text:p>
          </table:table-cell>
          <table:table-cell office:value-type="float" office:value="1.7171223888300695">
            <text:p>1.7171223888300695</text:p>
          </table:table-cell>
          <table:table-cell office:value-type="float" office:value="0.06976744186046512">
            <text:p>0.06976744186046512</text:p>
          </table:table-cell>
          <table:table-cell office:value-type="float" office:value="0">
            <text:p/>
          </table:table-cell>
          <table:table-cell office:value-type="float" office:value="0.12216428412974216">
            <text:p>0.122164284129742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4-645-NOT-TREMOR</text:p>
          </table:table-cell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50270855426788">
            <text:p>-1.50270855426788</text:p>
          </table:table-cell>
          <table:table-cell office:value-type="float" office:value="0.031804714302909">
            <text:p>0.031804714302909</text:p>
          </table:table-cell>
          <table:table-cell office:value-type="float" office:value="-0.00149312540893274">
            <text:p>-0.00149312540893274</text:p>
          </table:table-cell>
          <table:table-cell office:value-type="float" office:value="-0.100721723363741">
            <text:p>-0.100721723363741</text:p>
          </table:table-cell>
          <table:table-cell office:value-type="float" office:value="0.984551241491697">
            <text:p>0.984551241491697</text:p>
          </table:table-cell>
          <table:table-cell office:value-type="float" office:value="0.91513418997477">
            <text:p>0.91513418997477</text:p>
          </table:table-cell>
          <table:table-cell office:value-type="float" office:value="0.989604520124424">
            <text:p>0.989604520124424</text:p>
          </table:table-cell>
          <table:table-cell office:value-type="float" office:value="2.4591725154932074">
            <text:p>2.4591725154932074</text:p>
          </table:table-cell>
          <table:table-cell office:value-type="float" office:value="0.4613246153563413">
            <text:p>0.46132461535634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30260198335433076">
            <text:p>0.0302601983354330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8-518-NOT-TREMOR</text:p>
          </table:table-cell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359638214111328">
            <text:p>-0.359638214111328</text:p>
          </table:table-cell>
          <table:table-cell office:value-type="float" office:value="0.484116835217601">
            <text:p>0.484116835217601</text:p>
          </table:table-cell>
          <table:table-cell office:value-type="float" office:value="0.603254285613815">
            <text:p>0.603254285613815</text:p>
          </table:table-cell>
          <table:table-cell office:value-type="float" office:value="0.228805314785971">
            <text:p>0.228805314785971</text:p>
          </table:table-cell>
          <table:table-cell office:value-type="float" office:value="0.917112712375018">
            <text:p>0.917112712375018</text:p>
          </table:table-cell>
          <table:table-cell office:value-type="float" office:value="0.186307762267237">
            <text:p>0.186307762267237</text:p>
          </table:table-cell>
          <table:table-cell office:value-type="float" office:value="0.678808057519584">
            <text:p>0.678808057519584</text:p>
          </table:table-cell>
          <table:table-cell office:value-type="float" office:value="4.635478887899179">
            <text:p>4.635478887899179</text:p>
          </table:table-cell>
          <table:table-cell office:value-type="float" office:value="0.7834349499346162">
            <text:p>0.7834349499346162</text:p>
          </table:table-cell>
          <table:table-cell office:value-type="float" office:value="0.46153846153846156">
            <text:p>0.46153846153846156</text:p>
          </table:table-cell>
          <table:table-cell office:value-type="float" office:value="0">
            <text:p/>
          </table:table-cell>
          <table:table-cell office:value-type="float" office:value="0.9318473979802927">
            <text:p>0.93184739798029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9-645-TREMOR-MOV-DESYNCH-TREMOR-REST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673325479030609">
            <text:p>0.673325479030609</text:p>
          </table:table-cell>
          <table:table-cell office:value-type="float" office:value="1.52357759005408">
            <text:p>1.52357759005408</text:p>
          </table:table-cell>
          <table:table-cell office:value-type="float" office:value="1.26460383310708">
            <text:p>1.26460383310708</text:p>
          </table:table-cell>
          <table:table-cell office:value-type="float" office:value="0.091800082542131">
            <text:p>0.091800082542131</text:p>
          </table:table-cell>
          <table:table-cell office:value-type="float" office:value="0.971429945835577">
            <text:p>0.971429945835577</text:p>
          </table:table-cell>
          <table:table-cell office:value-type="float" office:value="0.960022044776489">
            <text:p>0.960022044776489</text:p>
          </table:table-cell>
          <table:table-cell office:value-type="float" office:value="0.774301239024971">
            <text:p>0.774301239024971</text:p>
          </table:table-cell>
          <table:table-cell office:value-type="float" office:value="6.261896757626722">
            <text:p>6.261896757626722</text:p>
          </table:table-cell>
          <table:table-cell office:value-type="float" office:value="1.9170699528243285">
            <text:p>1.9170699528243285</text:p>
          </table:table-cell>
          <table:table-cell office:value-type="float" office:value="0.408">
            <text:p>0.408</text:p>
          </table:table-cell>
          <table:table-cell office:value-type="float" office:value="0">
            <text:p/>
          </table:table-cell>
          <table:table-cell office:value-type="float" office:value="0.9163811202536849">
            <text:p>0.916381120253684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9-689-NOT-TREMOR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12841928005219">
            <text:p>0.712841928005219</text:p>
          </table:table-cell>
          <table:table-cell office:value-type="float" office:value="-0.146268012542821">
            <text:p>-0.146268012542821</text:p>
          </table:table-cell>
          <table:table-cell office:value-type="float" office:value="-0.0438617812419221">
            <text:p>-0.0438617812419221</text:p>
          </table:table-cell>
          <table:table-cell office:value-type="float" office:value="0.0974858231130866">
            <text:p>0.0974858231130866</text:p>
          </table:table-cell>
          <table:table-cell office:value-type="float" office:value="0.985777871183141">
            <text:p>0.985777871183141</text:p>
          </table:table-cell>
          <table:table-cell office:value-type="float" office:value="0.954857833422483">
            <text:p>0.954857833422483</text:p>
          </table:table-cell>
          <table:table-cell office:value-type="float" office:value="0.980073219755158">
            <text:p>0.980073219755158</text:p>
          </table:table-cell>
          <table:table-cell office:value-type="float" office:value="4.217168349988667">
            <text:p>4.217168349988667</text:p>
          </table:table-cell>
          <table:table-cell office:value-type="float" office:value="1.722188969958265">
            <text:p>1.722188969958265</text:p>
          </table:table-cell>
          <table:table-cell office:value-type="float" office:value="0.23809523809523808">
            <text:p>0.23809523809523808</text:p>
          </table:table-cell>
          <table:table-cell office:value-type="float" office:value="0">
            <text:p/>
          </table:table-cell>
          <table:table-cell office:value-type="float" office:value="0.20842618085379414">
            <text:p>0.208426180853794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71-1289-NOT-TREMOR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903514504432678">
            <text:p>0.903514504432678</text:p>
          </table:table-cell>
          <table:table-cell office:value-type="float" office:value="0.630529627340949">
            <text:p>0.630529627340949</text:p>
          </table:table-cell>
          <table:table-cell office:value-type="float" office:value="0.493073466310231">
            <text:p>0.493073466310231</text:p>
          </table:table-cell>
          <table:table-cell office:value-type="float" office:value="0.197008478250056">
            <text:p>0.197008478250056</text:p>
          </table:table-cell>
          <table:table-cell office:value-type="float" office:value="0">
            <text:p/>
          </table:table-cell>
          <table:table-cell office:value-type="float" office:value="0.747852724775292">
            <text:p>0.747852724775292</text:p>
          </table:table-cell>
          <table:table-cell office:value-type="float" office:value="0.300372398688343">
            <text:p>0.300372398688343</text:p>
          </table:table-cell>
          <table:table-cell office:value-type="float" office:value="4.268254678972441">
            <text:p>4.268254678972441</text:p>
          </table:table-cell>
          <table:table-cell office:value-type="float" office:value="1.4032202707895356">
            <text:p>1.4032202707895356</text:p>
          </table:table-cell>
          <table:table-cell office:value-type="float" office:value="0.1111111111111111">
            <text:p>0.1111111111111111</text:p>
          </table:table-cell>
          <table:table-cell office:value-type="float" office:value="0">
            <text:p/>
          </table:table-cell>
          <table:table-cell office:value-type="float" office:value="0.15554642420125284">
            <text:p>0.1555464242012528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76-1953-NOT-TREMOR</text:p>
          </table:table-cell>
          <table:table-cell office:value-type="float" office:value="676">
            <text:p>676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08537876605988">
            <text:p>1.08537876605988</text:p>
          </table:table-cell>
          <table:table-cell office:value-type="float" office:value="0.237917750635705">
            <text:p>0.237917750635705</text:p>
          </table:table-cell>
          <table:table-cell office:value-type="float" office:value="0.201978723923896">
            <text:p>0.201978723923896</text:p>
          </table:table-cell>
          <table:table-cell office:value-type="float" office:value="0.152006803619968">
            <text:p>0.152006803619968</text:p>
          </table:table-cell>
          <table:table-cell office:value-type="float" office:value="0.484456915193503">
            <text:p>0.484456915193503</text:p>
          </table:table-cell>
          <table:table-cell office:value-type="float" office:value="0.553697026695436">
            <text:p>0.553697026695436</text:p>
          </table:table-cell>
          <table:table-cell office:value-type="float" office:value="0.160115614364945">
            <text:p>0.160115614364945</text:p>
          </table:table-cell>
          <table:table-cell office:value-type="float" office:value="4.957820515477052">
            <text:p>4.957820515477052</text:p>
          </table:table-cell>
          <table:table-cell office:value-type="float" office:value="2.775069181187289">
            <text:p>2.775069181187289</text:p>
          </table:table-cell>
          <table:table-cell office:value-type="float" office:value="0.48717948717948717">
            <text:p>0.48717948717948717</text:p>
          </table:table-cell>
          <table:table-cell office:value-type="float" office:value="0">
            <text:p/>
          </table:table-cell>
          <table:table-cell office:value-type="float" office:value="0.38566474016034313">
            <text:p>0.385664740160343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84-1018-TREMOR-in-and-out</text:p>
          </table:table-cell>
          <table:table-cell office:value-type="float" office:value="684">
            <text:p>68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43949925899506">
            <text:p>-1.43949925899506</text:p>
          </table:table-cell>
          <table:table-cell office:value-type="float" office:value="1.84586881041053">
            <text:p>1.84586881041053</text:p>
          </table:table-cell>
          <table:table-cell office:value-type="float" office:value="1.18826361545501">
            <text:p>1.18826361545501</text:p>
          </table:table-cell>
          <table:table-cell office:value-type="float" office:value="0.183393184387179">
            <text:p>0.183393184387179</text:p>
          </table:table-cell>
          <table:table-cell office:value-type="float" office:value="0.180426948241652">
            <text:p>0.180426948241652</text:p>
          </table:table-cell>
          <table:table-cell office:value-type="float" office:value="0.490480022675972">
            <text:p>0.490480022675972</text:p>
          </table:table-cell>
          <table:table-cell office:value-type="float" office:value="0.50783225440293">
            <text:p>0.50783225440293</text:p>
          </table:table-cell>
          <table:table-cell office:value-type="float" office:value="3.40227780572109">
            <text:p>3.40227780572109</text:p>
          </table:table-cell>
          <table:table-cell office:value-type="float" office:value="1.5347476498555659">
            <text:p>1.534747649855565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84-917-NOT-TREMOR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048590961843729">
            <text:p>0.048590961843729</text:p>
          </table:table-cell>
          <table:table-cell office:value-type="float" office:value="0.0879113117397074">
            <text:p>0.0879113117397074</text:p>
          </table:table-cell>
          <table:table-cell office:value-type="float" office:value="-0.0853947659545003">
            <text:p>-0.0853947659545003</text:p>
          </table:table-cell>
          <table:table-cell office:value-type="float" office:value="-0.055554289980911">
            <text:p>-0.055554289980911</text:p>
          </table:table-cell>
          <table:table-cell office:value-type="float" office:value="0">
            <text:p/>
          </table:table-cell>
          <table:table-cell office:value-type="float" office:value="0.588901071255993">
            <text:p>0.588901071255993</text:p>
          </table:table-cell>
          <table:table-cell office:value-type="float" office:value="0">
            <text:p/>
          </table:table-cell>
          <table:table-cell office:value-type="float" office:value="5.5570448592328745">
            <text:p>5.5570448592328745</text:p>
          </table:table-cell>
          <table:table-cell office:value-type="float" office:value="2.9598656186143693">
            <text:p>2.9598656186143693</text:p>
          </table:table-cell>
          <table:table-cell office:value-type="float" office:value="0.008450704225352112">
            <text:p>0.008450704225352112</text:p>
          </table:table-cell>
          <table:table-cell office:value-type="float" office:value="0">
            <text:p/>
          </table:table-cell>
          <table:table-cell office:value-type="float" office:value="0.019979876325165583">
            <text:p>0.01997987632516558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2962-s2-215-c2b-tremor</text:p>
          </table:table-cell>
          <table:table-cell office:value-type="float" office:value="2962">
            <text:p>296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932331502437592">
            <text:p>-0.932331502437592</text:p>
          </table:table-cell>
          <table:table-cell office:value-type="float" office:value="-1.52744341966717">
            <text:p>-1.52744341966717</text:p>
          </table:table-cell>
          <table:table-cell office:value-type="float" office:value="-1.02861390569375">
            <text:p>-1.02861390569375</text:p>
          </table:table-cell>
          <table:table-cell office:value-type="float" office:value="-0.721972329661268">
            <text:p>-0.721972329661268</text:p>
          </table:table-cell>
          <table:table-cell office:value-type="float" office:value="0.166538439664833">
            <text:p>0.166538439664833</text:p>
          </table:table-cell>
          <table:table-cell office:value-type="float" office:value="0.645341950566821">
            <text:p>0.645341950566821</text:p>
          </table:table-cell>
          <table:table-cell office:value-type="float" office:value="0.466776358376129">
            <text:p>0.466776358376129</text:p>
          </table:table-cell>
          <table:table-cell office:value-type="float" office:value="6.828797435509912">
            <text:p>6.828797435509912</text:p>
          </table:table-cell>
          <table:table-cell office:value-type="float" office:value="3.591163133283406">
            <text:p>3.5911631332834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2965-s1-215</text:p>
          </table:table-cell>
          <table:table-cell office:value-type="float" office:value="2965">
            <text:p>296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02415680885315">
            <text:p>-1.02415680885315</text:p>
          </table:table-cell>
          <table:table-cell office:value-type="float" office:value="1.35449469097942">
            <text:p>1.35449469097942</text:p>
          </table:table-cell>
          <table:table-cell office:value-type="float" office:value="1.29144398376839">
            <text:p>1.29144398376839</text:p>
          </table:table-cell>
          <table:table-cell office:value-type="float" office:value="0.580405899087873">
            <text:p>0.5804058990878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6808849222728">
            <text:p>0.466808849222728</text:p>
          </table:table-cell>
          <table:table-cell office:value-type="float" office:value="11.186981392205235">
            <text:p>11.186981392205235</text:p>
          </table:table-cell>
          <table:table-cell office:value-type="float" office:value="4.632909371886095">
            <text:p>4.6329093718860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32-2085</text:p>
          </table:table-cell>
          <table:table-cell office:value-type="float" office:value="632">
            <text:p>6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737630605697632">
            <text:p>-0.737630605697632</text:p>
          </table:table-cell>
          <table:table-cell office:value-type="float" office:value="0.77428213232399">
            <text:p>0.77428213232399</text:p>
          </table:table-cell>
          <table:table-cell office:value-type="float" office:value="0.66166968193113">
            <text:p>0.66166968193113</text:p>
          </table:table-cell>
          <table:table-cell office:value-type="float" office:value="0.245674124385027">
            <text:p>0.245674124385027</text:p>
          </table:table-cell>
          <table:table-cell office:value-type="float" office:value="0.0620530778234016">
            <text:p>0.0620530778234016</text:p>
          </table:table-cell>
          <table:table-cell office:value-type="float" office:value="0.735551154474077">
            <text:p>0.735551154474077</text:p>
          </table:table-cell>
          <table:table-cell office:value-type="float" office:value="0.0921361432166617">
            <text:p>0.0921361432166617</text:p>
          </table:table-cell>
          <table:table-cell office:value-type="float" office:value="4.266183195700105">
            <text:p>4.266183195700105</text:p>
          </table:table-cell>
          <table:table-cell office:value-type="float" office:value="1.2827994364565687">
            <text:p>1.28279943645656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33-s1-1194</text:p>
          </table:table-cell>
          <table:table-cell office:value-type="float" office:value="633">
            <text:p>63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6493843793869">
            <text:p>0.86493843793869</text:p>
          </table:table-cell>
          <table:table-cell office:value-type="float" office:value="1.47797067047758">
            <text:p>1.47797067047758</text:p>
          </table:table-cell>
          <table:table-cell office:value-type="float" office:value="1.12248022665441">
            <text:p>1.12248022665441</text:p>
          </table:table-cell>
          <table:table-cell office:value-type="float" office:value="0.218037631992039">
            <text:p>0.218037631992039</text:p>
          </table:table-cell>
          <table:table-cell office:value-type="float" office:value="0.736507965490819">
            <text:p>0.736507965490819</text:p>
          </table:table-cell>
          <table:table-cell office:value-type="float" office:value="0.914634365194489">
            <text:p>0.914634365194489</text:p>
          </table:table-cell>
          <table:table-cell office:value-type="float" office:value="0">
            <text:p/>
          </table:table-cell>
          <table:table-cell office:value-type="float" office:value="8.663115078428856">
            <text:p>8.663115078428856</text:p>
          </table:table-cell>
          <table:table-cell office:value-type="float" office:value="2.7305406178682343">
            <text:p>2.7305406178682343</text:p>
          </table:table-cell>
          <table:table-cell office:value-type="float" office:value="0.5034965034965035">
            <text:p>0.5034965034965035</text:p>
          </table:table-cell>
          <table:table-cell office:value-type="float" office:value="0">
            <text:p/>
          </table:table-cell>
          <table:table-cell office:value-type="float" office:value="2.9450710181462862">
            <text:p>2.945071018146286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35-s1-2831</text:p>
          </table:table-cell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86934447288513">
            <text:p>2.86934447288513</text:p>
          </table:table-cell>
          <table:table-cell office:value-type="float" office:value="0.51181732091817">
            <text:p>0.51181732091817</text:p>
          </table:table-cell>
          <table:table-cell office:value-type="float" office:value="0.46219710139631">
            <text:p>0.46219710139631</text:p>
          </table:table-cell>
          <table:table-cell office:value-type="float" office:value="0.0543653438958873">
            <text:p>0.0543653438958873</text:p>
          </table:table-cell>
          <table:table-cell office:value-type="float" office:value="0.829837030781896">
            <text:p>0.829837030781896</text:p>
          </table:table-cell>
          <table:table-cell office:value-type="float" office:value="0.611831392953512">
            <text:p>0.611831392953512</text:p>
          </table:table-cell>
          <table:table-cell office:value-type="float" office:value="0.114973810075071">
            <text:p>0.114973810075071</text:p>
          </table:table-cell>
          <table:table-cell office:value-type="float" office:value="6.289971603462564">
            <text:p>6.289971603462564</text:p>
          </table:table-cell>
          <table:table-cell office:value-type="float" office:value="2.3291874580930547">
            <text:p>2.3291874580930547</text:p>
          </table:table-cell>
          <table:table-cell office:value-type="float" office:value="0.484375">
            <text:p>0.484375</text:p>
          </table:table-cell>
          <table:table-cell office:value-type="float" office:value="0">
            <text:p/>
          </table:table-cell>
          <table:table-cell office:value-type="float" office:value="0.6562961148308889">
            <text:p>0.656296114830888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39-2376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03327798843384">
            <text:p>2.03327798843384</text:p>
          </table:table-cell>
          <table:table-cell office:value-type="float" office:value="2.53079546976019">
            <text:p>2.53079546976019</text:p>
          </table:table-cell>
          <table:table-cell office:value-type="float" office:value="1.63441932910651">
            <text:p>1.63441932910651</text:p>
          </table:table-cell>
          <table:table-cell office:value-type="float" office:value="-0.0981620645162813">
            <text:p>-0.0981620645162813</text:p>
          </table:table-cell>
          <table:table-cell office:value-type="float" office:value="0.975967528197172">
            <text:p>0.975967528197172</text:p>
          </table:table-cell>
          <table:table-cell office:value-type="float" office:value="0.972160983424913">
            <text:p>0.972160983424913</text:p>
          </table:table-cell>
          <table:table-cell office:value-type="float" office:value="0.566234560709081">
            <text:p>0.566234560709081</text:p>
          </table:table-cell>
          <table:table-cell office:value-type="float" office:value="9.755612379744946">
            <text:p>9.755612379744946</text:p>
          </table:table-cell>
          <table:table-cell office:value-type="float" office:value="2.7193417676184617">
            <text:p>2.7193417676184617</text:p>
          </table:table-cell>
          <table:table-cell office:value-type="float" office:value="0.6307692307692307">
            <text:p>0.6307692307692307</text:p>
          </table:table-cell>
          <table:table-cell office:value-type="float" office:value="0">
            <text:p/>
          </table:table-cell>
          <table:table-cell office:value-type="float" office:value="3.916682898051047">
            <text:p>3.91668289805104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42-2188-a</text:p>
          </table:table-cell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424653470516205">
            <text:p>0.424653470516205</text:p>
          </table:table-cell>
          <table:table-cell office:value-type="float" office:value="1.81446847512902">
            <text:p>1.81446847512902</text:p>
          </table:table-cell>
          <table:table-cell office:value-type="float" office:value="1.40560884114523">
            <text:p>1.40560884114523</text:p>
          </table:table-cell>
          <table:table-cell office:value-type="float" office:value="0.212443733248232">
            <text:p>0.212443733248232</text:p>
          </table:table-cell>
          <table:table-cell office:value-type="float" office:value="0.655092027770831">
            <text:p>0.655092027770831</text:p>
          </table:table-cell>
          <table:table-cell office:value-type="float" office:value="0.865610040360898">
            <text:p>0.865610040360898</text:p>
          </table:table-cell>
          <table:table-cell office:value-type="float" office:value="0.361171716709624">
            <text:p>0.361171716709624</text:p>
          </table:table-cell>
          <table:table-cell office:value-type="float" office:value="6.625074033902808">
            <text:p>6.625074033902808</text:p>
          </table:table-cell>
          <table:table-cell office:value-type="float" office:value="1.6114910529082331">
            <text:p>1.6114910529082331</text:p>
          </table:table-cell>
          <table:table-cell office:value-type="float" office:value="0.13725490196078433">
            <text:p>0.13725490196078433</text:p>
          </table:table-cell>
          <table:table-cell office:value-type="float" office:value="0">
            <text:p/>
          </table:table-cell>
          <table:table-cell office:value-type="float" office:value="0.3735636466953553">
            <text:p>0.373563646695355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42-2188-b</text:p>
          </table:table-cell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>some filter was applied</text:p>
          </table:table-cell>
        </table:table-row>
        <table:table-row>
          <table:table-cell office:value-type="string">
            <text:p>642-2188-b-stim-on</text:p>
          </table:table-cell>
          <table:table-cell office:value-type="float" office:value="642">
            <text:p>64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33034884929657">
            <text:p>1.33034884929657</text:p>
          </table:table-cell>
          <table:table-cell office:value-type="float" office:value="0.92009256443285">
            <text:p>0.92009256443285</text:p>
          </table:table-cell>
          <table:table-cell office:value-type="float" office:value="1.40608606283301">
            <text:p>1.40608606283301</text:p>
          </table:table-cell>
          <table:table-cell office:value-type="float" office:value="0.157245704840185">
            <text:p>0.157245704840185</text:p>
          </table:table-cell>
          <table:table-cell office:value-type="float" office:value="0">
            <text:p/>
          </table:table-cell>
          <table:table-cell office:value-type="float" office:value="0.662497051165842">
            <text:p>0.662497051165842</text:p>
          </table:table-cell>
          <table:table-cell office:value-type="float" office:value="0">
            <text:p/>
          </table:table-cell>
          <table:table-cell office:value-type="float" office:value="0.377785642860585">
            <text:p>0.377785642860585</text:p>
          </table:table-cell>
          <table:table-cell office:value-type="float" office:value="0.288467063179231">
            <text:p>0.2884670631792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2-2267-NOT-TREMOR-with-accel</text:p>
          </table:table-cell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43062126636505">
            <text:p>1.43062126636505</text:p>
          </table:table-cell>
          <table:table-cell office:value-type="float" office:value="0.0337383795888321">
            <text:p>0.0337383795888321</text:p>
          </table:table-cell>
          <table:table-cell office:value-type="float" office:value="0.0802103456561622">
            <text:p>0.0802103456561622</text:p>
          </table:table-cell>
          <table:table-cell office:value-type="float" office:value="-0.127193155940364">
            <text:p>-0.127193155940364</text:p>
          </table:table-cell>
          <table:table-cell office:value-type="float" office:value="0.975814329042358">
            <text:p>0.975814329042358</text:p>
          </table:table-cell>
          <table:table-cell office:value-type="float" office:value="0.960927102919588">
            <text:p>0.960927102919588</text:p>
          </table:table-cell>
          <table:table-cell office:value-type="float" office:value="0.926273074487818">
            <text:p>0.926273074487818</text:p>
          </table:table-cell>
          <table:table-cell office:value-type="float" office:value="2.1329722427553626">
            <text:p>2.1329722427553626</text:p>
          </table:table-cell>
          <table:table-cell office:value-type="float" office:value="0.5293146592398719">
            <text:p>0.52931465923987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47-1076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984265625476837">
            <text:p>0.984265625476837</text:p>
          </table:table-cell>
          <table:table-cell office:value-type="float" office:value="1.04976302780116">
            <text:p>1.04976302780116</text:p>
          </table:table-cell>
          <table:table-cell office:value-type="float" office:value="0.971419003028664">
            <text:p>0.971419003028664</text:p>
          </table:table-cell>
          <table:table-cell office:value-type="float" office:value="0.242290447674008">
            <text:p>0.2422904476740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.118638344082794">
            <text:p>4.118638344082794</text:p>
          </table:table-cell>
          <table:table-cell office:value-type="float" office:value="1.2053468636603184">
            <text:p>1.2053468636603184</text:p>
          </table:table-cell>
          <table:table-cell office:value-type="float" office:value="0.6857142857142857">
            <text:p>0.6857142857142857</text:p>
          </table:table-cell>
          <table:table-cell office:value-type="float" office:value="0">
            <text:p/>
          </table:table-cell>
          <table:table-cell office:value-type="float" office:value="0.7735942340557896">
            <text:p>0.773594234055789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47-689</text:p>
          </table:table-cell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257111787796">
            <text:p>1.5257111787796</text:p>
          </table:table-cell>
          <table:table-cell office:value-type="float" office:value="1.67266271152182">
            <text:p>1.67266271152182</text:p>
          </table:table-cell>
          <table:table-cell office:value-type="float" office:value="1.10863235189145">
            <text:p>1.10863235189145</text:p>
          </table:table-cell>
          <table:table-cell office:value-type="float" office:value="-0.169352841177585">
            <text:p>-0.169352841177585</text:p>
          </table:table-cell>
          <table:table-cell office:value-type="float" office:value="0.0083862396974822">
            <text:p>0.0083862396974822</text:p>
          </table:table-cell>
          <table:table-cell office:value-type="float" office:value="0.608067252678744">
            <text:p>0.608067252678744</text:p>
          </table:table-cell>
          <table:table-cell office:value-type="float" office:value="0.200272074263062">
            <text:p>0.200272074263062</text:p>
          </table:table-cell>
          <table:table-cell office:value-type="float" office:value="8.180317224448215">
            <text:p>8.180317224448215</text:p>
          </table:table-cell>
          <table:table-cell office:value-type="float" office:value="1.7763604984143255">
            <text:p>1.7763604984143255</text:p>
          </table:table-cell>
          <table:table-cell office:value-type="float" office:value="0.43636363636363634">
            <text:p>0.43636363636363634</text:p>
          </table:table-cell>
          <table:table-cell office:value-type="float" office:value="0">
            <text:p/>
          </table:table-cell>
          <table:table-cell office:value-type="float" office:value="2.0773826437210365">
            <text:p>2.077382643721036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58-TREMOR-WITH-ACCELEROMETER-AND-MOV-DESYNCH</text:p>
          </table:table-cell>
          <table:table-cell office:value-type="float" office:value="658">
            <text:p>65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>strong artifacts</text:p>
          </table:table-cell>
        </table:table-row>
        <table:table-row>
          <table:table-cell office:value-type="string">
            <text:p>664-cell1</text:p>
          </table:table-cell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409434527158737">
            <text:p>0.409434527158737</text:p>
          </table:table-cell>
          <table:table-cell office:value-type="float" office:value="0.930782686395626">
            <text:p>0.930782686395626</text:p>
          </table:table-cell>
          <table:table-cell office:value-type="float" office:value="0.631961072743356">
            <text:p>0.631961072743356</text:p>
          </table:table-cell>
          <table:table-cell office:value-type="float" office:value="-0.0254979499348812">
            <text:p>-0.0254979499348812</text:p>
          </table:table-cell>
          <table:table-cell office:value-type="float" office:value="0.858792667012187">
            <text:p>0.858792667012187</text:p>
          </table:table-cell>
          <table:table-cell office:value-type="float" office:value="0.728017758536065">
            <text:p>0.728017758536065</text:p>
          </table:table-cell>
          <table:table-cell office:value-type="float" office:value="0.860896767393007">
            <text:p>0.860896767393007</text:p>
          </table:table-cell>
          <table:table-cell office:value-type="float" office:value="10.11149796867248">
            <text:p>10.11149796867248</text:p>
          </table:table-cell>
          <table:table-cell office:value-type="float" office:value="3.115551946045365">
            <text:p>3.1155519460453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4-cell1-b</text:p>
          </table:table-cell>
          <table:table-cell office:value-type="float" office:value="664">
            <text:p>66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20679128170013">
            <text:p>0.820679128170013</text:p>
          </table:table-cell>
          <table:table-cell office:value-type="float" office:value="1.14656809827112">
            <text:p>1.14656809827112</text:p>
          </table:table-cell>
          <table:table-cell office:value-type="float" office:value="0.912698195589784">
            <text:p>0.912698195589784</text:p>
          </table:table-cell>
          <table:table-cell office:value-type="float" office:value="-0.161185449376598">
            <text:p>-0.161185449376598</text:p>
          </table:table-cell>
          <table:table-cell office:value-type="float" office:value="0.851902591328002">
            <text:p>0.851902591328002</text:p>
          </table:table-cell>
          <table:table-cell office:value-type="float" office:value="0.839290119060431">
            <text:p>0.839290119060431</text:p>
          </table:table-cell>
          <table:table-cell office:value-type="float" office:value="0">
            <text:p/>
          </table:table-cell>
          <table:table-cell office:value-type="float" office:value="8.125393031050395">
            <text:p>8.125393031050395</text:p>
          </table:table-cell>
          <table:table-cell office:value-type="float" office:value="3.671618685826941">
            <text:p>3.671618685826941</text:p>
          </table:table-cell>
          <table:table-cell office:value-type="float" office:value="0.7727272727272727">
            <text:p>0.7727272727272727</text:p>
          </table:table-cell>
          <table:table-cell office:value-type="float" office:value="0">
            <text:p/>
          </table:table-cell>
          <table:table-cell office:value-type="float" office:value="2.8038107995833244">
            <text:p>2.803810799583324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4-cell1-c</text:p>
          </table:table-cell>
          <table:table-cell office:value-type="float" office:value="664">
            <text:p>6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08786273002625">
            <text:p>0.808786273002625</text:p>
          </table:table-cell>
          <table:table-cell office:value-type="float" office:value="1.24466258261483">
            <text:p>1.24466258261483</text:p>
          </table:table-cell>
          <table:table-cell office:value-type="float" office:value="0.902524592341769">
            <text:p>0.902524592341769</text:p>
          </table:table-cell>
          <table:table-cell office:value-type="float" office:value="-0.361527831828741">
            <text:p>-0.361527831828741</text:p>
          </table:table-cell>
          <table:table-cell office:value-type="float" office:value="0.859926066438372">
            <text:p>0.859926066438372</text:p>
          </table:table-cell>
          <table:table-cell office:value-type="float" office:value="0.782115106037736">
            <text:p>0.782115106037736</text:p>
          </table:table-cell>
          <table:table-cell office:value-type="float" office:value="0.15635917911639">
            <text:p>0.15635917911639</text:p>
          </table:table-cell>
          <table:table-cell office:value-type="float" office:value="7.167495250733723">
            <text:p>7.167495250733723</text:p>
          </table:table-cell>
          <table:table-cell office:value-type="float" office:value="3.32579043032066">
            <text:p>3.32579043032066</text:p>
          </table:table-cell>
          <table:table-cell office:value-type="float" office:value="0.6363636363636364">
            <text:p>0.6363636363636364</text:p>
          </table:table-cell>
          <table:table-cell office:value-type="float" office:value="0">
            <text:p/>
          </table:table-cell>
          <table:table-cell office:value-type="float" office:value="1.5237595384165894">
            <text:p>1.523759538416589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4-cell1-c-stim-on</text:p>
          </table:table-cell>
          <table:table-cell office:value-type="float" office:value="664">
            <text:p>66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1.75">
            <text:p>1.7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78292274475098">
            <text:p>1.78292274475098</text:p>
          </table:table-cell>
          <table:table-cell office:value-type="float" office:value="-0.358720398031785">
            <text:p>-0.358720398031785</text:p>
          </table:table-cell>
          <table:table-cell office:value-type="float" office:value="-0.301104497733417">
            <text:p>-0.301104497733417</text:p>
          </table:table-cell>
          <table:table-cell office:value-type="float" office:value="-0.785957426760799">
            <text:p>-0.785957426760799</text:p>
          </table:table-cell>
          <table:table-cell office:value-type="float" office:value="0.701855623606412">
            <text:p>0.701855623606412</text:p>
          </table:table-cell>
          <table:table-cell office:value-type="float" office:value="0.855601118300316">
            <text:p>0.855601118300316</text:p>
          </table:table-cell>
          <table:table-cell office:value-type="float" office:value="0.69923340364695">
            <text:p>0.69923340364695</text:p>
          </table:table-cell>
          <table:table-cell office:value-type="float" office:value="0.561874884089471">
            <text:p>0.561874884089471</text:p>
          </table:table-cell>
          <table:table-cell office:value-type="float" office:value="0.566699073726827">
            <text:p>0.5666990737268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8-650</text:p>
          </table:table-cell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29748523235321">
            <text:p>1.29748523235321</text:p>
          </table:table-cell>
          <table:table-cell office:value-type="float" office:value="1.23258190833798">
            <text:p>1.23258190833798</text:p>
          </table:table-cell>
          <table:table-cell office:value-type="float" office:value="1.2870080854422">
            <text:p>1.2870080854422</text:p>
          </table:table-cell>
          <table:table-cell office:value-type="float" office:value="0.140835388334989">
            <text:p>0.140835388334989</text:p>
          </table:table-cell>
          <table:table-cell office:value-type="float" office:value="0.962697698631614">
            <text:p>0.962697698631614</text:p>
          </table:table-cell>
          <table:table-cell office:value-type="float" office:value="0.95897324219997">
            <text:p>0.95897324219997</text:p>
          </table:table-cell>
          <table:table-cell office:value-type="float" office:value="0.878711228443973">
            <text:p>0.878711228443973</text:p>
          </table:table-cell>
          <table:table-cell office:value-type="float" office:value="7.733989968612583">
            <text:p>7.733989968612583</text:p>
          </table:table-cell>
          <table:table-cell office:value-type="float" office:value="0.48260609414222644">
            <text:p>0.48260609414222644</text:p>
          </table:table-cell>
          <table:table-cell office:value-type="float" office:value="0.8571428571428571">
            <text:p>0.8571428571428571</text:p>
          </table:table-cell>
          <table:table-cell office:value-type="float" office:value="0">
            <text:p/>
          </table:table-cell>
          <table:table-cell office:value-type="float" office:value="4.402188866106965">
            <text:p>4.40218886610696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9-cell2</text:p>
          </table:table-cell>
          <table:table-cell office:value-type="float" office:value="669">
            <text:p>6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88883090019226">
            <text:p>0.788883090019226</text:p>
          </table:table-cell>
          <table:table-cell office:value-type="float" office:value="1.89448173261102">
            <text:p>1.89448173261102</text:p>
          </table:table-cell>
          <table:table-cell office:value-type="float" office:value="1.68745036384631">
            <text:p>1.68745036384631</text:p>
          </table:table-cell>
          <table:table-cell office:value-type="float" office:value="0.355698155303095">
            <text:p>0.355698155303095</text:p>
          </table:table-cell>
          <table:table-cell office:value-type="float" office:value="0.923207313443472">
            <text:p>0.923207313443472</text:p>
          </table:table-cell>
          <table:table-cell office:value-type="float" office:value="0.871473833512416">
            <text:p>0.871473833512416</text:p>
          </table:table-cell>
          <table:table-cell office:value-type="float" office:value="0">
            <text:p/>
          </table:table-cell>
          <table:table-cell office:value-type="float" office:value="6.271571575307851">
            <text:p>6.271571575307851</text:p>
          </table:table-cell>
          <table:table-cell office:value-type="float" office:value="0.8911960919338859">
            <text:p>0.8911960919338859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.9325114530252268">
            <text:p>1.932511453025226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69-cell2-stim-on</text:p>
          </table:table-cell>
          <table:table-cell office:value-type="float" office:value="669">
            <text:p>6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231090903282166">
            <text:p>-0.231090903282166</text:p>
          </table:table-cell>
          <table:table-cell office:value-type="float" office:value="0.492308041306051">
            <text:p>0.492308041306051</text:p>
          </table:table-cell>
          <table:table-cell office:value-type="float" office:value="0.512861824754007">
            <text:p>0.512861824754007</text:p>
          </table:table-cell>
          <table:table-cell office:value-type="float" office:value="-0.0722236058121799">
            <text:p>-0.0722236058121799</text:p>
          </table:table-cell>
          <table:table-cell office:value-type="float" office:value="0.178222679783294">
            <text:p>0.1782226797832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05266407119138">
            <text:p>0.405266407119138</text:p>
          </table:table-cell>
          <table:table-cell office:value-type="float" office:value="0.290077559680174">
            <text:p>0.2900775596801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947</text:p>
          </table:table-cell>
          <table:table-cell office:value-type="float" office:value="671">
            <text:p>67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72839558124542">
            <text:p>1.72839558124542</text:p>
          </table:table-cell>
          <table:table-cell office:value-type="float" office:value="1.40751906265345">
            <text:p>1.40751906265345</text:p>
          </table:table-cell>
          <table:table-cell office:value-type="float" office:value="0.88114094917151">
            <text:p>0.88114094917151</text:p>
          </table:table-cell>
          <table:table-cell office:value-type="float" office:value="0.0379607931694538">
            <text:p>0.0379607931694538</text:p>
          </table:table-cell>
          <table:table-cell office:value-type="float" office:value="0.482936821871031">
            <text:p>0.482936821871031</text:p>
          </table:table-cell>
          <table:table-cell office:value-type="float" office:value="0.576428664449664">
            <text:p>0.576428664449664</text:p>
          </table:table-cell>
          <table:table-cell office:value-type="float" office:value="1.00616286461408e-05">
            <text:p>1.00616286461408e-05</text:p>
          </table:table-cell>
          <table:table-cell office:value-type="float" office:value="8.944629453881262">
            <text:p>8.944629453881262</text:p>
          </table:table-cell>
          <table:table-cell office:value-type="float" office:value="2.6150119755187133">
            <text:p>2.61501197551871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71-947-stim-off</text:p>
          </table:table-cell>
          <table:table-cell office:value-type="float" office:value="671">
            <text:p>6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64555513858795">
            <text:p>1.64555513858795</text:p>
          </table:table-cell>
          <table:table-cell office:value-type="float" office:value="1.72071311304543">
            <text:p>1.72071311304543</text:p>
          </table:table-cell>
          <table:table-cell office:value-type="float" office:value="1.25798619571475">
            <text:p>1.25798619571475</text:p>
          </table:table-cell>
          <table:table-cell office:value-type="float" office:value="-0.0553713450484971">
            <text:p>-0.0553713450484971</text:p>
          </table:table-cell>
          <table:table-cell office:value-type="float" office:value="0.504517354203157">
            <text:p>0.504517354203157</text:p>
          </table:table-cell>
          <table:table-cell office:value-type="float" office:value="0.834484878884831">
            <text:p>0.834484878884831</text:p>
          </table:table-cell>
          <table:table-cell office:value-type="float" office:value="0.27533942600554">
            <text:p>0.27533942600554</text:p>
          </table:table-cell>
          <table:table-cell office:value-type="float" office:value="6.446822590232688">
            <text:p>6.446822590232688</text:p>
          </table:table-cell>
          <table:table-cell office:value-type="float" office:value="1.1771956986045702">
            <text:p>1.177195698604570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.9551386008568405">
            <text:p>3.95513860085684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71-947-stim-on</text:p>
          </table:table-cell>
          <table:table-cell office:value-type="float" office:value="671">
            <text:p>67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6902694702148">
            <text:p>1.56902694702148</text:p>
          </table:table-cell>
          <table:table-cell office:value-type="float" office:value="0.282747938156003">
            <text:p>0.282747938156003</text:p>
          </table:table-cell>
          <table:table-cell office:value-type="float" office:value="-0.180184736115919">
            <text:p>-0.180184736115919</text:p>
          </table:table-cell>
          <table:table-cell office:value-type="float" office:value="-0.0980894693499337">
            <text:p>-0.0980894693499337</text:p>
          </table:table-cell>
          <table:table-cell office:value-type="float" office:value="0.0036326894413492">
            <text:p>0.00363268944134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43939392861245">
            <text:p>0.643939392861245</text:p>
          </table:table-cell>
          <table:table-cell office:value-type="float" office:value="0.500976113788721">
            <text:p>0.5009761137887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1850-TREMOR-AND-ACC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42725133895874">
            <text:p>2.42725133895874</text:p>
          </table:table-cell>
          <table:table-cell office:value-type="float" office:value="1.8555432858579">
            <text:p>1.8555432858579</text:p>
          </table:table-cell>
          <table:table-cell office:value-type="float" office:value="1.1565811426028">
            <text:p>1.1565811426028</text:p>
          </table:table-cell>
          <table:table-cell office:value-type="float" office:value="0.244917995473257">
            <text:p>0.244917995473257</text:p>
          </table:table-cell>
          <table:table-cell office:value-type="float" office:value="0.899359052949845">
            <text:p>0.899359052949845</text:p>
          </table:table-cell>
          <table:table-cell office:value-type="float" office:value="0.920560289307457">
            <text:p>0.920560289307457</text:p>
          </table:table-cell>
          <table:table-cell office:value-type="float" office:value="0.0520786265172952">
            <text:p>0.0520786265172952</text:p>
          </table:table-cell>
          <table:table-cell office:value-type="float" office:value="6.257622741240409">
            <text:p>6.257622741240409</text:p>
          </table:table-cell>
          <table:table-cell office:value-type="float" office:value="1.390200883634309">
            <text:p>1.390200883634309</text:p>
          </table:table-cell>
          <table:table-cell office:value-type="float" office:value="0.4">
            <text:p>0.4</text:p>
          </table:table-cell>
          <table:table-cell office:value-type="float" office:value="0">
            <text:p/>
          </table:table-cell>
          <table:table-cell office:value-type="float" office:value="1.6089936108348961">
            <text:p>1.608993610834896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76-cell4</text:p>
          </table:table-cell>
          <table:table-cell office:value-type="float" office:value="676">
            <text:p>6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0583633184433">
            <text:p>1.0583633184433</text:p>
          </table:table-cell>
          <table:table-cell office:value-type="float" office:value="1.88799546881071">
            <text:p>1.88799546881071</text:p>
          </table:table-cell>
          <table:table-cell office:value-type="float" office:value="1.16213994917612">
            <text:p>1.16213994917612</text:p>
          </table:table-cell>
          <table:table-cell office:value-type="float" office:value="-0.0564210049466855">
            <text:p>-0.0564210049466855</text:p>
          </table:table-cell>
          <table:table-cell office:value-type="float" office:value="0.364456623218429">
            <text:p>0.364456623218429</text:p>
          </table:table-cell>
          <table:table-cell office:value-type="float" office:value="0.400691070412619">
            <text:p>0.400691070412619</text:p>
          </table:table-cell>
          <table:table-cell office:value-type="float" office:value="0.14376123575089">
            <text:p>0.14376123575089</text:p>
          </table:table-cell>
          <table:table-cell office:value-type="float" office:value="8.2512602029798">
            <text:p>8.2512602029798</text:p>
          </table:table-cell>
          <table:table-cell office:value-type="float" office:value="3.318160968701927">
            <text:p>3.318160968701927</text:p>
          </table:table-cell>
          <table:table-cell office:value-type="float" office:value="0.2361111111111111">
            <text:p>0.2361111111111111</text:p>
          </table:table-cell>
          <table:table-cell office:value-type="float" office:value="0">
            <text:p/>
          </table:table-cell>
          <table:table-cell office:value-type="float" office:value="1.0474207381801073">
            <text:p>1.047420738180107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676-cell4-stim-on</text:p>
          </table:table-cell>
          <table:table-cell office:value-type="float" office:value="676">
            <text:p>67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1.65">
            <text:p>1.6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185262426733971">
            <text:p>0.185262426733971</text:p>
          </table:table-cell>
          <table:table-cell office:value-type="float" office:value="-0.513277895132495">
            <text:p>-0.513277895132495</text:p>
          </table:table-cell>
          <table:table-cell office:value-type="float" office:value="-0.069954256535123">
            <text:p>-0.069954256535123</text:p>
          </table:table-cell>
          <table:table-cell office:value-type="float" office:value="0.223394119723184">
            <text:p>0.223394119723184</text:p>
          </table:table-cell>
          <table:table-cell office:value-type="float" office:value="0.389774502797797">
            <text:p>0.389774502797797</text:p>
          </table:table-cell>
          <table:table-cell office:value-type="float" office:value="0.588256332625925">
            <text:p>0.588256332625925</text:p>
          </table:table-cell>
          <table:table-cell office:value-type="float" office:value="0.0233402275973155">
            <text:p>0.0233402275973155</text:p>
          </table:table-cell>
          <table:table-cell office:value-type="float" office:value="0.9378710317939">
            <text:p>0.9378710317939</text:p>
          </table:table-cell>
          <table:table-cell office:value-type="float" office:value="0.318678435180337">
            <text:p>0.3186784351803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8-cell1</text:p>
          </table:table-cell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09921479225159">
            <text:p>2.09921479225159</text:p>
          </table:table-cell>
          <table:table-cell office:value-type="float" office:value="1.987934460193">
            <text:p>1.987934460193</text:p>
          </table:table-cell>
          <table:table-cell office:value-type="float" office:value="1.15650356181286">
            <text:p>1.15650356181286</text:p>
          </table:table-cell>
          <table:table-cell office:value-type="float" office:value="-0.00851944693773103">
            <text:p>-0.00851944693773103</text:p>
          </table:table-cell>
          <table:table-cell office:value-type="float" office:value="0.26388440807659">
            <text:p>0.26388440807659</text:p>
          </table:table-cell>
          <table:table-cell office:value-type="float" office:value="0.345448429090031">
            <text:p>0.345448429090031</text:p>
          </table:table-cell>
          <table:table-cell office:value-type="float" office:value="0">
            <text:p/>
          </table:table-cell>
          <table:table-cell office:value-type="float" office:value="4.802283369469931">
            <text:p>4.802283369469931</text:p>
          </table:table-cell>
          <table:table-cell office:value-type="float" office:value="1.6894852167030696">
            <text:p>1.68948521670306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